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63cm" fo:margin-left="6.242cm" fo:margin-right="6.015cm" table:align="margins"/>
    </style:style>
    <style:style style:name="Tableau1.A" style:family="table-column">
      <style:table-column-properties style:column-width="2.275cm" style:rel-column-width="31300*"/>
    </style:style>
    <style:style style:name="Tableau1.B" style:family="table-column">
      <style:table-column-properties style:column-width="2.487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019cm" fo:margin-left="0.007cm" fo:margin-right="2.993cm" table:align="margins"/>
    </style:style>
    <style:style style:name="Tableau17.A" style:family="table-column">
      <style:table-column-properties style:column-width="2.799cm" style:rel-column-width="13087*"/>
    </style:style>
    <style:style style:name="Tableau17.C" style:family="table-column">
      <style:table-column-properties style:column-width="0.866cm" style:rel-column-width="4045*"/>
    </style:style>
    <style:style style:name="Tableau17.D" style:family="table-column">
      <style:table-column-properties style:column-width="1.709cm" style:rel-column-width="7992*"/>
    </style:style>
    <style:style style:name="Tableau17.E" style:family="table-column">
      <style:table-column-properties style:column-width="5.846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02cm" table:align="margins"/>
    </style:style>
    <style:style style:name="Tableau18.A" style:family="table-column">
      <style:table-column-properties style:column-width="4.255cm" style:rel-column-width="16383*"/>
    </style:style>
    <style:style style:name="Tableau18.D" style:family="table-column">
      <style:table-column-properties style:column-width="4.256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02cm" table:align="margins"/>
    </style:style>
    <style:style style:name="Tableau19.A" style:family="table-column">
      <style:table-column-properties style:column-width="3.094cm" style:rel-column-width="11914*"/>
    </style:style>
    <style:style style:name="Tableau19.B" style:family="table-column">
      <style:table-column-properties style:column-width="5.576cm" style:rel-column-width="21469*"/>
    </style:style>
    <style:style style:name="Tableau19.C" style:family="table-column">
      <style:table-column-properties style:column-width="0.612cm" style:rel-column-width="2359*"/>
    </style:style>
    <style:style style:name="Tableau19.D" style:family="table-column">
      <style:table-column-properties style:column-width="3.096cm" style:rel-column-width="11921*"/>
    </style:style>
    <style:style style:name="Tableau19.E" style:family="table-column">
      <style:table-column-properties style:column-width="4.641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02cm" table:align="margins"/>
    </style:style>
    <style:style style:name="Tableau20.A" style:family="table-column">
      <style:table-column-properties style:column-width="4.509cm" style:rel-column-width="17359*"/>
    </style:style>
    <style:style style:name="Tableau20.B" style:family="table-column">
      <style:table-column-properties style:column-width="9.073cm" style:rel-column-width="34936*"/>
    </style:style>
    <style:style style:name="Tableau20.C" style:family="table-column">
      <style:table-column-properties style:column-width="3.438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02cm" table:align="margins"/>
    </style:style>
    <style:style style:name="Comportement.A" style:family="table-column">
      <style:table-column-properties style:column-width="5.673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02cm" table:align="margins" style:may-break-between-rows="false"/>
    </style:style>
    <style:style style:name="vente.A" style:family="table-column">
      <style:table-column-properties style:column-width="8.509cm" style:rel-column-width="32767*"/>
    </style:style>
    <style:style style:name="vente.B" style:family="table-column">
      <style:table-column-properties style:column-width="8.511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02cm" table:align="margins" style:may-break-between-rows="false"/>
    </style:style>
    <style:style style:name="Tableau2.A" style:family="table-column">
      <style:table-column-properties style:column-width="8.509cm" style:rel-column-width="32767*"/>
    </style:style>
    <style:style style:name="Tableau2.B" style:family="table-column">
      <style:table-column-properties style:column-width="8.51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02cm" table:align="margins" style:may-break-between-rows="false"/>
    </style:style>
    <style:style style:name="Tableau3.A" style:family="table-column">
      <style:table-column-properties style:column-width="8.509cm" style:rel-column-width="32767*"/>
    </style:style>
    <style:style style:name="Tableau3.B" style:family="table-column">
      <style:table-column-properties style:column-width="8.51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02cm" table:align="margins" style:may-break-between-rows="false"/>
    </style:style>
    <style:style style:name="Tableau4.A" style:family="table-column">
      <style:table-column-properties style:column-width="8.509cm" style:rel-column-width="32767*"/>
    </style:style>
    <style:style style:name="Tableau4.B" style:family="table-column">
      <style:table-column-properties style:column-width="8.5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02cm" table:align="margins" style:may-break-between-rows="false"/>
    </style:style>
    <style:style style:name="Tableau5.A" style:family="table-column">
      <style:table-column-properties style:column-width="8.509cm" style:rel-column-width="32767*"/>
    </style:style>
    <style:style style:name="Tableau5.B" style:family="table-column">
      <style:table-column-properties style:column-width="8.51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02cm" table:align="margins" style:may-break-between-rows="false"/>
    </style:style>
    <style:style style:name="Tableau6.A" style:family="table-column">
      <style:table-column-properties style:column-width="8.509cm" style:rel-column-width="32767*"/>
    </style:style>
    <style:style style:name="Tableau6.B" style:family="table-column">
      <style:table-column-properties style:column-width="8.511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02cm" table:align="margins" style:may-break-between-rows="false"/>
    </style:style>
    <style:style style:name="Tableau7.A" style:family="table-column">
      <style:table-column-properties style:column-width="8.509cm" style:rel-column-width="32767*"/>
    </style:style>
    <style:style style:name="Tableau7.B" style:family="table-column">
      <style:table-column-properties style:column-width="8.511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02cm" table:align="margins" style:may-break-between-rows="false"/>
    </style:style>
    <style:style style:name="Tableau8.A" style:family="table-column">
      <style:table-column-properties style:column-width="8.509cm" style:rel-column-width="32767*"/>
    </style:style>
    <style:style style:name="Tableau8.B" style:family="table-column">
      <style:table-column-properties style:column-width="8.511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02cm" table:align="margins" style:may-break-between-rows="false"/>
    </style:style>
    <style:style style:name="Tableau9.A" style:family="table-column">
      <style:table-column-properties style:column-width="8.509cm" style:rel-column-width="32767*"/>
    </style:style>
    <style:style style:name="Tableau9.B" style:family="table-column">
      <style:table-column-properties style:column-width="8.51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02cm" table:align="margins" style:may-break-between-rows="false"/>
    </style:style>
    <style:style style:name="Tableau10.A" style:family="table-column">
      <style:table-column-properties style:column-width="8.509cm" style:rel-column-width="32767*"/>
    </style:style>
    <style:style style:name="Tableau10.B" style:family="table-column">
      <style:table-column-properties style:column-width="8.511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11" style:family="table">
      <style:table-properties style:width="17.02cm" table:align="margins"/>
    </style:style>
    <style:style style:name="Tableau11.A" style:family="table-column">
      <style:table-column-properties style:column-width="5.673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02cm" table:align="margins"/>
    </style:style>
    <style:style style:name="Tableau14.A" style:family="table-column">
      <style:table-column-properties style:column-width="5.673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02cm" table:align="margins"/>
    </style:style>
    <style:style style:name="Tableau13.A" style:family="table-column">
      <style:table-column-properties style:column-width="4.255cm" style:rel-column-width="16383*"/>
    </style:style>
    <style:style style:name="Tableau13.D" style:family="table-column">
      <style:table-column-properties style:column-width="4.256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02cm" table:align="margins"/>
    </style:style>
    <style:style style:name="Tableau12.A" style:family="table-column">
      <style:table-column-properties style:column-width="2.836cm" style:rel-column-width="10922*"/>
    </style:style>
    <style:style style:name="Tableau12.F" style:family="table-column">
      <style:table-column-properties style:column-width="2.838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02cm" table:align="margins"/>
    </style:style>
    <style:style style:name="Tableau15.A" style:family="table-column">
      <style:table-column-properties style:column-width="4.568cm" style:rel-column-width="17590*"/>
    </style:style>
    <style:style style:name="Tableau15.B" style:family="table-column">
      <style:table-column-properties style:column-width="2.238cm" style:rel-column-width="8621*"/>
    </style:style>
    <style:style style:name="Tableau15.C" style:family="table-column">
      <style:table-column-properties style:column-width="3.403cm" style:rel-column-width="13102*"/>
    </style:style>
    <style:style style:name="Tableau15.D" style:family="table-column">
      <style:table-column-properties style:column-width="3.404cm" style:rel-column-width="13109*"/>
    </style:style>
    <style:style style:name="Tableau15.E" style:family="table-column">
      <style:table-column-properties style:column-width="3.406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02cm" table:align="margins"/>
    </style:style>
    <style:style style:name="Tableau21.A" style:family="table-column">
      <style:table-column-properties style:column-width="8.509cm" style:rel-column-width="32767*"/>
    </style:style>
    <style:style style:name="Tableau21.B" style:family="table-column">
      <style:table-column-properties style:column-width="8.511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text-properties fo:font-size="10.5pt" style:font-size-asian="10.5pt" style:font-size-complex="10.5pt"/>
    </style:style>
    <style:style style:name="P8" style:family="paragraph" style:parent-style-name="Standard">
      <style:paragraph-properties fo:margin-left="0cm" fo:margin-right="-0.053cm" fo:text-indent="0cm" style:auto-text-indent="false"/>
    </style:style>
    <style:style style:name="P9" style:family="paragraph" style:parent-style-name="Standard">
      <style:paragraph-properties fo:margin-left="0cm" fo:margin-right="-0.159cm" fo:text-indent="0cm" style:auto-text-indent="false"/>
    </style:style>
    <style:style style:name="P10" style:family="paragraph" style:parent-style-name="Standard">
      <style:paragraph-properties fo:margin-left="0cm" fo:margin-right="0.026cm" fo:text-indent="0cm" style:auto-text-indent="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start" style:justify-single-word="false"/>
      <style:text-properties fo:font-size="9pt" style:font-size-asian="9pt" style:font-size-complex="9pt"/>
    </style:style>
    <style:style style:name="P13"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4" style:family="paragraph" style:parent-style-name="Standard">
      <style:paragraph-properties style:shadow="none"/>
      <style:text-properties fo:font-style="italic" style:font-style-asian="italic" style:font-style-complex="italic"/>
    </style:style>
    <style:style style:name="P15" style:family="paragraph" style:parent-style-name="Subtitle">
      <style:paragraph-properties fo:text-align="center" style:justify-single-word="false" fo:break-before="page"/>
    </style:style>
    <style:style style:name="P16" style:family="paragraph" style:parent-style-name="Standard">
      <style:paragraph-properties fo:break-before="page"/>
    </style:style>
    <style:style style:name="P17" style:family="paragraph" style:parent-style-name="Heading">
      <style:paragraph-properties fo:break-before="page"/>
    </style:style>
    <style:style style:name="P18" style:family="paragraph" style:parent-style-name="Text_20_body">
      <style:paragraph-properties fo:break-before="page"/>
    </style:style>
    <style:style style:name="P19" style:family="paragraph" style:parent-style-name="code">
      <style:paragraph-properties fo:orphans="2"/>
    </style:style>
    <style:style style:name="P20" style:family="paragraph" style:parent-style-name="code">
      <style:text-properties fo:color="#000000" style:font-name="Monospace" fo:font-size="10pt" style:font-name-asian="Monospace" style:font-size-asian="10pt" style:font-name-complex="Monospace" style:font-size-complex="10pt"/>
    </style:style>
    <style:style style:name="P21" style:family="paragraph" style:parent-style-name="code" style:master-page-name="">
      <style:paragraph-properties fo:orphans="2" style:page-number="auto" fo:keep-with-next="auto"/>
    </style:style>
    <style:style style:name="P22" style:family="paragraph" style:parent-style-name="code">
      <style:paragraph-properties fo:orphans="2" fo:keep-with-next="auto"/>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text-properties fo:color="#ff0000"/>
    </style:style>
    <style:style style:name="P27" style:family="paragraph" style:parent-style-name="Title">
      <style:paragraph-properties fo:text-align="center" style:justify-single-word="false"/>
    </style:style>
    <style:style style:name="P28"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1" style:family="paragraph" style:parent-style-name="Standard">
      <style:paragraph-properties fo:margin-left="1.251cm" fo:margin-right="0cm" fo:text-indent="0cm" style:auto-text-indent="false"/>
    </style:style>
    <style:style style:name="P32" style:family="paragraph" style:parent-style-name="Contents_20_1">
      <style:paragraph-properties>
        <style:tab-stops>
          <style:tab-stop style:position="17.02cm" style:type="right" style:leader-style="dotted" style:leader-text="."/>
        </style:tab-stops>
      </style:paragraph-properties>
    </style:style>
    <style:style style:name="P33" style:family="paragraph" style:parent-style-name="Contents_20_4">
      <style:paragraph-properties>
        <style:tab-stops>
          <style:tab-stop style:position="15.522cm" style:type="right" style:leader-style="dotted" style:leader-text="."/>
        </style:tab-stops>
      </style:paragraph-properties>
    </style:style>
    <style:style style:name="P34" style:family="paragraph" style:parent-style-name="Contents_20_2">
      <style:paragraph-properties>
        <style:tab-stops>
          <style:tab-stop style:position="16.521cm" style:type="right" style:leader-style="dotted" style:leader-text="."/>
        </style:tab-stops>
      </style:paragraph-properties>
    </style:style>
    <style:style style:name="P35" style:family="paragraph" style:parent-style-name="Contents_20_3">
      <style:paragraph-properties>
        <style:tab-stops>
          <style:tab-stop style:position="16.021cm" style:type="right" style:leader-style="dotted" style:leader-text="."/>
        </style:tab-stops>
      </style:paragraph-properties>
    </style:style>
    <style:style style:name="P36" style:family="paragraph" style:parent-style-name="Contents_20_5">
      <style:paragraph-properties>
        <style:tab-stops>
          <style:tab-stop style:position="15.023cm" style:type="right" style:leader-style="dotted" style:leader-text="."/>
        </style:tab-stops>
      </style:paragraph-properties>
    </style:style>
    <style:style style:name="P37" style:family="paragraph" style:parent-style-name="Standard" style:list-style-name="L1"/>
    <style:style style:name="P38" style:family="paragraph" style:parent-style-name="Standard" style:list-style-name="L4"/>
    <style:style style:name="P39" style:family="paragraph" style:parent-style-name="Standard" style:list-style-name="L5"/>
    <style:style style:name="P40" style:family="paragraph" style:parent-style-name="Standard" style:list-style-name="L6"/>
    <style:style style:name="P41" style:family="paragraph" style:parent-style-name="Standard" style:list-style-name="L7">
      <style:paragraph-properties>
        <style:tab-stops>
          <style:tab-stop style:position="10.329cm"/>
        </style:tab-stops>
      </style:paragraph-properties>
      <style:text-properties fo:font-size="10.5pt" style:font-size-asian="10.5pt" style:font-size-complex="10.5pt"/>
    </style:style>
    <style:style style:name="P42" style:family="paragraph" style:parent-style-name="Standard" style:list-style-name="L8"/>
    <style:style style:name="P43" style:family="paragraph" style:parent-style-name="Standard" style:list-style-name="L10"/>
    <style:style style:name="P44" style:family="paragraph" style:parent-style-name="Standard" style:list-style-name="L11"/>
    <style:style style:name="P45" style:family="paragraph" style:parent-style-name="Standard" style:list-style-name="L16"/>
    <style:style style:name="P46" style:family="paragraph" style:parent-style-name="Standard" style:list-style-name="L17"/>
    <style:style style:name="P47" style:family="paragraph" style:parent-style-name="Standard" style:list-style-name="L18"/>
    <style:style style:name="P48" style:family="paragraph" style:parent-style-name="Standard" style:list-style-name="L19"/>
    <style:style style:name="P49" style:family="paragraph" style:parent-style-name="Standard" style:list-style-name="L20"/>
    <style:style style:name="P50" style:family="paragraph" style:parent-style-name="Standard" style:list-style-name="L21"/>
    <style:style style:name="P51" style:family="paragraph" style:parent-style-name="Standard" style:list-style-name="L23"/>
    <style:style style:name="P52" style:family="paragraph" style:parent-style-name="Standard" style:list-style-name="L24"/>
    <style:style style:name="P53" style:family="paragraph" style:parent-style-name="Standard" style:list-style-name="L25"/>
    <style:style style:name="P54" style:family="paragraph" style:parent-style-name="Standard" style:list-style-name="L30"/>
    <style:style style:name="P55" style:family="paragraph" style:parent-style-name="Standard" style:list-style-name="L31"/>
    <style:style style:name="P56" style:family="paragraph" style:parent-style-name="Standard" style:list-style-name="L32"/>
    <style:style style:name="P57" style:family="paragraph" style:parent-style-name="Standard" style:list-style-name="L33"/>
    <style:style style:name="P58" style:family="paragraph" style:parent-style-name="Standard" style:list-style-name="L36"/>
    <style:style style:name="P59" style:family="paragraph" style:parent-style-name="Standard" style:list-style-name="L37"/>
    <style:style style:name="P60" style:family="paragraph" style:parent-style-name="Standard" style:list-style-name="L38"/>
    <style:style style:name="P61" style:family="paragraph" style:parent-style-name="Standard" style:list-style-name="L39"/>
    <style:style style:name="P62" style:family="paragraph" style:parent-style-name="Standard" style:list-style-name="L44"/>
    <style:style style:name="P63" style:family="paragraph" style:parent-style-name="Standard" style:list-style-name="L45"/>
    <style:style style:name="P64" style:family="paragraph" style:parent-style-name="Standard" style:list-style-name="L50"/>
    <style:style style:name="P65" style:family="paragraph" style:parent-style-name="Standard" style:list-style-name="L33">
      <style:paragraph-properties fo:margin-left="0.026cm" fo:margin-right="0cm" fo:text-align="start" style:justify-single-word="false" fo:text-indent="-0.026cm" style:auto-text-indent="false">
        <style:tab-stops/>
      </style:paragraph-properties>
    </style:style>
    <style:style style:name="P66" style:family="paragraph" style:parent-style-name="Text_20_body" style:list-style-name="L2"/>
    <style:style style:name="P67" style:family="paragraph" style:parent-style-name="Text_20_body" style:list-style-name="L3"/>
    <style:style style:name="P68" style:family="paragraph" style:parent-style-name="Text_20_body" style:list-style-name="L9"/>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22"/>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4"/>
    <style:style style:name="P77" style:family="paragraph" style:parent-style-name="Text_20_body" style:list-style-name="L35"/>
    <style:style style:name="P78" style:family="paragraph" style:parent-style-name="Text_20_body" style:list-style-name="L40"/>
    <style:style style:name="P79" style:family="paragraph" style:parent-style-name="Text_20_body" style:list-style-name="L41"/>
    <style:style style:name="P80" style:family="paragraph" style:parent-style-name="Text_20_body" style:list-style-name="L42"/>
    <style:style style:name="P81" style:family="paragraph" style:parent-style-name="Text_20_body" style:list-style-name="L43"/>
    <style:style style:name="P82" style:family="paragraph" style:parent-style-name="Text_20_body" style:list-style-name="L46"/>
    <style:style style:name="P83" style:family="paragraph" style:parent-style-name="Text_20_body" style:list-style-name="L47"/>
    <style:style style:name="P84" style:family="paragraph" style:parent-style-name="Text_20_body" style:list-style-name="L48"/>
    <style:style style:name="P85" style:family="paragraph" style:parent-style-name="Text_20_body" style:list-style-name="L49"/>
    <style:style style:name="P86" style:family="paragraph" style:parent-style-name="Text_20_body" style:list-style-name="L51"/>
    <style:style style:name="P87" style:family="paragraph" style:parent-style-name="Text_20_body" style:list-style-name="L52"/>
    <style:style style:name="P88" style:family="paragraph" style:parent-style-name="Text_20_body" style:list-style-name="L35">
      <style:paragraph-properties fo:margin-left="0.788cm" fo:margin-right="0cm" fo:text-indent="0cm" style:auto-text-indent="false"/>
    </style:style>
    <style:style style:name="P89" style:family="paragraph" style:parent-style-name="Text_20_body" style:list-style-name="L35">
      <style:paragraph-properties fo:margin-left="1.408cm" fo:margin-right="0cm" fo:text-indent="0cm" style:auto-text-indent="false"/>
    </style:style>
    <style:style style:name="P90" style:family="paragraph" style:parent-style-name="Text_20_body" style:list-style-name="L35">
      <style:paragraph-properties fo:margin-left="1.388cm" fo:margin-right="0cm" fo:text-indent="0cm" style:auto-text-indent="false"/>
    </style:style>
    <style:style style:name="P91" style:family="paragraph" style:parent-style-name="Text_20_body" style:list-style-name="L52">
      <style:paragraph-properties fo:margin-top="0cm" fo:margin-bottom="0cm"/>
    </style:style>
    <style:style style:name="P92" style:family="paragraph" style:parent-style-name="Heading_20_2">
      <style:paragraph-properties fo:break-before="page"/>
    </style:style>
    <style:style style:name="P93" style:family="paragraph" style:parent-style-name="Heading_20_1" style:list-style-name=""/>
    <style:style style:name="P94" style:family="paragraph" style:parent-style-name="Heading_20_1">
      <style:paragraph-properties fo:break-before="page"/>
    </style:style>
    <style:style style:name="P95" style:family="paragraph" style:parent-style-name="Heading_20_3" style:list-style-name=""/>
    <style:style style:name="P96" style:family="paragraph" style:parent-style-name="Heading_20_3">
      <style:paragraph-properties fo:break-before="page"/>
    </style:style>
    <style:style style:name="P97" style:family="paragraph" style:parent-style-name="Exemple" style:list-style-name="L14">
      <style:paragraph-properties fo:margin-left="2.501cm" fo:margin-right="0cm" fo:text-indent="-0.635cm" style:auto-text-indent="false"/>
    </style:style>
    <style:style style:name="P98" style:family="paragraph" style:parent-style-name="Exemple" style:list-style-name="L15">
      <style:paragraph-properties fo:margin-left="2.501cm" fo:margin-right="0cm" fo:text-indent="-0.635cm" style:auto-text-indent="fals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 style:font-name-asian="DejaVu Sans" style:font-name-complex="DejaVu Sans"/>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2">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3">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3">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6.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8"/>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2"><text:a xlink:type="simple" xlink:href="#__RefHeading__3837_369900646" text:style-name="Internet_20_link" text:visited-style-name="Internet_20_link">Préface</text:a><text:tab/>6</text:p>
          <text:p text:style-name="P32"><text:a xlink:type="simple" xlink:href="#__RefHeading__3186_1659357091" text:style-name="Internet_20_link" text:visited-style-name="Internet_20_link">Introduction</text:a><text:tab/>7</text:p>
          <text:p text:style-name="P32"><text:a xlink:type="simple" xlink:href="#__RefHeading__3188_1659357091" text:style-name="Internet_20_link" text:visited-style-name="Internet_20_link">Installation</text:a><text:tab/>8</text:p>
          <text:p text:style-name="P34"><text:a xlink:type="simple" xlink:href="#__RefHeading__5024_884180951" text:style-name="Internet_20_link" text:visited-style-name="Internet_20_link"><text:s/>1.Sur une plateforme libre (Linux...)</text:a><text:tab/>9</text:p>
          <text:p text:style-name="P34"><text:a xlink:type="simple" xlink:href="#__RefHeading__3192_1659357091" text:style-name="Internet_20_link" text:visited-style-name="Internet_20_link"><text:s/>2.Windows</text:a><text:tab/>9</text:p>
          <text:p text:style-name="P32"><text:a xlink:type="simple" xlink:href="#__RefHeading__5618_369900646" text:style-name="Internet_20_link" text:visited-style-name="Internet_20_link">Dossier et utilisateurs</text:a><text:tab/>10</text:p>
          <text:p text:style-name="P34"><text:a xlink:type="simple" xlink:href="#__RefHeading__47245_1213546022" text:style-name="Internet_20_link" text:visited-style-name="Internet_20_link">Menu Administration </text:a><text:tab/>11</text:p>
          <text:p text:style-name="P35"><text:a xlink:type="simple" xlink:href="#__RefHeading__3232_1659357091" text:style-name="Internet_20_link" text:visited-style-name="Internet_20_link"><text:s/>1.Création de dossier<text:tab/>11</text:a></text:p>
          <text:p text:style-name="P35"><text:a xlink:type="simple" xlink:href="#__RefHeading__3234_1659357091" text:style-name="Internet_20_link" text:visited-style-name="Internet_20_link"><text:s/>2.Création de modèle<text:tab/>11</text:a></text:p>
          <text:p text:style-name="P35"><text:a xlink:type="simple" xlink:href="#__RefHeading__3236_1659357091" text:style-name="Internet_20_link" text:visited-style-name="Internet_20_link"><text:s/>3.Création d'utilisateur<text:tab/>11</text:a></text:p>
          <text:p text:style-name="P35"><text:a xlink:type="simple" xlink:href="#__RefHeading__3238_1659357091" text:style-name="Internet_20_link" text:visited-style-name="Internet_20_link"><text:s/>4.Backup<text:tab/>11</text:a></text:p>
          <text:p text:style-name="P35"><text:a xlink:type="simple" xlink:href="#__RefHeading__3240_1659357091" text:style-name="Internet_20_link" text:visited-style-name="Internet_20_link"><text:s/>5.Restaure<text:tab/>11</text:a></text:p>
          <text:p text:style-name="P35"><text:a xlink:type="simple" xlink:href="#__RefHeading__4683_582248475" text:style-name="Internet_20_link" text:visited-style-name="Internet_20_link"><text:s/>6.Audit<text:tab/>12</text:a></text:p>
          <text:p text:style-name="P34"><text:a xlink:type="simple" xlink:href="#__RefHeading__47247_1213546022" text:style-name="Internet_20_link" text:visited-style-name="Internet_20_link">Configuration du dossier</text:a><text:tab/>12</text:p>
          <text:p text:style-name="P35"><text:a xlink:type="simple" xlink:href="#__RefHeading__3308_1659357091" text:style-name="Internet_20_link" text:visited-style-name="Internet_20_link"><text:s/>1.Société<text:tab/>12</text:a></text:p>
          <text:p text:style-name="P33"><text:a xlink:type="simple" xlink:href="#__RefHeading__7967_47197458" text:style-name="Internet_20_link" text:visited-style-name="Internet_20_link"><text:s/>1.Comptabilité analytique : valeur possible<text:tab/>12</text:a></text:p>
          <text:p text:style-name="P33"><text:a xlink:type="simple" xlink:href="#__RefHeading__7969_47197458" text:style-name="Internet_20_link" text:visited-style-name="Internet_20_link"><text:s/>2.Mode Strict<text:tab/>12</text:a></text:p>
          <text:p text:style-name="P33"><text:a xlink:type="simple" xlink:href="#__RefHeading__7971_47197458" text:style-name="Internet_20_link" text:visited-style-name="Internet_20_link"><text:s/>3.Assujetti à la TVA<text:tab/>12</text:a></text:p>
          <text:p text:style-name="P33"><text:a xlink:type="simple" xlink:href="#__RefHeading__7973_47197458" text:style-name="Internet_20_link" text:visited-style-name="Internet_20_link"><text:s/>4.Suggérer le numéro de pièce justificative<text:tab/>12</text:a></text:p>
          <text:p text:style-name="P33"><text:a xlink:type="simple" xlink:href="#__RefHeading__7975_47197458" text:style-name="Internet_20_link" text:visited-style-name="Internet_20_link"><text:s/>5.Utilisez des comptes alphanumériques <text:tab/>12</text:a></text:p>
          <text:p text:style-name="P33"><text:a xlink:type="simple" xlink:href="#__RefHeading__47249_1213546022" text:style-name="Internet_20_link" text:visited-style-name="Internet_20_link"><text:s/>6.Changer le libellé des détails<text:tab/>13</text:a></text:p>
          <text:p text:style-name="P33"><text:a xlink:type="simple" xlink:href="#__RefHeading__47251_1213546022" text:style-name="Internet_20_link" text:visited-style-name="Internet_20_link"><text:s/>7.Utilisation des stocks<text:tab/>13</text:a></text:p>
          <text:p text:style-name="P35"><text:a xlink:type="simple" xlink:href="#__RefHeading__8271_47197458" text:style-name="Internet_20_link" text:visited-style-name="Internet_20_link"><text:s/>2.Période<text:tab/>13</text:a></text:p>
          <text:p text:style-name="P35"><text:a xlink:type="simple" xlink:href="#__RefHeading__3310_1659357091" text:style-name="Internet_20_link" text:visited-style-name="Internet_20_link"><text:s/>3.Divers<text:tab/>13</text:a></text:p>
          <text:p text:style-name="P33"><text:a xlink:type="simple" xlink:href="#__RefHeading__7977_47197458" text:style-name="Internet_20_link" text:visited-style-name="Internet_20_link"><text:s/>1.Moyens de paiement<text:tab/>13</text:a></text:p>
          <text:p text:style-name="P33"><text:a xlink:type="simple" xlink:href="#__RefHeading__7979_47197458" text:style-name="Internet_20_link" text:visited-style-name="Internet_20_link"><text:s/>2.TVA<text:tab/>13</text:a></text:p>
          <text:p text:style-name="P33"><text:a xlink:type="simple" xlink:href="#__RefHeading__7981_47197458" text:style-name="Internet_20_link" text:visited-style-name="Internet_20_link"><text:s/>3.Poste Comptable<text:tab/>14</text:a></text:p>
          <text:p text:style-name="P33"><text:a xlink:type="simple" xlink:href="#__RefHeading__7983_47197458" text:style-name="Internet_20_link" text:visited-style-name="Internet_20_link"><text:s/>4.Catégorie de fiche<text:tab/>14</text:a></text:p>
          <text:p text:style-name="P33"><text:a xlink:type="simple" xlink:href="#__RefHeading__7985_47197458" text:style-name="Internet_20_link" text:visited-style-name="Internet_20_link"><text:s/>5.Catégorie de document <text:tab/>14</text:a></text:p>
          <text:p text:style-name="P35"><text:a xlink:type="simple" xlink:href="#__RefHeading__3312_1659357091" text:style-name="Internet_20_link" text:visited-style-name="Internet_20_link"><text:s/>4.Sécurité <text:tab/>14</text:a></text:p>
          <text:p text:style-name="P36"><text:a xlink:type="simple" xlink:href="#__RefHeading__8273_47197458" text:style-name="Internet_20_link" text:visited-style-name="Internet_20_link"><text:s/>1.Les journaux<text:tab/>15</text:a></text:p>
          <text:p text:style-name="P36"><text:a xlink:type="simple" xlink:href="#__RefHeading__8275_47197458" text:style-name="Internet_20_link" text:visited-style-name="Internet_20_link"><text:s/>2.Les actions<text:tab/>15</text:a></text:p>
          <text:p text:style-name="P35"><text:a xlink:type="simple" xlink:href="#__RefHeading__3314_1659357091" text:style-name="Internet_20_link" text:visited-style-name="Internet_20_link"><text:s/>5.Document- génération de document<text:tab/>15</text:a></text:p>
          <text:p text:style-name="P35"><text:a xlink:type="simple" xlink:href="#__RefHeading__3316_1659357091" text:style-name="Internet_20_link" text:visited-style-name="Internet_20_link"><text:s/>6.Journaux<text:tab/>17</text:a></text:p>
          <text:p text:style-name="P35"><text:a xlink:type="simple" xlink:href="#__RefHeading__3841_369900646" text:style-name="Internet_20_link" text:visited-style-name="Internet_20_link"><text:s/>7.Sécurité <text:s/><text:tab/>17</text:a></text:p>
          <text:p text:style-name="P33"><text:a xlink:type="simple" xlink:href="#__RefHeading__4679_582248475" text:style-name="Internet_20_link" text:visited-style-name="Internet_20_link"><text:s/>1.Profil CFGPRO<text:tab/>18</text:a></text:p>
          <text:p text:style-name="P33"><text:a xlink:type="simple" xlink:href="#__RefHeading__4681_582248475" text:style-name="Internet_20_link" text:visited-style-name="Internet_20_link"><text:s/>2.Menu CFGMENU<text:tab/>18</text:a></text:p>
          <text:p text:style-name="P33"><text:a xlink:type="simple" xlink:href="#__RefHeading__47253_1213546022" text:style-name="Internet_20_link" text:visited-style-name="Internet_20_link"><text:s/>3.Sécurité<text:tab/>18</text:a></text:p>
          <text:p text:style-name="P32"><text:a xlink:type="simple" xlink:href="#__RefHeading__5616_369900646" text:style-name="Internet_20_link" text:visited-style-name="Internet_20_link">La Comptabilité, la gestion</text:a><text:tab/>19</text:p>
          <text:p text:style-name="P34"><text:a xlink:type="simple" xlink:href="#__RefHeading__3196_1659357091" text:style-name="Internet_20_link" text:visited-style-name="Internet_20_link"><text:s/>1.Définition des termes</text:a><text:tab/>20</text:p>
          <text:p text:style-name="P34"><text:a xlink:type="simple" xlink:href="#__RefHeading__3198_1659357091" text:style-name="Internet_20_link" text:visited-style-name="Internet_20_link"><text:s/>2.Logiciel de comptabilité ou de gestion ?</text:a><text:tab/>20</text:p>
          <text:p text:style-name="P34"><text:a xlink:type="simple" xlink:href="#__RefHeading__3202_1659357091" text:style-name="Internet_20_link" text:visited-style-name="Internet_20_link"><text:s/>3.Mémento de comptabilité</text:a><text:tab/>21</text:p>
          <text:p text:style-name="P35"><text:a xlink:type="simple" xlink:href="#__RefHeading__3204_1659357091" text:style-name="Internet_20_link" text:visited-style-name="Internet_20_link"><text:s/>1.Introduction<text:tab/>21</text:a></text:p>
          <text:p text:style-name="P35"><text:a xlink:type="simple" xlink:href="#__RefHeading__3206_1659357091" text:style-name="Internet_20_link" text:visited-style-name="Internet_20_link"><text:s/>2.Le Bilan<text:tab/>21</text:a></text:p>
          <text:p text:style-name="P35"><text:a xlink:type="simple" xlink:href="#__RefHeading__3208_1659357091" text:style-name="Internet_20_link" text:visited-style-name="Internet_20_link"><text:s/>3.Les comptes actifs / passifs<text:tab/>21</text:a></text:p>
          <text:p text:style-name="P35"><text:a xlink:type="simple" xlink:href="#__RefHeading__3210_1659357091" text:style-name="Internet_20_link" text:visited-style-name="Internet_20_link"><text:s/>4.Les comptes de résultats<text:tab/>22</text:a></text:p>
          <text:p text:style-name="P33"><text:a xlink:type="simple" xlink:href="#__RefHeading__7923_47197458" text:style-name="Internet_20_link" text:visited-style-name="Internet_20_link"><text:s/>1.Les charges<text:tab/>22</text:a></text:p>
          <text:p text:style-name="P33"><text:a xlink:type="simple" xlink:href="#__RefHeading__7925_47197458" text:style-name="Internet_20_link" text:visited-style-name="Internet_20_link"><text:s/>2.Les produits<text:tab/>22</text:a></text:p>
          <text:p text:style-name="P33"><text:a xlink:type="simple" xlink:href="#__RefHeading__7927_47197458" text:style-name="Internet_20_link" text:visited-style-name="Internet_20_link"><text:s/>3.Les pièces justificatives<text:tab/>22</text:a></text:p>
          <text:p text:style-name="P34"><text:a xlink:type="simple" xlink:href="#__RefHeading__3212_1659357091" text:style-name="Internet_20_link" text:visited-style-name="Internet_20_link"><text:s/>4.Belgique Fiscalité, TVA</text:a><text:tab/>23</text:p>
          <text:p text:style-name="P33"><text:a xlink:type="simple" xlink:href="#__RefHeading__7929_47197458" text:style-name="Internet_20_link" text:visited-style-name="Internet_20_link"><text:s/>1.Déclaration TVA<text:tab/>23</text:a></text:p>
          <text:p text:style-name="P33"><text:a xlink:type="simple" xlink:href="#__RefHeading__7931_47197458" text:style-name="Internet_20_link" text:visited-style-name="Internet_20_link"><text:s/>2.Opérations comptables pour la TVA<text:tab/>23</text:a></text:p>
          <text:p text:style-name="P36"><text:a xlink:type="simple" xlink:href="#__RefHeading__8245_47197458" text:style-name="Internet_20_link" text:visited-style-name="Internet_20_link"><text:s/>1.Avance TVA<text:tab/>24</text:a></text:p>
          <text:p text:style-name="P36"><text:soft-page-break/><text:a xlink:type="simple" xlink:href="#__RefHeading__8247_47197458" text:style-name="Internet_20_link" text:visited-style-name="Internet_20_link"><text:s/>2.Déclaration TVA<text:tab/>24</text:a></text:p>
          <text:p text:style-name="P36"><text:a xlink:type="simple" xlink:href="#__RefHeading__8249_47197458" text:style-name="Internet_20_link" text:visited-style-name="Internet_20_link"><text:s/>3.Réception Récapitulatif de la TVA<text:tab/>24</text:a></text:p>
          <text:p text:style-name="P36"><text:a xlink:type="simple" xlink:href="#__RefHeading__8251_47197458" text:style-name="Internet_20_link" text:visited-style-name="Internet_20_link"><text:s/>4.Paiement TVA<text:tab/>24</text:a></text:p>
          <text:p text:style-name="P33"><text:a xlink:type="simple" xlink:href="#__RefHeading__7933_47197458" text:style-name="Internet_20_link" text:visited-style-name="Internet_20_link"><text:s/>3.Déclaration Assujetti TVA<text:tab/>25</text:a></text:p>
          <text:p text:style-name="P35"><text:a xlink:type="simple" xlink:href="#__RefHeading__3214_1659357091" text:style-name="Internet_20_link" text:visited-style-name="Internet_20_link"><text:s/>2.Fiscalité Belgique : Impôts<text:tab/>25</text:a></text:p>
          <text:p text:style-name="P33"><text:a xlink:type="simple" xlink:href="#__RefHeading__7935_47197458" text:style-name="Internet_20_link" text:visited-style-name="Internet_20_link"><text:s/>1.Pendant l'exercice<text:tab/>25</text:a></text:p>
          <text:p text:style-name="P33"><text:a xlink:type="simple" xlink:href="#__RefHeading__7937_47197458" text:style-name="Internet_20_link" text:visited-style-name="Internet_20_link"><text:s/>2.Fin d'exercice<text:tab/>25</text:a></text:p>
          <text:p text:style-name="P36"><text:a xlink:type="simple" xlink:href="#__RefHeading__8253_47197458" text:style-name="Internet_20_link" text:visited-style-name="Internet_20_link"><text:s/>1.Remboursement d'impôt:<text:tab/>25</text:a></text:p>
          <text:p text:style-name="P36"><text:a xlink:type="simple" xlink:href="#__RefHeading__8255_47197458" text:style-name="Internet_20_link" text:visited-style-name="Internet_20_link"><text:s/>2.Dette envers l'impôt<text:tab/>25</text:a></text:p>
          <text:p text:style-name="P33"><text:a xlink:type="simple" xlink:href="#__RefHeading__7939_47197458" text:style-name="Internet_20_link" text:visited-style-name="Internet_20_link"><text:s/>3.L'année suivante<text:tab/>25</text:a></text:p>
          <text:p text:style-name="P36"><text:a xlink:type="simple" xlink:href="#__RefHeading__8257_47197458" text:style-name="Internet_20_link" text:visited-style-name="Internet_20_link"><text:s/>1.Premier cas, vous pensez avoir une créance.<text:tab/>25</text:a></text:p>
          <text:p text:style-name="P36"><text:a xlink:type="simple" xlink:href="#__RefHeading__8259_47197458" text:style-name="Internet_20_link" text:visited-style-name="Internet_20_link"><text:s/>2.Second cas, vous pensez avoir une dette fiscale<text:tab/>26</text:a></text:p>
          <text:p text:style-name="P36"><text:a xlink:type="simple" xlink:href="#__RefHeading__8261_47197458" text:style-name="Internet_20_link" text:visited-style-name="Internet_20_link"><text:s/>3.Vous avez correctement évalué votre dette fiscale.<text:tab/>26</text:a></text:p>
          <text:p text:style-name="P35"><text:a xlink:type="simple" xlink:href="#__RefHeading__3216_1659357091" text:style-name="Internet_20_link" text:visited-style-name="Internet_20_link"><text:s/>3.Fiscalité France<text:tab/>26</text:a></text:p>
          <text:p text:style-name="P35"><text:a xlink:type="simple" xlink:href="#__RefHeading__3218_1659357091" text:style-name="Internet_20_link" text:visited-style-name="Internet_20_link"><text:s/>4.Écriture de fin d'exercice comptable (Belgique)<text:tab/>26</text:a></text:p>
          <text:p text:style-name="P33"><text:a xlink:type="simple" xlink:href="#__RefHeading__7941_47197458" text:style-name="Internet_20_link" text:visited-style-name="Internet_20_link"><text:s/>1.Les amortissements<text:tab/>27</text:a></text:p>
          <text:p text:style-name="P33"><text:a xlink:type="simple" xlink:href="#__RefHeading__7943_47197458" text:style-name="Internet_20_link" text:visited-style-name="Internet_20_link"><text:s/>2.Les dépenses non admises<text:tab/>27</text:a></text:p>
          <text:p text:style-name="P33"><text:a xlink:type="simple" xlink:href="#__RefHeading__7945_47197458" text:style-name="Internet_20_link" text:visited-style-name="Internet_20_link"><text:s/>3.Reclassement des Charges, Produits et Dettes<text:tab/>28</text:a></text:p>
          <text:p text:style-name="P33"><text:a xlink:type="simple" xlink:href="#__RefHeading__7947_47197458" text:style-name="Internet_20_link" text:visited-style-name="Internet_20_link"><text:s/>4.Les variations de stocks<text:tab/>29</text:a></text:p>
          <text:p text:style-name="P33"><text:a xlink:type="simple" xlink:href="#__RefHeading__7949_47197458" text:style-name="Internet_20_link" text:visited-style-name="Internet_20_link"><text:s/>5.Compte de l'exploitant<text:tab/>29</text:a></text:p>
          <text:p text:style-name="P33"><text:a xlink:type="simple" xlink:href="#__RefHeading__7951_47197458" text:style-name="Internet_20_link" text:visited-style-name="Internet_20_link"><text:s/>6.Affectation du résultat<text:tab/>29</text:a></text:p>
          <text:p text:style-name="P35"><text:a xlink:type="simple" xlink:href="#__RefHeading__3220_1659357091" text:style-name="Internet_20_link" text:visited-style-name="Internet_20_link"><text:s/>5.Salaire et Compte de gérant<text:tab/>29</text:a></text:p>
          <text:p text:style-name="P32"><text:a xlink:type="simple" xlink:href="#__RefHeading__3843_369900646" text:style-name="Internet_20_link" text:visited-style-name="Internet_20_link">Tenir sa comptabilité avec PhpCompta</text:a><text:tab/>30</text:p>
          <text:p text:style-name="P34"><text:a xlink:type="simple" xlink:href="#__RefHeading__3242_1659357091" text:style-name="Internet_20_link" text:visited-style-name="Internet_20_link"><text:s/>1.Principe de base</text:a><text:tab/>31</text:p>
          <text:p text:style-name="P35"><text:a xlink:type="simple" xlink:href="#__RefHeading__8263_47197458" text:style-name="Internet_20_link" text:visited-style-name="Internet_20_link"><text:s/>1.Qu'est qu'une fiche <text:s/>? <text:tab/>31</text:a></text:p>
          <text:p text:style-name="P35"><text:a xlink:type="simple" xlink:href="#__RefHeading__3244_1659357091" text:style-name="Internet_20_link" text:visited-style-name="Internet_20_link"><text:s/>2.Qu'est-ce le quick code<text:tab/>32</text:a></text:p>
          <text:p text:style-name="P35"><text:a xlink:type="simple" xlink:href="#__RefHeading__3248_1659357091" text:style-name="Internet_20_link" text:visited-style-name="Internet_20_link"><text:s/>3.Ajout ou suppression d'attribut<text:tab/>32</text:a></text:p>
          <text:p text:style-name="P35"><text:a xlink:type="simple" xlink:href="#__RefHeading__3250_1659357091" text:style-name="Internet_20_link" text:visited-style-name="Internet_20_link"><text:s/>4.Création d'une catégorie de fiche<text:tab/>33</text:a></text:p>
          <text:p text:style-name="P35"><text:a xlink:type="simple" xlink:href="#__RefHeading__3252_1659357091" text:style-name="Internet_20_link" text:visited-style-name="Internet_20_link"><text:s/>5.Création d'une fiche<text:tab/>33</text:a></text:p>
          <text:p text:style-name="P33"><text:a xlink:type="simple" xlink:href="#__RefHeading__47255_1213546022" text:style-name="Internet_20_link" text:visited-style-name="Internet_20_link"><text:s/>1.Le menu fiche <text:tab/>34</text:a></text:p>
          <text:p text:style-name="P33"><text:a xlink:type="simple" xlink:href="#__RefHeading__47257_1213546022" text:style-name="Internet_20_link" text:visited-style-name="Internet_20_link"><text:s/>2.Remarque<text:tab/>34</text:a></text:p>
          <text:p text:style-name="P35"><text:a xlink:type="simple" xlink:href="#__RefHeading__47259_1213546022" text:style-name="Internet_20_link" text:visited-style-name="Internet_20_link"><text:s/>6.Modification d'une fiche<text:tab/>34</text:a></text:p>
          <text:p text:style-name="P35"><text:a xlink:type="simple" xlink:href="#__RefHeading__8265_47197458" text:style-name="Internet_20_link" text:visited-style-name="Internet_20_link"><text:s/>7.Attribut spéciaux : dépenses non admises, pourcentage professionnel...:<text:tab/>34</text:a></text:p>
          <text:p text:style-name="P33"><text:a xlink:type="simple" xlink:href="#__RefHeading__8197_1622107911" text:style-name="Internet_20_link" text:visited-style-name="Internet_20_link"><text:s/>1.Partie fiscalement non déductible <text:tab/>34</text:a></text:p>
          <text:p text:style-name="P33"><text:a xlink:type="simple" xlink:href="#__RefHeading__7953_47197458" text:style-name="Internet_20_link" text:visited-style-name="Internet_20_link"><text:s/>2.Contrepartie pour dépense fiscal. non déd.<text:tab/>35</text:a></text:p>
          <text:p text:style-name="P33"><text:a xlink:type="simple" xlink:href="#__RefHeading__7955_47197458" text:style-name="Internet_20_link" text:visited-style-name="Internet_20_link"><text:s/>3.TVA non déductible<text:tab/>35</text:a></text:p>
          <text:p text:style-name="P33"><text:a xlink:type="simple" xlink:href="#__RefHeading__7957_47197458" text:style-name="Internet_20_link" text:visited-style-name="Internet_20_link"><text:s/>4.TVA non déductible récupérable par l'impôt <text:tab/>35</text:a></text:p>
          <text:p text:style-name="P33"><text:a xlink:type="simple" xlink:href="#__RefHeading__7959_47197458" text:style-name="Internet_20_link" text:visited-style-name="Internet_20_link"><text:s/>5.Dépense <text:s/>charge du grant (partie privé) <text:s/><text:tab/>35</text:a></text:p>
          <text:p text:style-name="P33"><text:a xlink:type="simple" xlink:href="#__RefHeading__7961_47197458" text:style-name="Internet_20_link" text:visited-style-name="Internet_20_link"><text:s/>6.Contrepartie pour dépense à charge du gérant <text:tab/>35</text:a></text:p>
          <text:p text:style-name="P33"><text:a xlink:type="simple" xlink:href="#__RefHeading__7963_47197458" text:style-name="Internet_20_link" text:visited-style-name="Internet_20_link"><text:s/>7.Prix de vente<text:tab/>35</text:a></text:p>
          <text:p text:style-name="P33"><text:a xlink:type="simple" xlink:href="#__RefHeading__7965_47197458" text:style-name="Internet_20_link" text:visited-style-name="Internet_20_link"><text:s/>8.Prix d'achat <text:tab/>35</text:a></text:p>
          <text:p text:style-name="P35"><text:a xlink:type="simple" xlink:href="#__RefHeading__8267_47197458" text:style-name="Internet_20_link" text:visited-style-name="Internet_20_link"><text:s/>8.Poste comptable<text:tab/>35</text:a></text:p>
          <text:p text:style-name="P35"><text:a xlink:type="simple" xlink:href="#__RefHeading__8269_47197458" text:style-name="Internet_20_link" text:visited-style-name="Internet_20_link"><text:s/>9.Plusieurs postes comptables<text:tab/>36</text:a></text:p>
          <text:p text:style-name="P35"><text:a xlink:type="simple" xlink:href="#__RefHeading__47261_1213546022" text:style-name="Internet_20_link" text:visited-style-name="Internet_20_link"><text:s/>10.Exemple de configuration de fiche <text:tab/>37</text:a></text:p>
          <text:p text:style-name="P34"><text:a xlink:type="simple" xlink:href="#__RefHeading__3266_1659357091" text:style-name="Internet_20_link" text:visited-style-name="Internet_20_link"><text:s/>2.Comptabilité</text:a><text:tab/>37</text:p>
          <text:p text:style-name="P35"><text:a xlink:type="simple" xlink:href="#__RefHeading__8277_47197458" text:style-name="Internet_20_link" text:visited-style-name="Internet_20_link"><text:s/>1.Les numéros de Pièces Justificatives<text:tab/>38</text:a></text:p>
          <text:p text:style-name="P35"><text:a xlink:type="simple" xlink:href="#__RefHeading__8279_47197458" text:style-name="Internet_20_link" text:visited-style-name="Internet_20_link"><text:s/>2.Vente ou Journal des Recettes<text:tab/>38</text:a></text:p>
          <text:p text:style-name="P35"><text:a xlink:type="simple" xlink:href="#__RefHeading__8281_47197458" text:style-name="Internet_20_link" text:visited-style-name="Internet_20_link"><text:s/>3.Dépense ou Journal des Achats<text:tab/>39</text:a></text:p>
          <text:p text:style-name="P35"><text:a xlink:type="simple" xlink:href="#__RefHeading__8283_47197458" text:style-name="Internet_20_link" text:visited-style-name="Internet_20_link"><text:s/>4.Financier ou Journal Financier<text:tab/>40</text:a></text:p>
          <text:p text:style-name="P35"><text:a xlink:type="simple" xlink:href="#__RefHeading__8285_47197458" text:style-name="Internet_20_link" text:visited-style-name="Internet_20_link"><text:s/>5.Les rapprochements bancaires<text:tab/>40</text:a></text:p>
          <text:p text:style-name="P35"><text:a xlink:type="simple" xlink:href="#__RefHeading__8287_47197458" text:style-name="Internet_20_link" text:visited-style-name="Internet_20_link"><text:s/>6.Journal des Opérations diverses<text:tab/>40</text:a></text:p>
          <text:p text:style-name="P35"><text:a xlink:type="simple" xlink:href="#__RefHeading__8289_47197458" text:style-name="Internet_20_link" text:visited-style-name="Internet_20_link"><text:s/>7.Cas particuliers<text:tab/>41</text:a></text:p>
          <text:p text:style-name="P34"><text:a xlink:type="simple" xlink:href="#__RefHeading__3268_1659357091" text:style-name="Internet_20_link" text:visited-style-name="Internet_20_link"><text:s/>3.Schéma d'écriture</text:a><text:tab/>41</text:p>
          <text:p text:style-name="P35"><text:a xlink:type="simple" xlink:href="#__RefHeading__8291_47197458" text:style-name="Internet_20_link" text:visited-style-name="Internet_20_link"><text:s/>1.Facture de vente<text:tab/>42</text:a></text:p>
          <text:p text:style-name="P35"><text:a xlink:type="simple" xlink:href="#__RefHeading__8293_47197458" text:style-name="Internet_20_link" text:visited-style-name="Internet_20_link"><text:s/>2.Facture d'achat<text:tab/>42</text:a></text:p>
          <text:p text:style-name="P35"><text:a xlink:type="simple" xlink:href="#__RefHeading__8295_47197458" text:style-name="Internet_20_link" text:visited-style-name="Internet_20_link"><text:s/>3.Banque<text:tab/>43</text:a></text:p>
          <text:p text:style-name="P33"><text:a xlink:type="simple" xlink:href="#__RefHeading__7987_47197458" text:style-name="Internet_20_link" text:visited-style-name="Internet_20_link"><text:s/>1.Encaissements<text:tab/>44</text:a></text:p>
          <text:p text:style-name="P33"><text:soft-page-break/><text:a xlink:type="simple" xlink:href="#__RefHeading__7989_47197458" text:style-name="Internet_20_link" text:visited-style-name="Internet_20_link"><text:s/>2.Décaissement<text:tab/>44</text:a></text:p>
          <text:p text:style-name="P33"><text:a xlink:type="simple" xlink:href="#__RefHeading__7991_47197458" text:style-name="Internet_20_link" text:visited-style-name="Internet_20_link"><text:s/>3.Paiement d'un chèque émis<text:tab/>44</text:a></text:p>
          <text:p text:style-name="P33"><text:a xlink:type="simple" xlink:href="#__RefHeading__7993_47197458" text:style-name="Internet_20_link" text:visited-style-name="Internet_20_link"><text:s/>4.Paiement d'un chèque reçu<text:tab/>44</text:a></text:p>
          <text:p text:style-name="P33"><text:a xlink:type="simple" xlink:href="#__RefHeading__7995_47197458" text:style-name="Internet_20_link" text:visited-style-name="Internet_20_link"><text:s/>5.Virement entre deux comptes en banque de votre société<text:tab/>44</text:a></text:p>
          <text:p text:style-name="P34"><text:a xlink:type="simple" xlink:href="#__RefHeading__33633829" text:style-name="Internet_20_link" text:visited-style-name="Internet_20_link"><text:s/>4.Les rapports</text:a><text:tab/>45</text:p>
          <text:p text:style-name="P35"><text:a xlink:type="simple" xlink:href="#__RefHeading__3254_1659357091" text:style-name="Internet_20_link" text:visited-style-name="Internet_20_link"><text:s/>1.Introduction<text:tab/>45</text:a></text:p>
          <text:p text:style-name="P35"><text:a xlink:type="simple" xlink:href="#__RefHeading__3256_1659357091" text:style-name="Internet_20_link" text:visited-style-name="Internet_20_link"><text:s/>2.Création<text:tab/>45</text:a></text:p>
          <text:p text:style-name="P33"><text:a xlink:type="simple" xlink:href="#__RefHeading__7997_47197458" text:style-name="Internet_20_link" text:visited-style-name="Internet_20_link"><text:s/>1.Syntaxe<text:tab/>45</text:a></text:p>
          <text:p text:style-name="P36"><text:a xlink:type="simple" xlink:href="#__RefHeading__8297_47197458" text:style-name="Internet_20_link" text:visited-style-name="Internet_20_link"><text:s/>1.Dans la colonne formules<text:tab/>45</text:a></text:p>
          <text:p text:style-name="P36"><text:a xlink:type="simple" xlink:href="#__RefHeading__8299_47197458" text:style-name="Internet_20_link" text:visited-style-name="Internet_20_link"><text:s/>2.Dans la colonne texte<text:tab/>46</text:a></text:p>
          <text:p text:style-name="P35"><text:a xlink:type="simple" xlink:href="#__RefHeading__3258_1659357091" text:style-name="Internet_20_link" text:visited-style-name="Internet_20_link"><text:s/>3.Utilisation <text:tab/>46</text:a></text:p>
          <text:p text:style-name="P34"><text:a xlink:type="simple" xlink:href="#__RefHeading__3260_1659357091" text:style-name="Internet_20_link" text:visited-style-name="Internet_20_link"><text:s/>5.Gestion de stock</text:a><text:tab/>46</text:p>
          <text:p text:style-name="P35"><text:a xlink:type="simple" xlink:href="#__RefHeading__4835_884180951" text:style-name="Internet_20_link" text:visited-style-name="Internet_20_link"><text:s/>1.Mise en place<text:tab/>47</text:a></text:p>
          <text:p text:style-name="P35"><text:a xlink:type="simple" xlink:href="#__RefHeading__8301_47197458" text:style-name="Internet_20_link" text:visited-style-name="Internet_20_link"><text:s/>2.Premier cas: une marchandise achetée=une marchandise vendue<text:tab/>47</text:a></text:p>
          <text:p text:style-name="P35"><text:a xlink:type="simple" xlink:href="#__RefHeading__8303_47197458" text:style-name="Internet_20_link" text:visited-style-name="Internet_20_link"><text:s/>3.Second cas: uniquement à l'achat<text:tab/>48</text:a></text:p>
          <text:p text:style-name="P35"><text:a xlink:type="simple" xlink:href="#__RefHeading__8305_47197458" text:style-name="Internet_20_link" text:visited-style-name="Internet_20_link"><text:s/>4.Plusieurs fiches pour un même stock<text:tab/>48</text:a></text:p>
          <text:p text:style-name="P35"><text:a xlink:type="simple" xlink:href="#__RefHeading__3264_1659357091" text:style-name="Internet_20_link" text:visited-style-name="Internet_20_link"><text:s/>5.Inventaire<text:tab/>48</text:a></text:p>
          <text:p text:style-name="P35"><text:a xlink:type="simple" xlink:href="#__RefHeading__47263_1213546022" text:style-name="Internet_20_link" text:visited-style-name="Internet_20_link"><text:s/>6.Transfert de stock entre dépôt<text:tab/>49</text:a></text:p>
          <text:p text:style-name="P34"><text:a xlink:type="simple" xlink:href="#__RefHeading__3270_1659357091" text:style-name="Internet_20_link" text:visited-style-name="Internet_20_link"><text:s/>6.Recherche &amp; historique</text:a><text:tab/>49</text:p>
          <text:p text:style-name="P34"><text:a xlink:type="simple" xlink:href="#__RefHeading__3274_1659357091" text:style-name="Internet_20_link" text:visited-style-name="Internet_20_link"><text:s/>7.Rapprochement - réconciliation</text:a><text:tab/>49</text:p>
          <text:p text:style-name="P34"><text:a xlink:type="simple" xlink:href="#__RefHeading__3276_1659357091" text:style-name="Internet_20_link" text:visited-style-name="Internet_20_link"><text:s/>8.Le Lettrage</text:a><text:tab/>50</text:p>
          <text:p text:style-name="P34"><text:a xlink:type="simple" xlink:href="#__RefHeading__34602514" text:style-name="Internet_20_link" text:visited-style-name="Internet_20_link"><text:s/>9.Impression</text:a><text:tab/>50</text:p>
          <text:p text:style-name="P35"><text:a xlink:type="simple" xlink:href="#__RefHeading__8307_47197458" text:style-name="Internet_20_link" text:visited-style-name="Internet_20_link"><text:s/>1.Journaux<text:tab/>50</text:a></text:p>
          <text:p text:style-name="P35"><text:a xlink:type="simple" xlink:href="#__RefHeading__8309_47197458" text:style-name="Internet_20_link" text:visited-style-name="Internet_20_link"><text:s/>2.Poste<text:tab/>50</text:a></text:p>
          <text:p text:style-name="P35"><text:a xlink:type="simple" xlink:href="#__RefHeading__33626684" text:style-name="Internet_20_link" text:visited-style-name="Internet_20_link"><text:s/>3.Les Rapports<text:tab/>52</text:a></text:p>
          <text:p text:style-name="P35"><text:a xlink:type="simple" xlink:href="#__RefHeading__8313_47197458" text:style-name="Internet_20_link" text:visited-style-name="Internet_20_link"><text:s/>4.Balance des comptes<text:tab/>52</text:a></text:p>
          <text:p text:style-name="P35"><text:a xlink:type="simple" xlink:href="#__RefHeading__8315_47197458" text:style-name="Internet_20_link" text:visited-style-name="Internet_20_link"><text:s/>5.Bilan<text:tab/>52</text:a></text:p>
          <text:p text:style-name="P35"><text:a xlink:type="simple" xlink:href="#__RefHeading__8317_47197458" text:style-name="Internet_20_link" text:visited-style-name="Internet_20_link"><text:s/>6.Rapprochement<text:tab/>52</text:a></text:p>
          <text:p text:style-name="P34"><text:a xlink:type="simple" xlink:href="#__RefHeading__3278_1659357091" text:style-name="Internet_20_link" text:visited-style-name="Internet_20_link"><text:s/>10.Avancé</text:a><text:tab/>52</text:p>
          <text:p text:style-name="P35"><text:a xlink:type="simple" xlink:href="#__RefHeading__8319_47197458" text:style-name="Internet_20_link" text:visited-style-name="Internet_20_link"><text:s/>1.Écritures définies<text:tab/>52</text:a></text:p>
          <text:p text:style-name="P35"><text:a xlink:type="simple" xlink:href="#__RefHeading__8321_47197458" text:style-name="Internet_20_link" text:visited-style-name="Internet_20_link"><text:s/>2.Plan Comptable<text:tab/>53</text:a></text:p>
          <text:p text:style-name="P35"><text:a xlink:type="simple" xlink:href="#__RefHeading__8323_47197458" text:style-name="Internet_20_link" text:visited-style-name="Internet_20_link"><text:s/>3.Rapport<text:tab/>53</text:a></text:p>
          <text:p text:style-name="P35"><text:a xlink:type="simple" xlink:href="#__RefHeading__8327_47197458" text:style-name="Internet_20_link" text:visited-style-name="Internet_20_link"><text:s/>4.Écriture d'ouverture<text:tab/>53</text:a></text:p>
          <text:p text:style-name="P34"><text:a xlink:type="simple" xlink:href="#__RefHeading__3280_1659357091" text:style-name="Internet_20_link" text:visited-style-name="Internet_20_link"><text:s/>11.Le module de gestion</text:a><text:tab/>53</text:p>
          <text:p text:style-name="P35"><text:a xlink:type="simple" xlink:href="#__RefHeading__3282_1659357091" text:style-name="Internet_20_link" text:visited-style-name="Internet_20_link"><text:s/>1.Menu : clients<text:tab/>53</text:a></text:p>
          <text:p text:style-name="P35"><text:a xlink:type="simple" xlink:href="#__RefHeading__3284_1659357091" text:style-name="Internet_20_link" text:visited-style-name="Internet_20_link"><text:s/>2.Menu Fournisseur<text:tab/>54</text:a></text:p>
          <text:p text:style-name="P35"><text:a xlink:type="simple" xlink:href="#__RefHeading__3286_1659357091" text:style-name="Internet_20_link" text:visited-style-name="Internet_20_link"><text:s/>3.Administration<text:tab/>54</text:a></text:p>
          <text:p text:style-name="P35"><text:a xlink:type="simple" xlink:href="#__RefHeading__47265_1213546022" text:style-name="Internet_20_link" text:visited-style-name="Internet_20_link"><text:s/>4.Banque<text:tab/>54</text:a></text:p>
          <text:p text:style-name="P35"><text:a xlink:type="simple" xlink:href="#__RefHeading__3290_1659357091" text:style-name="Internet_20_link" text:visited-style-name="Internet_20_link"><text:s/>5.Prévisions<text:tab/>54</text:a></text:p>
          <text:p text:style-name="P33"><text:a xlink:type="simple" xlink:href="#__RefHeading__7999_47197458" text:style-name="Internet_20_link" text:visited-style-name="Internet_20_link"><text:s/>1.Ajoutez une prévision<text:tab/>54</text:a></text:p>
          <text:p text:style-name="P35"><text:a xlink:type="simple" xlink:href="#__RefHeading__34562567" text:style-name="Internet_20_link" text:visited-style-name="Internet_20_link"><text:s/>6.Action Gestion<text:tab/>55</text:a></text:p>
          <text:p text:style-name="P34"><text:a xlink:type="simple" xlink:href="#__RefHeading__3292_1659357091" text:style-name="Internet_20_link" text:visited-style-name="Internet_20_link"><text:s/>12.Le module de comptabilité analytique</text:a><text:tab/>55</text:p>
          <text:p text:style-name="P35"><text:a xlink:type="simple" xlink:href="#__RefHeading__3294_1659357091" text:style-name="Internet_20_link" text:visited-style-name="Internet_20_link"><text:s/>1.Introduction<text:tab/>56</text:a></text:p>
          <text:p text:style-name="P35"><text:a xlink:type="simple" xlink:href="#__RefHeading__8329_47197458" text:style-name="Internet_20_link" text:visited-style-name="Internet_20_link"><text:s/>2.Explication de la comptabilité analytique<text:tab/>56</text:a></text:p>
          <text:p text:style-name="P35"><text:a xlink:type="simple" xlink:href="#__RefHeading__8331_47197458" text:style-name="Internet_20_link" text:visited-style-name="Internet_20_link"><text:s/>3.Les groupes<text:tab/>58</text:a></text:p>
          <text:p text:style-name="P35"><text:a xlink:type="simple" xlink:href="#__RefHeading__3296_1659357091" text:style-name="Internet_20_link" text:visited-style-name="Internet_20_link"><text:s/>4.Activation de la comptabilité analytique<text:tab/>58</text:a></text:p>
          <text:p text:style-name="P35"><text:a xlink:type="simple" xlink:href="#__RefHeading__3298_1659357091" text:style-name="Internet_20_link" text:visited-style-name="Internet_20_link"><text:s/>5.Plan analytique<text:tab/>58</text:a></text:p>
          <text:p text:style-name="P33"><text:a xlink:type="simple" xlink:href="#__RefHeading__8001_47197458" text:style-name="Internet_20_link" text:visited-style-name="Internet_20_link"><text:s/>1.Ajout d'un plan<text:tab/>59</text:a></text:p>
          <text:p text:style-name="P33"><text:a xlink:type="simple" xlink:href="#__RefHeading__8003_47197458" text:style-name="Internet_20_link" text:visited-style-name="Internet_20_link"><text:s/>2.Ajout de postes<text:tab/>59</text:a></text:p>
          <text:p text:style-name="P35"><text:a xlink:type="simple" xlink:href="#__RefHeading__3300_1659357091" text:style-name="Internet_20_link" text:visited-style-name="Internet_20_link"><text:s/>6.Opérations diverses<text:tab/>59</text:a></text:p>
          <text:p text:style-name="P35"><text:a xlink:type="simple" xlink:href="#__RefHeading__3302_1659357091" text:style-name="Internet_20_link" text:visited-style-name="Internet_20_link"><text:s/>7.Impression<text:tab/>59</text:a></text:p>
          <text:p text:style-name="P33"><text:a xlink:type="simple" xlink:href="#__RefHeading__8005_47197458" text:style-name="Internet_20_link" text:visited-style-name="Internet_20_link"><text:s/>1.Listing<text:tab/>59</text:a></text:p>
          <text:p text:style-name="P33"><text:a xlink:type="simple" xlink:href="#__RefHeading__8007_47197458" text:style-name="Internet_20_link" text:visited-style-name="Internet_20_link"><text:s/>2.Balance simple<text:tab/>59</text:a></text:p>
          <text:p text:style-name="P33"><text:a xlink:type="simple" xlink:href="#__RefHeading__8009_47197458" text:style-name="Internet_20_link" text:visited-style-name="Internet_20_link"><text:s/>3.Balance croisée<text:tab/>59</text:a></text:p>
          <text:p text:style-name="P33"><text:a xlink:type="simple" xlink:href="#__RefHeading__8011_47197458" text:style-name="Internet_20_link" text:visited-style-name="Internet_20_link"><text:s/>4.Tableau<text:tab/>59</text:a></text:p>
          <text:p text:style-name="P35"><text:a xlink:type="simple" xlink:href="#__RefHeading__3304_1659357091" text:style-name="Internet_20_link" text:visited-style-name="Internet_20_link"><text:s/>8.Liaison avec la comptabilité générale<text:tab/>60</text:a></text:p>
          <text:p text:style-name="P33"><text:a xlink:type="simple" xlink:href="#__RefHeading__8013_47197458" text:style-name="Internet_20_link" text:visited-style-name="Internet_20_link">Introduction<text:tab/>60</text:a></text:p>
          <text:p text:style-name="P33"><text:soft-page-break/><text:a xlink:type="simple" xlink:href="#__RefHeading__8015_47197458" text:style-name="Internet_20_link" text:visited-style-name="Internet_20_link"><text:s/>1.Journal de ventes, d'achats et d'opérations diverses<text:tab/>60</text:a></text:p>
          <text:p text:style-name="P32"><text:a xlink:type="simple" xlink:href="#__RefHeading__3322_1659357091" text:style-name="Internet_20_link" text:visited-style-name="Internet_20_link">Développement de PhpCompta</text:a><text:tab/>61</text:p>
          <text:p text:style-name="P34"><text:a xlink:type="simple" xlink:href="#__RefHeading__3956_936665047" text:style-name="Internet_20_link" text:visited-style-name="Internet_20_link"><text:s/>1.Adaptation de PhpCompta</text:a><text:tab/>62</text:p>
          <text:p text:style-name="P35"><text:a xlink:type="simple" xlink:href="#__RefHeading__3326_1659357091" text:style-name="Internet_20_link" text:visited-style-name="Internet_20_link"><text:s/>1.Bilan adapté<text:tab/>62</text:a></text:p>
          <text:p text:style-name="P33"><text:a xlink:type="simple" xlink:href="#__RefHeading__8017_47197458" text:style-name="Internet_20_link" text:visited-style-name="Internet_20_link"><text:s/>1.Formules dans le bilan<text:tab/>62</text:a></text:p>
          <text:p text:style-name="P34"><text:a xlink:type="simple" xlink:href="#__RefHeading__3958_936665047" text:style-name="Internet_20_link" text:visited-style-name="Internet_20_link"><text:s/>2.Développement de PhpCompta</text:a><text:tab/>63</text:p>
          <text:p text:style-name="P35"><text:a xlink:type="simple" xlink:href="#__RefHeading__8333_47197458" text:style-name="Internet_20_link" text:visited-style-name="Internet_20_link"><text:s/>1.Développement en MVC<text:tab/>63</text:a></text:p>
          <text:p text:style-name="P33"><text:a xlink:type="simple" xlink:href="#__RefHeading__8019_47197458" text:style-name="Internet_20_link" text:visited-style-name="Internet_20_link"><text:s/>1.Contrôle<text:tab/>63</text:a></text:p>
          <text:p text:style-name="P33"><text:a xlink:type="simple" xlink:href="#__RefHeading__8021_47197458" text:style-name="Internet_20_link" text:visited-style-name="Internet_20_link"><text:s/>2.Vue<text:tab/>64</text:a></text:p>
          <text:p text:style-name="P33"><text:a xlink:type="simple" xlink:href="#__RefHeading__8023_47197458" text:style-name="Internet_20_link" text:visited-style-name="Internet_20_link"><text:s/>3.Modèle<text:tab/>64</text:a></text:p>
          <text:p text:style-name="P35"><text:a xlink:type="simple" xlink:href="#__RefHeading__8337_47197458" text:style-name="Internet_20_link" text:visited-style-name="Internet_20_link"><text:s/>2.La documentation<text:tab/>65</text:a></text:p>
          <text:p text:style-name="P35"><text:a xlink:type="simple" xlink:href="#__RefHeading__8953_1744360225" text:style-name="Internet_20_link" text:visited-style-name="Internet_20_link"><text:s/>3.PhpCompta<text:tab/>65</text:a></text:p>
          <text:p text:style-name="P33"><text:a xlink:type="simple" xlink:href="#__RefHeading__8955_1744360225" text:style-name="Internet_20_link" text:visited-style-name="Internet_20_link"><text:s/>1.Fichiers importants <text:tab/>65</text:a></text:p>
          <text:p text:style-name="P33"><text:a xlink:type="simple" xlink:href="#__RefHeading__8025_47197458" text:style-name="Internet_20_link" text:visited-style-name="Internet_20_link"><text:s/>2.La partie base de données<text:tab/>65</text:a></text:p>
          <text:p text:style-name="P36"><text:a xlink:type="simple" xlink:href="#__RefHeading__8957_1744360225" text:style-name="Internet_20_link" text:visited-style-name="Internet_20_link"><text:s/>1.Méthode non recommandée<text:tab/>66</text:a></text:p>
          <text:p text:style-name="P36"><text:a xlink:type="simple" xlink:href="#__RefHeading__8959_1744360225" text:style-name="Internet_20_link" text:visited-style-name="Internet_20_link"><text:s/>2.Nouvelle méthode<text:tab/>68</text:a></text:p>
          <text:p text:style-name="P35"><text:a xlink:type="simple" xlink:href="#__RefHeading__8339_47197458" text:style-name="Internet_20_link" text:visited-style-name="Internet_20_link"><text:s/>4.Conclusion<text:tab/>69</text:a></text:p>
          <text:p text:style-name="P35"><text:a xlink:type="simple" xlink:href="#__RefHeading__8341_47197458" text:style-name="Internet_20_link" text:visited-style-name="Internet_20_link"><text:s/>5.API fournie<text:tab/>69</text:a></text:p>
          <text:p text:style-name="P33"><text:a xlink:type="simple" xlink:href="#__RefHeading__8027_47197458" text:style-name="Internet_20_link" text:visited-style-name="Internet_20_link"><text:s/>1.Class HtmlInput <text:tab/>69</text:a></text:p>
          <text:p text:style-name="P34"><text:a xlink:type="simple" xlink:href="#__RefHeading__3328_1659357091" text:style-name="Internet_20_link" text:visited-style-name="Internet_20_link"><text:s/>3.Les extensions</text:a><text:tab/>69</text:p>
          <text:p text:style-name="P35"><text:a xlink:type="simple" xlink:href="#__RefHeading__8343_47197458" text:style-name="Internet_20_link" text:visited-style-name="Internet_20_link"><text:s/>1.L'API<text:tab/>69</text:a></text:p>
          <text:p text:style-name="P35"><text:a xlink:type="simple" xlink:href="#__RefHeading__8345_47197458" text:style-name="Internet_20_link" text:visited-style-name="Internet_20_link"><text:s/>2.Installation de l'extension<text:tab/>69</text:a></text:p>
          <text:p text:style-name="P35"><text:a xlink:type="simple" xlink:href="#__RefHeading__8347_47197458" text:style-name="Internet_20_link" text:visited-style-name="Internet_20_link"><text:s/>3.Explication des champs<text:line-break/><text:tab/>70</text:a></text:p>
          <text:p text:style-name="P35"><text:a xlink:type="simple" xlink:href="#__RefHeading__8349_47197458" text:style-name="Internet_20_link" text:visited-style-name="Internet_20_link"><text:s/>4.Développement du plugin<text:tab/>70</text:a></text:p>
          <text:p text:style-name="P33"><text:a xlink:type="simple" xlink:href="#__RefHeading__8029_47197458" text:style-name="Internet_20_link" text:visited-style-name="Internet_20_link"><text:s/>1. Connexion à la base de données<text:tab/>70</text:a></text:p>
          <text:p text:style-name="P33"><text:a xlink:type="simple" xlink:href="#__RefHeading__8031_47197458" text:style-name="Internet_20_link" text:visited-style-name="Internet_20_link"><text:s/>2. FORM<text:tab/>71</text:a></text:p>
          <text:p text:style-name="P33"><text:a xlink:type="simple" xlink:href="#__RefHeading__8033_47197458" text:style-name="Internet_20_link" text:visited-style-name="Internet_20_link"><text:s/>3.Plugin plus avancé<text:tab/>71</text:a></text:p>
          <text:p text:style-name="P33"><text:a xlink:type="simple" xlink:href="#__RefHeading__8035_47197458" text:style-name="Internet_20_link" text:visited-style-name="Internet_20_link"><text:s/>4.Remarque pour le javascript<text:tab/>74</text:a></text:p>
          <text:p text:style-name="P34"><text:a xlink:type="simple" xlink:href="#__RefHeading__3330_1659357091" text:style-name="Internet_20_link" text:visited-style-name="Internet_20_link"><text:s/>4.Lien</text:a><text:tab/>74</text:p>
          <text:p text:style-name="P32"><text:a xlink:type="simple" xlink:href="#__RefHeading__3318_1659357091" text:style-name="Internet_20_link" text:visited-style-name="Internet_20_link">Annexe </text:a><text:tab/>75</text:p>
          <text:p text:style-name="P34"><text:a xlink:type="simple" xlink:href="#__RefHeading__4631_369900646" text:style-name="Internet_20_link" text:visited-style-name="Internet_20_link"><text:s/>1.Trucs et astuces</text:a><text:tab/>76</text:p>
          <text:p text:style-name="P35"><text:a xlink:type="simple" xlink:href="#__RefHeading__3320_1659357091" text:style-name="Internet_20_link" text:visited-style-name="Internet_20_link">Ouvrir plusieurs fenêtres<text:tab/>76</text:a></text:p>
          <text:p text:style-name="P35"><text:a xlink:type="simple" xlink:href="#__RefHeading__8351_47197458" text:style-name="Internet_20_link" text:visited-style-name="Internet_20_link">Utiliser le code STOCK pour vos prestations<text:tab/>76</text:a></text:p>
          <text:p text:style-name="P35"><text:a xlink:type="simple" xlink:href="#__RefHeading__8353_47197458" text:style-name="Internet_20_link" text:visited-style-name="Internet_20_link">Utiliser le wiki <text:tab/>76</text:a></text:p>
          <text:p text:style-name="P34"><text:a xlink:type="simple" xlink:href="#__RefHeading__14641_339355127" text:style-name="Internet_20_link" text:visited-style-name="Internet_20_link"><text:s/>2.Accès Direct </text:a><text:tab/>77</text:p>
          <text:p text:style-name="P34"><text:a xlink:type="simple" xlink:href="#__RefHeading__3332_1659357091" text:style-name="Internet_20_link" text:visited-style-name="Internet_20_link"><text:s/>3.Note de version</text:a><text:tab/>80</text:p>
          <text:p text:style-name="P35"><text:a xlink:type="simple" xlink:href="#__RefHeading__8961_1744360225" text:style-name="Internet_20_link" text:visited-style-name="Internet_20_link"><text:s/>1.Note de version 6.5 (Juillet 2012)<text:tab/>80</text:a></text:p>
          <text:p text:style-name="P35"><text:a xlink:type="simple" xlink:href="#__RefHeading__8355_47197458" text:style-name="Internet_20_link" text:visited-style-name="Internet_20_link"><text:s/>2.Note de version 6.0 (Décembre 2011)<text:tab/>80</text:a></text:p>
          <text:p text:style-name="P35"><text:a xlink:type="simple" xlink:href="#__RefHeading__8357_47197458" text:style-name="Internet_20_link" text:visited-style-name="Internet_20_link"><text:s/>3.Note de version 5.6 (mai 2011)<text:tab/>81</text:a></text:p>
          <text:p text:style-name="P35"><text:a xlink:type="simple" xlink:href="#__RefHeading__8359_47197458" text:style-name="Internet_20_link" text:visited-style-name="Internet_20_link"><text:s/>4.Note de version 5.5 (1 mars 2011)<text:tab/>82</text:a></text:p>
          <text:p text:style-name="P35"><text:a xlink:type="simple" xlink:href="#__RefHeading__8361_47197458" text:style-name="Internet_20_link" text:visited-style-name="Internet_20_link"><text:s/>5.Note de version 5.4 (février 2011)<text:tab/>82</text:a></text:p>
          <text:p text:style-name="P35"><text:a xlink:type="simple" xlink:href="#__RefHeading__8363_47197458" text:style-name="Internet_20_link" text:visited-style-name="Internet_20_link"><text:s/>6.Note de version 5.3 (décembre 2010)<text:tab/>82</text:a></text:p>
          <text:p text:style-name="P35"><text:a xlink:type="simple" xlink:href="#__RefHeading__3837_884180951" text:style-name="Internet_20_link" text:visited-style-name="Internet_20_link"><text:s/>7.Note de version 5.2 (août 2010)<text:tab/>83</text:a></text:p>
          <text:p text:style-name="P35"><text:a xlink:type="simple" xlink:href="#__RefHeading__3334_1659357091" text:style-name="Internet_20_link" text:visited-style-name="Internet_20_link"><text:s/>8.Note de version 5.1 (mai 2010)<text:tab/>84</text:a></text:p>
          <text:p text:style-name="P35"><text:a xlink:type="simple" xlink:href="#__RefHeading__3336_1659357091" text:style-name="Internet_20_link" text:visited-style-name="Internet_20_link"><text:s/>9.Note de version 5.0 (janvier 2010)<text:tab/>85</text:a></text:p>
          <text:p text:style-name="P35"><text:a xlink:type="simple" xlink:href="#__RefHeading__3338_1659357091" text:style-name="Internet_20_link" text:visited-style-name="Internet_20_link"><text:s/>10.Note de version 4.3 (février 2009)<text:tab/>86</text:a></text:p>
          <text:p text:style-name="P35"><text:a xlink:type="simple" xlink:href="#__RefHeading__3340_1659357091" text:style-name="Internet_20_link" text:visited-style-name="Internet_20_link"><text:s/>11.Note de version 4.2 novembre 2008<text:tab/>86</text:a></text:p>
        </text:index-body>
      </text:table-of-content>
      <text:p text:style-name="P2"/>
      <text:p text:style-name="P27"/>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3" text:outline-level="1"><text:bookmark-start text:name="__RefHeading__3837_369900646"/>Préface<text:bookmark-end text:name="__RefHeading__3837_369900646"/></text:h>
      <text:p text:style-name="P24">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4"/>
      <text:p text:style-name="P24">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5"/>
      <text:h text:style-name="P93" text:outline-level="1"><text:bookmark-start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7">Chapitre 1</text:p>
      <text:h text:style-name="P93" text:outline-level="1"><text:bookmark-start text:name="__RefHeading__3188_1659357091"/>Installation<text:bookmark-end text:name="__RefHeading__3188_1659357091"/></text:h>
      <text:p text:style-name="P18"/>
      <text:h text:style-name="Heading_20_2" text:outline-level="2"><text:bookmark-start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start text:name="__RefHeading__3192_1659357091"/>Windows<text:bookmark-end text:name="__RefHeading__3192_1659357091"/></text:h>
      <text:p text:style-name="Text_20_body">Il y a un manuel spécifique (manuel_win2.odt)</text:p>
      <text:p text:style-name="P17"><text:bookmark-start text:name="__RefHeading__3839_369900646"/>Chapitre 2<text:bookmark-end text:name="__RefHeading__3839_369900646"/></text:p>
      <text:h text:style-name="P93" text:outline-level="1"><text:bookmark-start text:name="__RefHeading__5618_369900646"/>Dossier et utilisateurs<text:bookmark-end text:name="__RefHeading__5618_369900646"/></text:h>
      <text:p text:style-name="P18"/>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start text:name="__RefHeading__47245_1213546022"/>Menu Administration <text:bookmark-end text:name="__RefHeading__47245_1213546022"/></text:h>
      <text:h text:style-name="Heading_20_3" text:outline-level="3" text:restart-numbering="true" text:start-value="-1"><text:bookmark-start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start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start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text:s/>normal ou rien là. Si vous lui donnez Normal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start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start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
      <text:p text:style-name="Standard">Avant de vraiment tenir votre comptabilité et de gérer votre entreprise avec PhpCompta, il faut absolument <text:s/>paramétrer correctement.</text:p>
      <text:h text:style-name="Heading_20_3" text:outline-level="3"><text:bookmark-start text:name="__RefHeading__4683_582248475"/><text:soft-page-break/>Audit<text:bookmark-end text:name="__RefHeading__4683_582248475"/></text:h>
      <text:p text:style-name="Text_20_body">Ce menu vous permet de voir qui s'est connecté et qui a essayé sans succès. Afin d'éviter qu'un intrus efface ses traces, la seule façon d'effacer est de le faire en commande en ligne.</text:p>
      <text:h text:style-name="Heading_20_2" text:outline-level="2" text:is-list-header="true"><text:bookmark-start text:name="__RefHeading__47247_1213546022"/>Configuration du dossier<text:bookmark-end text:name="__RefHeading__47247_1213546022"/></text:h>
      <text:h text:style-name="Heading_20_3" text:outline-level="3" text:restart-numbering="true" text:start-value="-1"><text:bookmark-start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start text:name="__RefHeading__7967_47197458"/>Comptabilité analytique : valeur possible<text:bookmark-end text:name="__RefHeading__7967_47197458"/></text:h>
      <text:p text:style-name="Text_20_body">Les valeurs possibles sont </text:p>
      <text:list xml:id="list1491518726" text:style-name="L1">
        <text:list-item>
          <text:list>
            <text:list-item>
              <text:p text:style-name="P37">Aucune, par défaut</text:p>
            </text:list-item>
            <text:list-item>
              <text:p text:style-name="P37">Optionnel, c'est à dire qu'il n'est pas obligatoire de donner les informations pour la comptabilité analytiques</text:p>
            </text:list-item>
            <text:list-item>
              <text:p text:style-name="P37">Obligatoire : il est obligatoire d'indiquer le plan analytique et le compte utilisé</text:p>
            </text:list-item>
          </text:list>
        </text:list-item>
      </text:list>
      <text:h text:style-name="Heading_20_4" text:outline-level="4"><text:bookmark-start text:name="__RefHeading__7969_47197458"/>Mode Strict<text:bookmark-end text:name="__RefHeading__7969_47197458"/></text:h>
      <text:p text:style-name="Text_20_body">Les valeurs possibles sont :</text:p>
      <text:list xml:id="list1746372653" text:style-name="L2">
        <text:list-item>
          <text:p text:style-name="P66">Non, vous pouvez encoder sans suivre l'ordre chronologique et vous pouvez aussi effacer des opérations</text:p>
        </text:list-item>
        <text:list-item>
          <text:p text:style-name="P66">Oui, vous ne pouvez jamais encoder une opération dans un journal à une date antérieure à la dernière opération enregistrée, de plus il ne vous sera pas possible d'effacer une opération.</text:p>
        </text:list-item>
      </text:list>
      <text:h text:style-name="Heading_20_4" text:outline-level="4"><text:bookmark-start text:name="__RefHeading__7971_47197458"/>Assujetti à la TVA<text:bookmark-end text:name="__RefHeading__7971_47197458"/></text:h>
      <text:p text:style-name="Text_20_body">Si vous indiquez non, la TVA ne sera ni affichée ni calculée,</text:p>
      <text:h text:style-name="Heading_20_4" text:outline-level="4"><text:bookmark-start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Suggérer la date</text:h>
      <text:p text:style-name="Text_20_body">Donne la date de la dernière opération du journal (conseillé)</text:p>
      <text:h text:style-name="Heading_20_4" text:outline-level="4">Afficher la période comptable pour éviter les erreurs de date</text:h>
      <text:p text:style-name="Text_20_body">Affiche en plus une liste de période pour introduire l'opération dans la bonne période.</text:p>
      <text:h text:style-name="Heading_20_4" text:outline-level="4">Changer le libellé des détails </text:h>
      <text:p text:style-name="Text_20_body">Permet de changer le libellé des lignes de détails.</text:p>
      <text:h text:style-name="Heading_20_4" text:outline-level="4"><text:bookmark-start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start text:name="__RefHeading__47249_1213546022"/>Changer le libellé des détails<text:bookmark-end text:name="__RefHeading__47249_1213546022"/></text:h>
      <text:p text:style-name="Text_20_body">Permet de changer ou non le détail des opérations</text:p>
      <text:h text:style-name="Heading_20_4" text:outline-level="4"><text:bookmark-start text:name="__RefHeading__47251_1213546022"/><text:soft-page-break/>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start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 sinon les modifications ne seront pas sauvées.</text:p>
      <text:h text:style-name="Heading_20_3" text:outline-level="3"><text:bookmark-start text:name="__RefHeading__3310_1659357091"/>Divers<text:bookmark-end text:name="__RefHeading__3310_1659357091"/></text:h>
      <text:h text:style-name="Heading_20_4" text:outline-level="4"><text:bookmark-start text:name="__RefHeading__7977_47197458"/><text:bookmark-start text:name="Paramétrage des moyens de paiement"/>Moyens de paiement<text:bookmark-end text:name="__RefHeading__7977_47197458"/><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start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pou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e, lors de la génération d'écriture vente ou achat, le même montant est ajouté comme TVA au débit et au crédit. Cela permet d'utiliser les TVA payables et non récupérables, ou la TVA sur les intracomm ou encore les « Article 44 » de la TVA Belge.</text:p>
      <text:p text:style-name="Standard"/>
      <text:h text:style-name="Heading_20_4" text:outline-level="4"><text:bookmark-start text:name="__RefHeading__7981_47197458"/>Poste Comptable<text:bookmark-end text:name="__RefHeading__7981_47197458"/></text:h>
      <text:p text:style-name="Standard"><text:soft-page-break/></text:p>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text:bookmark-start text:name="__DdeLink__9419_1033083441"/>DNA<text:bookmark-end text:name="__DdeLink__9419_1033083441"/><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avertissement">Si vous faites un achat avec une fiche dont le poste comptable correspond à DEP_PRIV ou est un sous-poste de DEP_PRIV, le montant pour cette fiche sera automatiquement mis dans les dépenses privées non déductibles, cependant cela n'affectera pas la TVA si vous en avez indiqué une</text:p>
      <text:p text:style-name="Standard"/>
      <text:h text:style-name="Heading_20_4" text:outline-level="4"><text:bookmark-start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start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start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start text:name="__RefHeading__8273_47197458"/>Les journaux<text:bookmark-end text:name="__RefHeading__8273_47197458"/></text:h>
      <text:p text:style-name="P23">Choisissez ici les journaux pour lesquels l'utilisateur aura le droit de lecture, d'écriture ou aucun. Si un utilisateur a un « Aucun accès » pour un journal, il ne pourra jamais en <text:soft-page-break/>consulter les données, ni par impressions ni par le module recherche. De même un utilisateur avec un « Uniquement extensions » ne pourra utiliser que les extensions.</text:p>
      <text:h text:style-name="Heading_20_5" text:outline-level="5"><text:bookmark-start text:name="__RefHeading__8275_47197458"/>Les actions<text:bookmark-end text:name="__RefHeading__8275_47197458"/></text:h>
      <text:p text:style-name="Standard"/>
      <text:list xml:id="list600767254" text:style-name="L3">
        <text:list-item>
          <text:p text:style-name="P67">Création, modification et effacement de fiche</text:p>
        </text:list-item>
        <text:list-item>
          <text:p text:style-name="P67">Création, modification et effacement <text:s/>de catégories de fiches</text:p>
        </text:list-item>
        <text:list-item>
          <text:p text:style-name="P67">Ajout de fiche</text:p>
        </text:list-item>
        <text:list-item>
          <text:p text:style-name="P67">Voir les documents du suivi </text:p>
        </text:list-item>
        <text:list-item>
          <text:p text:style-name="P67">Effacer les documents du suivi </text:p>
        </text:list-item>
        <text:list-item>
          <text:p text:style-name="P67">Modifier le type de document </text:p>
        </text:list-item>
      </text:list>
      <text:p text:style-name="Text_20_body"/>
      <text:p text:style-name="Text_20_body"/>
      <text:h text:style-name="Heading_20_3" text:outline-level="3"><text:bookmark-start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1039100917" text:style-name="L4">
        <text:list-item>
          <text:p text:style-name="P38">CUST_NAME customer's name</text:p>
        </text:list-item>
        <text:list-item>
          <text:p text:style-name="P38">CUST_ADDR_1 customer's address line 1</text:p>
        </text:list-item>
        <text:list-item>
          <text:p text:style-name="P38">CUST_CP customer's ZIP code</text:p>
        </text:list-item>
        <text:list-item>
          <text:p text:style-name="P38">CUST_CITY customer's city</text:p>
        </text:list-item>
        <text:list-item>
          <text:p text:style-name="P38">CUST_CO customer's country</text:p>
        </text:list-item>
        <text:list-item>
          <text:p text:style-name="P38">CUST_VAT customer's VAT</text:p>
        </text:list-item>
        <text:list-item>
          <text:p text:style-name="P38">CUST_NUM numéro de client </text:p>
        </text:list-item>
        <text:list-item>
          <text:p text:style-name="P38">CUST_BANQUE_NO n° de compte en banque (utilisé surtout dans les notes de frais)</text:p>
        </text:list-item>
        <text:list-item>
          <text:p text:style-name="P38">CUST_BANQUE_NAME nom de la banque (utilisé surtout dans les notes de frais)</text:p>
        </text:list-item>
      </text:list>
      <text:p text:style-name="Standard">Détail du document</text:p>
      <text:list xml:id="list45652368" text:continue-numbering="true" text:style-name="L4">
        <text:list-item>
          <text:p text:style-name="P38">DATE_LIMIT_CALC Échéance, date formatée pour Calc </text:p>
        </text:list-item>
        <text:list-item>
          <text:p text:style-name="P38">DATE_LIMIT Échéance date dans le format DD.MM.YYYY</text:p>
        </text:list-item>
        <text:list-item>
          <text:p text:style-name="P38">MARCH_NEXT n'imprimera rien, ce tag demande à ce qu'on passe à la marchandise suivante</text:p>
        </text:list-item>
        <text:list-item>
          <text:p text:style-name="P38">BON_COMMANDE numéro du bon de commande </text:p>
        </text:list-item>
        <text:list-item>
          <text:p text:style-name="P38">VEN_ART_NAME Nom de l'article</text:p>
        </text:list-item>
        <text:list-item>
          <text:p text:style-name="P38">VEN_ART_LABEL Ce qui est écrit à la place de la description de la fiche dans les journaux de vente ou d'achat ou le nom de l'article si cette description est vide</text:p>
        </text:list-item>
        <text:list-item>
          <text:p text:style-name="P38">VEN_ART_PRICE Prix de l'article</text:p>
        </text:list-item>
        <text:list-item>
          <text:p text:style-name="P38"><text:soft-page-break/>VEN_ART_QUANT Quantité</text:p>
        </text:list-item>
        <text:list-item>
          <text:p text:style-name="P38">VEN_ART_TVA_CODE ou TVA_CODE Le code TVA pour l'article</text:p>
        </text:list-item>
        <text:list-item>
          <text:p text:style-name="P38">VENT_ART_TVA_RATE ou TVA_RATE est le pourcentage de TVA de l'article</text:p>
        </text:list-item>
        <text:list-item>
          <text:p text:style-name="P38">VEN_ART_TVA_AMOUNT Le montant TVA de l'article</text:p>
        </text:list-item>
        <text:list-item>
          <text:p text:style-name="P38">VEN_ART_STOCK_CODE Le code de stock de l'article</text:p>
        </text:list-item>
        <text:list-item>
          <text:p text:style-name="P38">VEN_HTVA le total hors TVA de l'article</text:p>
        </text:list-item>
        <text:list-item>
          <text:p text:style-name="P38">VEN_TVAC le total TVAC de l'article</text:p>
        </text:list-item>
        <text:list-item>
          <text:p text:style-name="P38">VEN_TVA le total de la TVA de l'article</text:p>
        </text:list-item>
        <text:list-item>
          <text:p text:style-name="P38">TOTAL_VEN_HTVA le total HTVA</text:p>
        </text:list-item>
        <text:list-item>
          <text:p text:style-name="P38">TOTAL_VEN_TVAC le total TVAC</text:p>
        </text:list-item>
        <text:list-item>
          <text:p text:style-name="P38">TOTAL_TVA le total TVA</text:p>
        </text:list-item>
        <text:list-item>
          <text:p text:style-name="P38">TVA_LABEL Montre le % de TVA</text:p>
        </text:list-item>
        <text:list-item>
          <text:p text:style-name="P38">TVA_AMOUNT TVA de l'article</text:p>
        </text:list-item>
        <text:list-item>
          <text:p text:style-name="P38">REFERENCE Référence</text:p>
        </text:list-item>
        <text:list-item>
          <text:p text:style-name="P38">SOLDE Solde du compte (pour les lettres de rappel)</text:p>
        </text:list-item>
        <text:list-item>
          <text:p text:style-name="P38">DATE<text:tab/>Date en format DD.MM.YYYY</text:p>
        </text:list-item>
        <text:list-item>
          <text:p text:style-name="P38">DATE_CALC Date encodée uniquement pour Calc : permet le formatage de la date</text:p>
        </text:list-item>
        <text:list-item>
          <text:p text:style-name="P38">NUMBER numéro de séquence du document</text:p>
        </text:list-item>
        <text:list-item>
          <text:p text:style-name="P38">OTHER_INFO  information libre que l'on peut introduire dans l'écran de confirmation des journaux de vente</text:p>
        </text:list-item>
        <text:list-item>
          <text:p text:style-name="P38">USER le nom et le prénom de l'utilisateur ayant généré le document </text:p>
        </text:list-item>
        <text:list-item>
          <text:p text:style-name="P38">COMMENT la description donnée dans la facture ou la note de crédit.</text:p>
        </text:list-item>
        <text:list-item>
          <text:p text:style-name="P38">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1457495360" text:continue-numbering="true" text:style-name="L4">
        <text:list-item>
          <text:p text:style-name="P38">MY_NAME vos coordonnées</text:p>
        </text:list-item>
        <text:list-item>
          <text:p text:style-name="P38">MY_CP code postal</text:p>
        </text:list-item>
        <text:list-item>
          <text:p text:style-name="P38">MY_COMMUNE commune</text:p>
        </text:list-item>
        <text:list-item>
          <text:p text:style-name="P38">MY_TVA numéro de TVA</text:p>
        </text:list-item>
        <text:list-item>
          <text:p text:style-name="P38">MY_STREET : Rue qu'on a indiqué dans paramètres-&gt;société</text:p>
        </text:list-item>
        <text:list-item>
          <text:p text:style-name="P38">MY_NUMBER :numéro qu'on a indiqué dans paramètres-&gt;société</text:p>
        </text:list-item>
        <text:list-item>
          <text:p text:style-name="P38">MY_TEL : téléphone qu'on a indiqué dans paramètres-&gt;société</text:p>
        </text:list-item>
        <text:list-item>
          <text:p text:style-name="P38">MY_FAX: fax <text:s/>qu'on a indiqué dans paramètres-&gt;société</text:p>
        </text:list-item>
        <text:list-item>
          <text:p text:style-name="P38">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194388277" text:continue-numbering="true" text:style-name="L4">
        <text:list-item>
          <text:p text:style-name="P38">BENEF_NAME : <text:s/>nom</text:p>
        </text:list-item>
        <text:list-item>
          <text:p text:style-name="P38">BENEF_ADDR_1 adresse du bénéficiaire</text:p>
        </text:list-item>
        <text:list-item>
          <text:p text:style-name="P38">BENEF_CP code postal</text:p>
        </text:list-item>
        <text:list-item>
          <text:p text:style-name="P38">BENEF_CITY ville </text:p>
        </text:list-item>
        <text:list-item>
          <text:p text:style-name="P38">BENEF_CO pays</text:p>
        </text:list-item>
        <text:list-item>
          <text:p text:style-name="P38">BENEF_VAT numéro de TVA</text:p>
        </text:list-item>
        <text:list-item>
          <text:p text:style-name="P38">BENEF_NUM numéro de client du bénéficiaire</text:p>
        </text:list-item>
        <text:list-item>
          <text:p text:style-name="P38">BENEF_BANQUE_NO numéro de compte en banque</text:p>
        </text:list-item>
        <text:list-item>
          <text:p text:style-name="P38">BENEF_BANQUE_NAME nom de la banque</text:p>
        </text:list-item>
      </text:list>
      <text:p text:style-name="Standard"/>
      <text:p text:style-name="Standard">Attribut de la fiche, le nombre x est le numéro d'attribut que l'on peut voir dans CFGATCARD</text:p>
      <text:list xml:id="list388438479" text:style-name="L5">
        <text:list-item>
          <text:p text:style-name="P39">ATTRx reprend l'attribut x de la fiche marchandise (ou charge)</text:p>
        </text:list-item>
        <text:list-item>
          <text:p text:style-name="P39">BENEFATTRx reprend l'attribut x du bénéficiaire (donné par le moyen de paiement)</text:p>
        </text:list-item>
        <text:list-item>
          <text:p text:style-name="P39">CUSTATTRx reprend l'attribut x du client ou du fournisseur</text:p>
        </text:list-item>
      </text:list>
      <text:p text:style-name="Standard">ACOMPTE</text:p>
      <text:list xml:id="list1328474401" text:style-name="L6">
        <text:list-item>
          <text:p text:style-name="P40">Montant déduit lors d'une vente ou d'un achat, on peut saisir ce montant lors d'une opération de vente ou d'achat</text:p>
        </text:list-item>
      </text:list>
      <text:p text:style-name="P7">Utilisation de plusieurs stocks</text:p>
      <text:list xml:id="list1544011866" text:style-name="L7">
        <text:list-item>
          <text:p text:style-name="P41"><text:soft-page-break/>STOCK_NAME nom du dépôt</text:p>
        </text:list-item>
        <text:list-item>
          <text:p text:style-name="P41">STOCK_ADRESS adresse</text:p>
        </text:list-item>
        <text:list-item>
          <text:p text:style-name="P41">STOCK_COUNTRY Pays</text:p>
        </text:list-item>
        <text:list-item>
          <text:p text:style-name="P41">STOCK_CITY ville</text:p>
        </text:list-item>
        <text:list-item>
          <text:p text:style-name="P41">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__RefHeading__3316_1659357091"/><text:bookmark-start text:name="journaux"/>Journaux<text:bookmark-end text:name="__RefHeading__3316_1659357091"/><text:bookmark-end text:name="journaux"/></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4" text:outline-level="4">Les options :</text:h>
      <text:list xml:id="list242258629" text:style-name="L8">
        <text:list-item>
          <text:p text:style-name="P42">Nom journal : le nom du journal qui sera utilisé</text:p>
        </text:list-item>
        <text:list-item>
          <text:p text:style-name="P42">Minimum de lignes à afficher : nombre minimum de lignes à afficher</text:p>
        </text:list-item>
        <text:list-item>
          <text:p text:style-name="P42">Postes utilisables : uniquement pour les journaux d'opérations diverses</text:p>
        </text:list-item>
        <text:list-item>
          <text:p text:style-name="P42">Numérotation de chaque opérations : uniquement pour les journaux financiers (caisse, compte bancaire,...)permet de numéroter les opérations de banque</text:p>
        </text:list-item>
        <text:list-item>
          <text:p text:style-name="P42">Compte en banque : uniquement pour les journaux financier, compte en banque lié à ce journal</text:p>
        </text:list-item>
        <text:list-item>
          <text:p text:style-name="P42">Préfixe pièce justificatives : préfixe pour la numérotation dans ce journal</text:p>
        </text:list-item>
        <text:list-item>
          <text:p text:style-name="P42">Fiche débit et crédit: uniquement journaux de vente et achat. Pour les journaux de vente, il s'agit des ventes au débit et des clients au crédit.Pour les journaux d'achat, au débit on retrouve les charges et au crédit les fournisseurs.</text:p>
        </text:list-item>
      </text:list>
      <text:p text:style-name="P29"/>
      <text:h text:style-name="Heading_20_3" text:outline-level="3"><text:bookmark-start text:name="__RefHeading__3841_369900646"/>Sécurité <text:s/><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P26"/>
      <text:p text:style-name="Text_20_body">Dans PhpCompta, le module de sécurité permet d'établir quel utilisateur peut accéder à quel dossier, ce qu'il peut y faire, les journaux auxquels il peut accéder... </text:p>
      <text:p text:style-name="Text_20_body"><text:soft-page-break/>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h text:style-name="Heading_20_4" text:outline-level="4"><text:bookmark-start text:name="__RefHeading__4679_582248475"/>Profil CFGPRO<text:bookmark-end text:name="__RefHeading__4679_582248475"/></text:h>
      <text:p text:style-name="P26">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p text:style-name="Text_20_body">C'est dans ce menu, que l'on fixe les dépôts pour les stocks et les profils d' « Action – Gestion » auquels l'utilisateur peut accèder</text:p>
      <text:h text:style-name="Heading_20_4" text:outline-level="4"><text:bookmark-start text:name="__RefHeading__4681_582248475"/>Menu CFGMENU<text:bookmark-end text:name="__RefHeading__4681_582248475"/></text:h>
      <text:p text:style-name="P26">Accès Direct : CFGMENU</text:p>
      <text:p text:style-name="Text_20_body">Les menus sont constitués d'éléments qui peuvent être regroupés en</text:p>
      <text:list xml:id="list2074682864" text:style-name="L9">
        <text:list-item>
          <text:p text:style-name="P68">Menu</text:p>
        </text:list-item>
        <text:list-item>
          <text:p text:style-name="P68">Sous-menus</text:p>
        </text:list-item>
        <text:list-item>
          <text:p text:style-name="P68">extension (ou plugins)</text:p>
        </text:list-item>
        <text:list-item>
          <text:p text:style-name="P68">Droit d'impression (export CSV ou PDF)</text:p>
        </text:list-item>
      </text:list>
      <text:p text:style-name="Text_20_body">Des éléments peuvent être ajoutés, déplacés ou enlevés. Ce qui permet de pouvoir complètement configurer PhpCompta en fonction de l'utilisateur.</text:p>
      <text:h text:style-name="Heading_20_4" text:outline-level="4">Menu CFGDEFMENU</text:h>
      <text:p text:style-name="Text_20_body">Accès Direc CFGDEFMENU</text:p>
      <text:p text:style-name="Text_20_body">Ce menu permet de configurer les menus appelables depuis d'autres endroits, exemple : dans actions-suivi, le menu appelé quand on transforme en facture</text:p>
      <text:h text:style-name="Heading_20_4" text:outline-level="4"><text:bookmark-start text:name="__RefHeading__47253_1213546022"/>Sécurité<text:bookmark-end text:name="__RefHeading__47253_1213546022"/></text:h>
      <text:p text:style-name="P26">Accès Direct : CFGSEC</text:p>
      <text:p text:style-name="Standard">Dans ce menu, vous pourrez donner les journaux auquels l'utilisateur peut ou non accèder, en écriture ou en lecture seulement, ainsi que certaines actions.</text:p>
      <text:p text:style-name="P17">Chapitre 4</text:p>
      <text:h text:style-name="P93" text:outline-level="1"><text:bookmark-start text:name="__RefHeading__5616_369900646"/>La Comptabilité, la gestion<text:bookmark-end text:name="__RefHeading__5616_369900646"/></text:h>
      <text:h text:style-name="P92" text:outline-level="2" text:restart-numbering="true" text:start-value="-1"><text:bookmark-start text:name="__RefHeading__3196_1659357091"/>Définition des termes<text:bookmark-end text:name="__RefHeading__3196_1659357091"/></text:h>
      <text:p text:style-name="P10">·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9">·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start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text:soft-page-break/>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start text:name="__RefHeading__3202_1659357091"/>Mémento de comptabilité<text:bookmark-end text:name="__RefHeading__3202_1659357091"/></text:h>
      <text:h text:style-name="Heading_20_3" text:outline-level="3"><text:bookmark-start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PhpCompta vous trouverez des liens qui devraient vous aider à commencer cette matière.</text:p>
      <text:p text:style-name="Standard"/>
      <text:h text:style-name="Heading_20_3" text:outline-level="3"><text:bookmark-start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start text:name="__RefHeading__3208_1659357091"/>Les comptes actifs / passifs<text:bookmark-end text:name="__RefHeading__3208_1659357091"/></text:h>
      <text:p text:style-name="P8">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4"><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2"><text:s text:c="21"/><text:span text:style-name="T1">Compte <text:s text:c="22"/></text:span></text:p>
            </table:table-cell>
            <table:covered-table-cell/>
          </table:table-row>
        </table:table-header-rows>
        <table:table-row>
          <table:table-cell table:style-name="Tableau1.A2" office:value-type="string">
            <text:p text:style-name="P12">Débit </text:p>
          </table:table-cell>
          <table:table-cell table:style-name="Tableau1.B2" office:value-type="string">
            <text:p text:style-name="P13">Crédit</text:p>
          </table:table-cell>
        </table:table-row>
        <table:table-row table:style-name="Tableau1.3">
          <table:table-cell table:style-name="Tableau1.A3" office:value-type="string">
            <text:p text:style-name="P11"/>
          </table:table-cell>
          <table:table-cell table:style-name="Tableau1.B3" office:value-type="string">
            <text:p text:style-name="P11"/>
          </table:table-cell>
        </table:table-row>
      </table:table>
      <text:p text:style-name="Standard"/>
      <text:p text:style-name="Standard"><text:soft-page-break/></text:p>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start text:name="__RefHeading__3210_1659357091"/>Les comptes de résultats<text:bookmark-end text:name="__RefHeading__3210_1659357091"/></text:h>
      <text:p text:style-name="Standard">Il y a deux sortes de compte de résultat, les classes 6 et 7.</text:p>
      <text:h text:style-name="Heading_20_4" text:outline-level="4"><text:bookmark-start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start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start text:name="__RefHeading__7927_47197458"/>Les pièces justificatives<text:bookmark-end text:name="__RefHeading__7927_47197458"/></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text:soft-page-break/>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start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start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Rapport avancé", pensez à l'adapter à vos besoins et charger le formulaire sur le wiki.</text:p>
      <text:p text:style-name="Standard"/>
      <text:h text:style-name="Heading_20_4" text:outline-level="4"><text:bookmark-start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
      <text:h text:style-name="Heading_20_5" text:outline-level="5"><text:bookmark-start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start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text:soft-page-break/>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L'objectif est de connaître vis-à-vis de la TVA et donc le montant indiqué en 4511, <text:s/>4111 permet de les transfèrer vers le compte de la TVA. Après l'opération le compte « tva à payer » ou « tva à recevoir » est donc à zéro pour la période concernée. </text:p>
      <text:p text:style-name="Standard"/>
      <text:p text:style-name="avertissement">Directive européenne </text:p>
      <text:p text:style-name="avertissement">Attention à partir de 2014 la TVA n'est due ou déductible que d'après la date de paiement </text:p>
      <text:p text:style-name="avertissement"/>
      <text:p text:style-name="Standard"/>
      <text:p text:style-name="Standard"/>
      <text:h text:style-name="Heading_20_5" text:outline-level="5"><text:bookmark-start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start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h text:style-name="Heading_20_4" text:outline-level="4"><text:bookmark-start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start text:name="__RefHeading__3214_1659357091"/>Fiscalité Belgique : Impôts<text:bookmark-end text:name="__RefHeading__3214_1659357091"/></text:h>
      <text:h text:style-name="Heading_20_4" text:outline-level="4"><text:bookmark-start text:name="__RefHeading__7935_47197458"/><text:soft-page-break/>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start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start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start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start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start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text:soft-page-break/></text:p>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start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start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start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start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start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text:soft-page-break/>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phpcompta.eu</text:a></text:p>
      <text:p text:style-name="Standard"/>
      <text:h text:style-name="Heading_20_4" text:outline-level="4"><text:bookmark-start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text:soft-page-break/>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start text:name="__RefHeading__7945_47197458"/>Reclassement des Charges, Produits et Dettes<text:bookmark-end text:name="__RefHeading__7945_47197458"/></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start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start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start text:name="__RefHeading__7951_47197458"/>Affectation du résultat<text:bookmark-end text:name="__RefHeading__7951_47197458"/></text:h>
      <text:p text:style-name="Standard"><text:soft-page-break/>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start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6"/>
      <text:p text:style-name="P28"><text:bookmark-start text:name="__RefHeading__3230_1659357091"/>Chapitre 3 <text:bookmark-end text:name="__RefHeading__3230_1659357091"/></text:p>
      <text:h text:style-name="P93" text:outline-level="1"><text:bookmark-start text:name="__RefHeading__3843_369900646"/>Tenir sa comptabilité avec PhpCompta<text:bookmark-end text:name="__RefHeading__3843_369900646"/></text:h>
      <text:p text:style-name="Text_20_body"/>
      <text:p text:style-name="P18"/>
      <text:h text:style-name="Heading_20_2" text:outline-level="2" text:restart-numbering="true" text:start-value="-1"><text:bookmark-start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text:bookmark-start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PhpCompta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cette option est conseillée).</text:p>
      <text:p text:style-name="avertissement">Attention, si vous utilisez le double poste comptable voir <text:a xlink:type="simple" xlink:href="#8.5.3.Plusieurs postes comptables|outline">Plusieurs postes comptables</text:a> ) alors la numérotation ne sera pas automatique. </text:p>
      <text:p text:style-name="Standard">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text:soft-page-break/>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1635797526" text:style-name="L10">
        <text:list-item>
          <text:p text:style-name="P43">·Vous voulez que chaque fiche ait son propre poste comptable et vous souhaitez que ce poste soit créé automatiquement : cochez la case</text:p>
        </text:list-item>
        <text:list-item>
          <text:p text:style-name="P43">·Vous souhaitez qu'il n'y ait pas de poste comptable attaché à chaque fiche : enlever l'attribut « poste comptable » de la catégorie. Exemple : les contacts</text:p>
        </text:list-item>
        <text:list-item>
          <text:p text:style-name="P43">·Vous souhaitez que toutes les fiches aient le même poste comptable, n'utilisez pas la numérotation automatique. Dans ce cas, les balances des comptes t l'historique se fera grâce aux fiches.</text:p>
        </text:list-item>
        <text:list-item>
          <text:p text:style-name="P43">Vous donnez un poste comptable alors il sera créé s'il n'existait pas déjà.</text:p>
          <text:p text:style-name="P43"/>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start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start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ext:soft-page-break/>tout simplement l'exporter en CVS, récupérer le résultat avec un tableur et gérer la liste de vos adhérents.</text:p>
      <text:p text:style-name="Standard"/>
      <text:p text:style-name="Standard">Les types d'attribut </text:p>
      <text:list xml:id="list1756652961" text:style-name="L11">
        <text:list-item>
          <text:p text:style-name="P44">Texte zone de text (1 ligne)</text:p>
        </text:list-item>
        <text:list-item>
          <text:p text:style-name="P44">Date une date </text:p>
        </text:list-item>
        <text:list-item>
          <text:p text:style-name="P44">Nombre un nombre à 2 décimales</text:p>
        </text:list-item>
        <text:list-item>
          <text:p text:style-name="P44">Poste comptable <text:s/>un poste comptable </text:p>
        </text:list-item>
        <text:list-item>
          <text:p text:style-name="P44">Selection un choix entre plusieurs valeurs, vous devez entrer ici une commande sql retournant 2 colonnes, exemple select 1, 'Monsieur' union 2,'Madame' pour avoir un choix entre Monsieur et Madame</text:p>
        </text:list-item>
        <text:list-item>
          <text:p text:style-name="P44">fiche un choix de fiche exemple [sql] frd_id =8 vous permettra de choisir une fiche de type fournisseur.</text:p>
        </text:list-item>
        <text:list-item>
          <text:p text:style-name="P44">Zone de texte plusieurs lignes de texte</text:p>
          <text:p text:style-name="P44"/>
        </text:list-item>
      </text:list>
      <text:h text:style-name="Heading_20_3" text:outline-level="3"><text:bookmark-start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start text:name="__RefHeading__3252_1659357091"/>Création d'une fiche<text:bookmark-end text:name="__RefHeading__3252_1659357091"/></text:h>
      <text:p text:style-name="Text_20_body">Vous pouvez créer les fiches de 4 manières :</text:p>
      <text:list xml:id="list1041515111" text:style-name="L12">
        <text:list-item>
          <text:p text:style-name="P69">Directement dans le journal dans lequel vous travailler</text:p>
        </text:list-item>
        <text:list-item>
          <text:p text:style-name="P69">Dans le suivi client, fournisseur...</text:p>
        </text:list-item>
        <text:list-item>
          <text:p text:style-name="P69">Avec le plugin importation <text:s/>de fiches</text:p>
        </text:list-item>
        <text:list-item>
          <text:p text:style-name="P69">Dans le menu CARD.</text:p>
        </text:list-item>
      </text:list>
      <text:h text:style-name="Heading_20_4" text:outline-level="4"><text:bookmark-start text:name="__RefHeading__47255_1213546022"/>Le menu fiche <text:bookmark-end text:name="__RefHeading__47255_1213546022"/></text:h>
      <text:p text:style-name="Text_20_body">AD CARD</text:p>
      <text:p text:style-name="Text_20_body">Dans ce menu, vous pouvez soit avoir l'historique de chaque fiche, soit la balance, soit les opérations lettrées ou non, soit le résumé de la catégories (càd toutes les fiches avec tous leurs attributs) sous forme de tableau.</text:p>
      <text:p text:style-name="Text_20_body">Avec la sélection liste, il est possible de demander d'effacer des fiches ou de les déplacer dans une autre catégorie.</text:p>
      <text:p text:style-name="Text_20_body"><text:soft-page-break/></text:p>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start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start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start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start text:name="__RefHeading__8197_1622107911"/>Partie fiscalement non déductible <text:bookmark-end text:name="__RefHeading__8197_1622107911"/></text:h>
      <text:p text:style-name="Standard">Entre 0 &amp; 1 (exemple 0,0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18">CFGACC </text:span><text:span text:style-name="T19">ou celui indiqué comme contrepartie</text:span></text:p>
      <text:p text:style-name="Standard"/>
      <text:h text:style-name="Heading_20_4" text:outline-level="4"><text:bookmark-start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start text:name="__RefHeading__7955_47197458"/>T<text:span text:style-name="T7">VA non déductible</text:span><text:bookmark-end text:name="__RefHeading__7955_47197458"/></text:h>
      <text:p text:style-name="P6"><text:tab/>Contrepartie pour TVA non Ded. . Poste comptable pour les TVA non déductibles.</text:p>
      <text:p text:style-name="Important"><text:soft-page-break/>Attention le montant de la tva est calculé sur le tout et pas seulement sur la partie professionnel donc si vous utilisez « dépense à charge du gérant » vous aurez aussi besoin de cet attribut</text:p>
      <text:p text:style-name="P6"/>
      <text:h text:style-name="Heading_20_4" text:outline-level="4"><text:bookmark-start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start text:name="__RefHeading__7959_47197458"/>Dépense <text:s/>charge du grant (partie privé) <text:s/><text:bookmark-end text:name="__RefHeading__7959_47197458"/></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start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start text:name="__RefHeading__7963_47197458"/>Prix de vente<text:bookmark-end text:name="__RefHeading__7963_47197458"/></text:h>
      <text:p text:style-name="P6"><text:tab/> le prix qui sera utilisé pour complèter une opération dans un journal de recette (vente)</text:p>
      <text:p text:style-name="P6"/>
      <text:h text:style-name="Heading_20_4" text:outline-level="4"><text:bookmark-start text:name="__RefHeading__7965_47197458"/>Prix d'achat <text:bookmark-end text:name="__RefHeading__7965_47197458"/></text:h>
      <text:p text:style-name="P6"><text:tab/>le prix qui sera <text:s/>utilisé pour complèter une opération dans un journal de dépense (achat)</text:p>
      <text:p text:style-name="P6"/>
      <text:h text:style-name="Heading_20_3" text:outline-level="3"><text:bookmark-start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alphanumérique ».</text:p>
      <text:p text:style-name="Text_20_body">Il est conseillé que chaque fiche ait <text:s/>son propre poste comptable, donc dans la catégorie cochez la case «Chaque fiche aura automatiquement son propre poste comptable : »</text:p>
      <text:h text:style-name="Heading_20_3" text:outline-level="3"><text:bookmark-start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text:soft-page-break/>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1086865878" text:style-name="L13">
        <text:list-item>
          <text:p text:style-name="P70">Le lettrage par quick_code pourra faire correspondre des postes comptables différentes</text:p>
        </text:list-item>
        <text:list-item>
          <text:p text:style-name="P70">L' extension TVA ne tient compte que des journaux achats et ventes</text:p>
        </text:list-item>
        <text:list-item>
          <text:p text:style-name="P70">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start text:name="__RefHeading__47261_1213546022"/>Exemple de configuration de fiche <text:bookmark-end text:name="__RefHeading__47261_1213546022"/></text:h>
      <text:p text:style-name="Exemple">Monsieur DURAND décide d'utiliser PhpCompta, </text:p>
      <text:p text:style-name="Exemple">pour les dépenses il a :</text:p>
      <text:list xml:id="list1164829408" text:style-name="L14">
        <text:list-item>
          <text:list>
            <text:list-item>
              <text:list>
                <text:list-item>
                  <text:p text:style-name="P97"><text:s/>Electricité</text:p>
                </text:list-item>
                <text:list-item>
                  <text:p text:style-name="P97"><text:s/>Loyer</text:p>
                </text:list-item>
                <text:list-item>
                  <text:p text:style-name="P97"><text:s/>Bics, papier, crayon</text:p>
                </text:list-item>
                <text:list-item>
                  <text:p text:style-name="P97"><text:s/>Ordinateur</text:p>
                </text:list-item>
                <text:list-item>
                  <text:p text:style-name="P97"><text:s/>Imprimante</text:p>
                </text:list-item>
                <text:list-item>
                  <text:p text:style-name="P97"><text:s/>Essence</text:p>
                </text:list-item>
                <text:list-item>
                  <text:p text:style-name="P97"><text:soft-page-break/><text:s/>voiture</text:p>
                </text:list-item>
                <text:list-item>
                  <text:p text:style-name="P97">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2150325570" text:style-name="L15">
        <text:list-item>
          <text:list>
            <text:list-item>
              <text:list>
                <text:list-item>
                  <text:p text:style-name="P98">Description Afin d'ajouter une description à ses fiches</text:p>
                </text:list-item>
                <text:list-item>
                  <text:p text:style-name="P98">Contrepartie pour dépense à charge du gérant, qui sera le poste comptable où sera imputé les dépenses privées</text:p>
                </text:list-item>
                <text:list-item>
                  <text:p text:style-name="P98">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start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 »<text:span text:style-name="T2">Financier</text:span> » : celui regroupant tous les mouvements financiers (banque,</text:p>
      <text:p text:style-name="Standard">caisse...) accessible avec le code AD <text:s/>FIN;</text:p>
      <text:p text:style-name="Standard"/>
      <text:p text:style-name="Standard">·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text:soft-page-break/></text:p>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1203062539" text:style-name="L16">
        <text:list-item>
          <text:p text:style-name="P45">le détail de l'opération </text:p>
        </text:list-item>
        <text:list-item>
          <text:p text:style-name="P45">les écritures comptables qui ont été générées</text:p>
        </text:list-item>
        <text:list-item>
          <text:p text:style-name="P45">la pièce justificative attachée</text:p>
        </text:list-item>
        <text:list-item>
          <text:p text:style-name="P45">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start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Dans le cas où vous forcez un autre numéro de pièce que celui proposé, la séquence de numérotation ne sera augmenté de 1.</text:p>
      <text:p text:style-name="Standard"/>
      <text:p text:style-name="Standard">Exemple :</text:p>
      <text:p text:style-name="Standard">N° de PJ donné ACH100, vous forcez à PREDEF, pour la prochaine opération, il sera à nouveau proposé ACH100.</text:p>
      <text:p text:style-name="Standard"/>
      <text:h text:style-name="Heading_20_3" text:outline-level="3"><text:bookmark-start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text:soft-page-break/>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Standard">La TVA est calculée automatiquement mais il est possible de forcer une autre valeur, il y a aura un avertissement lors de la confirmation.</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start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La TVA est calculée automatiquement mais il est possible de forcer une autre valeur, il y a aura un avertissement lors de la confirmation.</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inué de l'acompte.</text:p>
      <text:p text:style-name="Important"/>
      <text:p text:style-name="astuce">Si vous encodez tous vos souches TVA pour vos restaurant en une fois, vous pouvez générer un document récapitulatif auquel vous attacherez vos souches.</text:p>
      <text:h text:style-name="Heading_20_3" text:outline-level="3"><text:bookmark-start text:name="__RefHeading__8283_47197458"/>Financier ou Journal Financier<text:bookmark-end text:name="__RefHeading__8283_47197458"/></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text:soft-page-break/>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2111687663" text:style-name="L17">
        <text:list-item>
          <text:p text:style-name="P46">solde est le solde du compte en banque d'après votre comptabilité</text:p>
        </text:list-item>
        <text:list-item>
          <text:p text:style-name="P46">solde rapproché est le solde de votre compte en banque mais en ne considérant que les opérations <text:span text:style-name="T5">qui ont</text:span> un numéro d'extrait de compte ou de relevé bancaire</text:p>
        </text:list-item>
        <text:list-item>
          <text:p text:style-name="P46">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start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 plugin « import banque »</text:p>
      <text:p text:style-name="Important">Le fait d'effacer une opération pour laquelle il y a eu une génération automatique de la méthode de paiement, n'efface pas l'opération de paiement</text:p>
      <text:h text:style-name="Heading_20_3" text:outline-level="3"><text:bookmark-start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text:bookmark-start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text:soft-page-break/></text:p>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start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start text:name="__RefHeading__8291_47197458"/>Facture de vente<text:bookmark-end text:name="__RefHeading__8291_47197458"/></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start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text:soft-page-break/></text:p>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start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start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start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start text:name="__RefHeading__7991_47197458"/>Paiement d'un chèque émis<text:bookmark-end text:name="__RefHeading__7991_47197458"/></text:h>
      <text:p text:style-name="Standard">Il faut tout d'abord créer une fiche pour les chèques émis (poste comptable en Belgique : 441)</text:p>
      <text:p text:style-name="Standard">La banque paie un chèque que vous avez émis</text:p>
      <text:p text:style-name="Standard"><text:soft-page-break/></text:p>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start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start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start text:name="__RefHeading__33633829"/>Les rapports<text:bookmark-end text:name="__RefHeading__33633829"/></text:h>
      <text:h text:style-name="Heading_20_3" text:outline-level="3"><text:bookmark-start text:name="__RefHeading__3254_1659357091"/>Introduction<text:bookmark-end text:name="__RefHeading__3254_1659357091"/></text:h>
      <text:p text:style-name="Standard">Les rapports servent à créer une vue de votre situation comptable. Par exemple, le total des ventes, le total encore à payer, la différence entre les entrées et les charges... Il n'y a pas vraiment de limite. Pour aller plus loin, vous devez utiliser l'extension « rapports avancés » qui permettent de générer n'importe quelle déclaration, cette <text:soft-page-break/>extension est utilisé à partir de 2013 pour les déclarations de TVA belges et françaises. </text:p>
      <text:p text:style-name="Standard"/>
      <text:h text:style-name="Heading_20_3" text:outline-level="3"><text:bookmark-start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text:bookmark-start text:name="__RefHeading__7997_47197458"/>Syntaxe<text:bookmark-end text:name="__RefHeading__7997_47197458"/></text:h>
      <text:p text:style-name="Standard">Quelques règles :</text:p>
      <text:p text:style-name="Standard"/>
      <text:h text:style-name="Heading_20_5" text:outline-level="5"><text:bookmark-start text:name="__RefHeading__8297_47197458"/>Dans la colonne formules<text:bookmark-end text:name="__RefHeading__8297_47197458"/></text:h>
      <text:p text:style-name="Standard"/>
      <text:list xml:id="list1862268062" text:style-name="L18">
        <text:list-item>
          <text:p text:style-name="P47">les postes sont toujours écrits entre crochets; <text:line-break/>exemple : [ 4511] </text:p>
        </text:list-item>
        <text:list-item>
          <text:p text:style-name="P47">pour avoir la somme du poste et des sous-postes, il faut utiliser le %;<text:line-break/>exemple [45%]</text:p>
        </text:list-item>
      </text:list>
      <text:list xml:id="list1479791553" text:style-name="L19">
        <text:list-item>
          <text:p text:style-name="P48">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48">Si vous souhaitez n'avoir que le crédit ou le débit, utilisez le D ou le C avant la fermeture du crochet.</text:p>
        </text:list-item>
      </text:list>
      <text:list xml:id="list1904643799" text:style-name="L20">
        <text:list-item>
          <text:p text:style-name="P49">Pour avoir un montant négatif si le crédit est supérieur au débit, il faut avoir S avant la fermeture du crochet exemple : [7%S] , [55001S]</text:p>
          <text:p text:style-name="P49">Drapeau (en minuscule) :</text:p>
          <text:list>
            <text:list-item>
              <text:p text:style-name="P49">s= Signed : négatif si C &gt; D</text:p>
            </text:list-item>
            <text:list-item>
              <text:p text:style-name="P49">d = Uniquement Débit</text:p>
            </text:list-item>
            <text:list-item>
              <text:p text:style-name="P49">c = uniquement Crédit</text:p>
            </text:list-item>
            <text:list-item>
              <text:p text:style-name="P49">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1">Résultat d'exploitation brute <text:s/><text:tab/><text:tab/><text:tab/><text:tab/>round([7%]-[6%])</text:p>
      <text:p text:style-name="P22">Impôt estimé (sans compter les amortissements)<text:tab/> ([7%]-[6%])/0.35</text:p>
      <text:p text:style-name="P22">Total des comptes en banque <text:tab/><text:tab/><text:tab/><text:tab/>[550%]</text:p>
      <text:p text:style-name="P22">Total TVA récolté depuis janvier 2005 : <text:tab/><text:tab/><text:tab/>[4511]FROM=01.2005</text:p>
      <text:p text:style-name="P22">Perte ou profit <text:tab/><text:tab/><text:tab/><text:tab/><text:tab/>([7%]-[6%]&gt;0)?"Bénéfice":"Perte"</text:p>
      <text:p text:style-name="P19"/>
      <text:h text:style-name="Heading_20_5" text:outline-level="5"><text:bookmark-start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start text:name="__RefHeading__3258_1659357091"/>Utilisation <text:bookmark-end text:name="__RefHeading__3258_1659357091"/></text:h>
      <text:p text:style-name="Standard">Les rapports peuvent soit servir dans le menu d'accueil, soit pour impression. Dans <text:soft-page-break/>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start text:name="__RefHeading__3260_1659357091"/>Gestion de stock<text:bookmark-end text:name="__RefHeading__3260_1659357091"/></text:h>
      <text:p text:style-name="Standard"/>
      <text:p text:style-name="Standard"><text:tab/>PhpCompta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698812977" text:style-name="L21">
        <text:list-item>
          <text:p text:style-name="P50">La première, est que les postes comptables des marchandises à vendre et à acheter ne sont pas les mêmes.</text:p>
        </text:list-item>
        <text:list-item>
          <text:p text:style-name="P50">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start text:name="__RefHeading__4835_884180951"/><text:soft-page-break/>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start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start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start text:name="__RefHeading__8305_47197458"/>Plusieurs fiches pour un même stock<text:bookmark-end text:name="__RefHeading__8305_47197458"/></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text:soft-page-break/>Dans ce cas, il suffit d'utiliser le même code de gestion pour toutes ces fiches, automatiquement elles seront rassemblées dans la gestion de stock.</text:p>
      <text:h text:style-name="Heading_20_3" text:outline-level="3"><text:bookmark-start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C'est uniquement la différence qu'il encodera dans la modification de stock.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h text:style-name="Heading_20_3" text:outline-level="3"><text:bookmark-start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2" text:outline-level="2"><text:bookmark-start text:name="__RefHeading__3270_1659357091"/>Recherche &amp; historique<text:bookmark-end text:name="__RefHeading__3270_1659357091"/></text:h>
      <text:p text:style-name="Standard">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2" text:outline-level="2"><text:bookmark-start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text:soft-page-break/>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start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start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start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text:soft-page-break/>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text:bookmark-start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96" text:outline-level="3"><text:bookmark-start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start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text:bookmark-start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start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45795595" text:style-name="L22">
        <text:list-item>
          <text:p text:style-name="P71">Perte de la facture d'achat</text:p>
        </text:list-item>
        <text:list-item>
          <text:p text:style-name="P71">Non paiement de la facture de vente</text:p>
        </text:list-item>
        <text:list-item>
          <text:p text:style-name="P71">Paiement sans document d'achat (avance TVA,...)</text:p>
        </text:list-item>
        <text:list-item>
          <text:p text:style-name="P71">Prélèvement par le gérant</text:p>
        </text:list-item>
      </text:list>
      <text:p text:style-name="Standard"/>
      <text:p text:style-name="Standard"/>
      <text:h text:style-name="Heading_20_2" text:outline-level="2"><text:bookmark-start text:name="__RefHeading__3278_1659357091"/>Avancé<text:bookmark-end text:name="__RefHeading__3278_1659357091"/></text:h>
      <text:p text:style-name="Standard"/>
      <text:h text:style-name="Heading_20_3" text:outline-level="3"><text:bookmark-start text:name="__RefHeading__8319_47197458"/>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Pour introduire un modèle opération, il suffit d'utiliser le journal dans lequel elle devra exister, de donner comme numéro de Pièce Justificative PREDEF puis de la sauver et confirmer, ensuite il suffit d'effacer cette opération.</text:p>
      <text:p text:style-name="Standard"><text:s/></text:p>
      <text:h text:style-name="Heading_20_3" text:outline-level="3"><text:bookmark-start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text:soft-page-break/></text:p>
      <text:p text:style-name="Standard">Vous pouvez aussi les renommer.</text:p>
      <text:h text:style-name="Heading_20_3" text:outline-level="3"><text:bookmark-start text:name="__RefHeading__8323_47197458"/>Rapport<text:bookmark-end text:name="__RefHeading__8323_47197458"/></text:h>
      <text:p text:style-name="Standard">Création des rapport</text:p>
      <text:h text:style-name="Heading_20_3" text:outline-level="3"><text:bookmark-start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Heading_20_2" text:outline-level="2"><text:bookmark-start text:name="__RefHeading__3280_1659357091"/>Le module de gestion<text:bookmark-end text:name="__RefHeading__3280_1659357091"/></text:h>
      <text:p text:style-name="Standard">Le module de gestion <text:s/>permet :</text:p>
      <text:list xml:id="list1431395706" text:style-name="L23">
        <text:list-item>
          <text:p text:style-name="P51">le suivi des clients, fournisseurs, des administrations (taxes, formalités...)...</text:p>
        </text:list-item>
        <text:list-item>
          <text:p text:style-name="P51">la génération de documents tel que facture, note de crédit, bordereau de livraison, bons de commande...</text:p>
        </text:list-item>
        <text:list-item>
          <text:p text:style-name="P51">Les prévisions</text:p>
        </text:list-item>
      </text:list>
      <text:p text:style-name="Standard"/>
      <text:h text:style-name="Heading_20_3" text:outline-level="3"><text:bookmark-start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start text:name="__RefHeading__3284_1659357091"/>Menu Fournisseur<text:bookmark-end text:name="__RefHeading__3284_1659357091"/></text:h>
      <text:p text:style-name="Standard">Comme menu client.</text:p>
      <text:h text:style-name="Heading_20_3" text:outline-level="3">Administrateurs</text:h>
      <text:p text:style-name="Text_20_body">Suivi des administrateurs, gérant et personnel </text:p>
      <text:h text:style-name="Heading_20_3" text:outline-level="3">contact</text:h>
      <text:p text:style-name="Text_20_body">Simple liste de contact</text:p>
      <text:h text:style-name="Heading_20_3" text:outline-level="3"><text:bookmark-start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text:soft-page-break/>avec ces services.</text:p>
      <text:p text:style-name="Standard"/>
      <text:h text:style-name="Heading_20_3" text:outline-level="3"><text:bookmark-start text:name="__RefHeading__47265_1213546022"/>Banque<text:bookmark-end text:name="__RefHeading__47265_1213546022"/></text:h>
      <text:p text:style-name="Text_20_body">Suivi des banques, prêts...</text:p>
      <text:h text:style-name="Heading_20_3" text:outline-level="3"><text:bookmark-start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start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start text:name="__RefHeading__34562567"/>Action Gestion<text:bookmark-end text:name="__RefHeading__34562567"/></text:h>
      <text:p text:style-name="Text_20_body">AD FOLLOW</text:p>
      <text:p text:style-name="Standard">Ce menu permet :</text:p>
      <text:list xml:id="list213835325" text:style-name="L24">
        <text:list-item>
          <text:p text:style-name="P52">de garder une trace de toutes les communications reçues ou envoyées,</text:p>
        </text:list-item>
        <text:list-item>
          <text:p text:style-name="P52">de générer des bons de commande</text:p>
        </text:list-item>
        <text:list-item>
          <text:p text:style-name="P52">de faire le suivi fournisseur, client, administration...</text:p>
        </text:list-item>
        <text:list-item>
          <text:p text:style-name="P52">de faire les documents de transferts pour les stocks</text:p>
        </text:list-item>
        <text:list-item>
          <text:p text:style-name="P52">de conserver vos déclarations ou vos documents internes (documentation, notes...) </text:p>
        </text:list-item>
        <text:list-item>
          <text:p text:style-name="P52">assurer le suivi d'une action, rendez-vous, lettre de rappel, courrier,</text:p>
        </text:list-item>
        <text:list-item>
          <text:p text:style-name="P52">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2159803378" text:style-name="L25">
        <text:list-item>
          <text:p text:style-name="P53">sur le quickcode de la fiche, cela sera celui du destinataire ,</text:p>
        </text:list-item>
        <text:list-item>
          <text:p text:style-name="P53">sur une partie du titre soit sur la référence,</text:p>
        </text:list-item>
        <text:list-item>
          <text:p text:style-name="P53"><text:soft-page-break/>par date (entre 2 dates),</text:p>
        </text:list-item>
        <text:list-item>
          <text:p text:style-name="P53">par date de rappel,</text:p>
        </text:list-item>
        <text:list-item>
          <text:p text:style-name="P53">par profil,</text:p>
        </text:list-item>
        <text:list-item>
          <text:p text:style-name="P53">par état (inclus ou exclus)</text:p>
        </text:list-item>
        <text:list-item>
          <text:p text:style-name="P53">par le type de codument</text:p>
        </text:list-item>
        <text:list-item>
          <text:p text:style-name="P53">par la référence </text:p>
        </text:list-item>
        <text:list-item>
          <text:p text:style-name="P53">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h text:style-name="Heading_20_2" text:outline-level="2"><text:bookmark-start text:name="__RefHeading__3292_1659357091"/>Le module de comptabilité analytique<text:bookmark-end text:name="__RefHeading__3292_1659357091"/></text:h>
      <text:p text:style-name="Standard"/>
      <text:h text:style-name="Heading_20_3" text:outline-level="3"><text:bookmark-start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text:soft-page-break/>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start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1652837243" text:style-name="L26">
        <text:list-item>
          <text:p text:style-name="P72">Magasin</text:p>
        </text:list-item>
        <text:list-item>
          <text:p text:style-name="P72">Dépense /recette</text:p>
        </text:list-item>
      </text:list>
      <text:p text:style-name="Text_20_body">Dans le plan analytique (ou axe) magasin, vous ajoutez les postes analytiques (ou centre)</text:p>
      <text:list xml:id="list371361392" text:style-name="L27">
        <text:list-item>
          <text:p text:style-name="P73"><text:s/>Magasin Avenue Linus Torvald</text:p>
        </text:list-item>
        <text:list-item>
          <text:p text:style-name="P73">Magasin Rue du Pingouin</text:p>
        </text:list-item>
      </text:list>
      <text:p text:style-name="Text_20_body">Dans le plan analytique Dépense / Recette, vous ajoutez </text:p>
      <text:list xml:id="list2073266580" text:style-name="L28">
        <text:list-item>
          <text:p text:style-name="P74">Vente marchandise</text:p>
        </text:list-item>
        <text:list-item>
          <text:p text:style-name="P74">Frais loyer</text:p>
        </text:list-item>
        <text:list-item>
          <text:p text:style-name="P74">Frais électricité</text:p>
        </text:list-item>
        <text:list-item>
          <text:p text:style-name="P74">Frais personnel </text:p>
        </text:list-item>
        <text:list-item>
          <text:p text:style-name="P74">Frais chauffage</text:p>
        </text:list-item>
        <text:list-item>
          <text:p text:style-name="P74">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text:soft-page-break/>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5">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5">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5">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5">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5">300</text:p>
          </table:table-cell>
          <table:table-cell table:style-name="Tableau13.B1" office:value-type="float" office:value="200">
            <text:p text:style-name="P25">200</text:p>
          </table:table-cell>
          <table:table-cell table:style-name="Tableau13.D1" office:value-type="float" office:value="0">
            <text:p text:style-name="P25">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5">1200</text:p>
          </table:table-cell>
          <table:table-cell table:style-name="Tableau13.B2" office:value-type="float" office:value="1000">
            <text:p text:style-name="P25">1000</text:p>
          </table:table-cell>
          <table:table-cell table:style-name="Tableau13.D2" office:value-type="float" office:value="200">
            <text:p text:style-name="P25">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A2" office:value-type="string">
            <text:p text:style-name="P25">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A3" office:value-type="string">
            <text:p text:style-name="P25">1.000,00</text:p>
          </table:table-cell>
          <table:table-cell table:style-name="Tableau12.A3" office:value-type="string">
            <text:p text:style-name="P25">1.000,00</text:p>
          </table:table-cell>
          <table:table-cell table:style-name="Tableau12.A2" office:value-type="string">
            <text:p text:style-name="P25">credit</text:p>
          </table:table-cell>
        </table:table-row>
        <text:soft-page-break/>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5">1.200,00</text:p>
          </table:table-cell>
          <table:table-cell table:style-name="Tableau12.C3" office:value-type="float" office:value="0">
            <text:p text:style-name="P25">0</text:p>
          </table:table-cell>
          <table:table-cell table:style-name="Tableau12.A3" office:value-type="string">
            <text:p text:style-name="P25">1.200,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5">1.200,00 </text:p>
          </table:table-cell>
          <table:table-cell table:style-name="Tableau12.A3" office:value-type="string">
            <text:p text:style-name="P25">1.000,00</text:p>
          </table:table-cell>
          <table:table-cell table:style-name="Tableau12.C3" office:value-type="float" office:value="200">
            <text:p text:style-name="P25">200</text:p>
          </table:table-cell>
          <table:table-cell table:style-name="Tableau12.A2" office:value-type="string">
            <text:p text:style-name="P25">debit</text:p>
          </table:table-cell>
        </table:table-row>
      </table:table>
      <text:p text:style-name="Text_20_body"/>
      <text:h text:style-name="Heading_20_3" text:outline-level="3"><text:bookmark-start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start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Standard">Sur le wiki, wiki.phpcompta.eu il y a d'autres exemples d'utilisation de la comptabilité analytique.</text:p>
      <text:h text:style-name="Heading_20_3" text:outline-level="3"><text:bookmark-start text:name="__RefHeading__3298_1659357091"/>Plan analytique<text:bookmark-end text:name="__RefHeading__3298_1659357091"/></text:h>
      <text:h text:style-name="Heading_20_4" text:outline-level="4"><text:bookmark-start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bookmark-start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start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start text:name="__RefHeading__3302_1659357091"/>Impression<text:bookmark-end text:name="__RefHeading__3302_1659357091"/></text:h>
      <text:h text:style-name="Heading_20_4" text:outline-level="4"><text:bookmark-start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start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start text:name="__RefHeading__8009_47197458"/><text:soft-page-break/>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start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B2" office:value-type="float" office:value="50">
            <text:p text:style-name="P25">50</text:p>
          </table:table-cell>
          <table:table-cell table:style-name="Tableau15.E2" office:value-type="float" office:value="50">
            <text:p text:style-name="P25">50</text:p>
          </table:table-cell>
        </table:table-row>
        <table:table-row>
          <table:table-cell table:style-name="Tableau15.A2" office:value-type="string">
            <text:p text:style-name="Text_20_body">FID14 Electricité</text:p>
          </table:table-cell>
          <table:table-cell table:style-name="Tableau15.A2" office:value-type="string">
            <text:p text:style-name="P25">-2.210,00</text:p>
          </table:table-cell>
          <table:table-cell table:style-name="Tableau15.B2" office:value-type="float" office:value="152">
            <text:p text:style-name="P25">152</text:p>
          </table:table-cell>
          <table:table-cell table:style-name="Tableau15.B2" office:value-type="float" office:value="0">
            <text:p text:style-name="P25">0</text:p>
          </table:table-cell>
          <table:table-cell table:style-name="Tableau15.E7" office:value-type="string">
            <text:p text:style-name="P25">-2.058,00</text:p>
          </table:table-cell>
        </table:table-row>
        <table:table-row>
          <table:table-cell table:style-name="Tableau15.A2" office:value-type="string">
            <text:p text:style-name="Text_20_body">FID15 Loyer</text:p>
          </table:table-cell>
          <table:table-cell table:style-name="Tableau15.B2" office:value-type="float" office:value="-255">
            <text:p text:style-name="P25">-255</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2" office:value-type="float" office:value="-255">
            <text:p text:style-name="P25">-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A2" office:value-type="string">
            <text:p text:style-name="P25">1.300,00</text:p>
          </table:table-cell>
          <table:table-cell table:style-name="Tableau15.E7" office:value-type="string">
            <text:p text:style-name="P25">1.300,00</text:p>
          </table:table-cell>
        </table:table-row>
        <table:table-row>
          <table:table-cell table:style-name="Tableau15.A2" office:value-type="string">
            <text:p text:style-name="Text_20_body">FID17 Matériel bureau</text:p>
          </table:table-cell>
          <table:table-cell table:style-name="Tableau15.A2" office:value-type="string">
            <text:p text:style-name="P25">-1.500,00</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7" office:value-type="string">
            <text:p text:style-name="P25">-1.500,00</text:p>
          </table:table-cell>
        </table:table-row>
        <table:table-row>
          <table:table-cell table:style-name="Tableau15.A2" office:value-type="string">
            <text:p text:style-name="Text_20_body">Totaux</text:p>
          </table:table-cell>
          <table:table-cell table:style-name="Tableau15.A2" office:value-type="string">
            <text:p text:style-name="P25">-3.965,00</text:p>
          </table:table-cell>
          <table:table-cell table:style-name="Tableau15.B2" office:value-type="float" office:value="152">
            <text:p text:style-name="P25">152</text:p>
          </table:table-cell>
          <table:table-cell table:style-name="Tableau15.A2" office:value-type="string">
            <text:p text:style-name="P25">1.350,00</text:p>
          </table:table-cell>
          <table:table-cell table:style-name="Tableau15.E7" office:value-type="string">
            <text:p text:style-name="P25">-2.463,00</text:p>
          </table:table-cell>
        </table:table-row>
      </table:table>
      <text:p text:style-name="Standard"/>
      <text:h text:style-name="Heading_20_3" text:outline-level="3"><text:bookmark-start text:name="__RefHeading__3304_1659357091"/>Liaison avec la comptabilité générale<text:bookmark-end text:name="__RefHeading__3304_1659357091"/></text:h>
      <text:h text:style-name="Heading_20_4" text:outline-level="4" text:is-list-header="true"><text:bookmark-start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start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6"/>
      <text:p text:style-name="Standard"/>
      <text:p text:style-name="Heading">Chapitre 5</text:p>
      <text:h text:style-name="P93" text:outline-level="1"><text:bookmark-start text:name="__RefHeading__3322_1659357091"/>Développement de PhpCompta<text:bookmark-end text:name="__RefHeading__3322_1659357091"/></text:h>
      <text:p text:style-name="P18"/>
      <text:h text:style-name="Heading_20_2" text:outline-level="2" text:restart-numbering="true" text:start-value="-1"><text:bookmark-start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text:bookmark-start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start text:name="__RefHeading__8017_47197458"/>Formules dans le bilan<text:bookmark-end text:name="__RefHeading__8017_47197458"/></text:h>
      <text:p text:style-name="P23">Le solde d'un compte est noté entre crochet, on peut utiliser le S pour avoir un nombre négatif si le Débit est &lt; au Crédit, rien pour avoir un nombre absolu... (voir <text:s/><text:bookmark-ref text:reference-format="chapter" text:ref-name="__RefHeading__33633829">4</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text:soft-page-break/></text:p>
      <text:h text:style-name="Heading_20_2" text:outline-level="2"><text:bookmark-start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start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__RefHeading__8019_47197458"/><text:bookmark-start text:name="Contrôle"/>Contrôle<text:bookmark-end text:name="__RefHeading__8019_47197458"/><text:bookmark-end text:name="Contrôle"/></text:h>
      <text:p text:style-name="Standard">Un contrôle est une page php, qui en fonction de l'action demandé va inclure la page «modèle» qu'il faut.</text:p>
      <text:p text:style-name="Standard">Dans phpcompta,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Dans PhpCompta,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start text:name="__RefHeading__8021_47197458"/>Vue<text:bookmark-end text:name="__RefHeading__8021_47197458"/></text:h>
      <text:p text:style-name="Standard">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oft-page-break/><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start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p text:style-name="Standard"/>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start text:name="__RefHeading__8337_47197458"/>La documentation<text:bookmark-end text:name="__RefHeading__8337_47197458"/></text:h>
      <text:p text:style-name="Standard"><draw:frame draw:style-name="fr1" draw:name="Cadre2" text:anchor-type="paragraph" svg:x="4.62cm" svg:y="1.312cm" svg:width="9.737cm" draw:z-index="0"><draw:text-box fo:min-height="7.636c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start text:name="__RefHeading__8953_1744360225"/>PhpCompta<text:bookmark-end text:name="__RefHeading__8953_1744360225"/></text:h>
      <text:p text:style-name="Text_20_body">PhpCompta utilise le MVC, toutes les actions sont controlées par do.php pour les pages web, export.php pour tous les exports (PDF, ODT ou CSV). Ce sont les contrôleurs.</text:p>
      <text:h text:style-name="Heading_20_4" text:outline-level="4"><text:bookmark-start text:name="__RefHeading__8955_1744360225"/>Fichiers importants <text:bookmark-end text:name="__RefHeading__8955_1744360225"/></text:h>
      <text:p text:style-name="Text_20_body">Les fichiers à inclure sont dans la table menu_ref, cette table est accèdée à travers la table profile_menu qui décrit l'interface de l'utilisateur, ce qui automatiquement empêche un utilisateur d'accèder à un menu auquel il n'a pas accès.</text:p>
      <text:p text:style-name="Text_20_body">Le répertoire include contient les fichiers à inclure, les noms de fichiers suivent la logique suivant : </text:p>
      <text:list xml:id="list784081637" text:style-name="L29">
        <text:list-item>
          <text:p text:style-name="P75">Action ajax, le nom de fichier commence par ajax,</text:p>
        </text:list-item>
        <text:list-item>
          <text:p text:style-name="P75">fichier à inclure le nom de fichier termine par inc.php,</text:p>
        </text:list-item>
        <text:list-item>
          <text:p text:style-name="P75">fichier objet correspondant à une table NOM_TABLE dans la base de données:class_NOM_TABLE_sql.php, </text:p>
        </text:list-item>
        <text:list-item>
          <text:p text:style-name="P75">fichier d'object le nom commençent par class</text:p>
        </text:list-item>
      </text:list>
      <text:p text:style-name="Text_20_body">Dans le répertoire template, vous avez les modèles, ce sont des fichiers contenant surtout du code HTML.</text:p>
      <text:p text:style-name="Text_20_body">En résumé : </text:p>
      <text:p text:style-name="Text_20_body">Les contrôleurs sont do.php, export.php </text:p>
      <text:p text:style-name="Text_20_body">Les modèles sont dans include/template</text:p>
      <text:p text:style-name="Text_20_body">et les vues sont dans le répertore include</text:p>
      <text:h text:style-name="Heading_20_4" text:outline-level="4"><text:bookmark-start text:name="__RefHeading__8025_47197458"/>La partie base de données<text:bookmark-end text:name="__RefHeading__8025_47197458"/></text:h>
      <text:h text:style-name="Heading_20_5" text:outline-level="5"><text:bookmark-start text:name="__RefHeading__8957_1744360225"/>Méthode non recommandée<text:bookmark-end text:name="__RefHeading__8957_1744360225"/></text:h>
      <text:p text:style-name="Text_20_body">On avait commencé ainsi, on générait le fichier php à une table grâce à un script (dans phpcompta/dev/manage-code/create-file/create-phpclass.py)</text:p>
      <text:p text:style-name="Text_20_body">Les colonnes de la table sont dans un tableau et déclaré comme variable privée. Ce <text:soft-page-break/>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 <text:s/><text:span text:style-name="symbol0_5f_php">}</text:span></text:p>
      <text:p text:style-name="Standard"><text:soft-page-break/>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phpcompta'</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déboggages. Je crée une simple page html/test.php et j'appelle la classe; dans la fonction test_me je mets tout ce que je souhaite tester.</text:p>
      <text:p text:style-name="Standard"/>
      <text:h text:style-name="Heading_20_5" text:outline-level="5"><text:bookmark-start text:name="__RefHeading__8959_1744360225"/><text:soft-page-break/>Nouvelle méthode<text:bookmark-end text:name="__RefHeading__8959_1744360225"/></text:h>
      <text:p text:style-name="Standard"/>
      <text:p text:style-name="Standard">Nous avons créér une classe Phpcompta_Sql qui va nous permettre de faire la même chose en très peu de ligne de code. </text:p>
      <text:p text:style-name="Standard"/>
      <text:p text:style-name="Standard">Cette classe fournit les fonctions suivantes</text:p>
      <text:list xml:id="list184281509" text:style-name="L30">
        <text:list-item>
          <text:p text:style-name="P54">insert pour insérer une ligne <text:s/>dans la base de données</text:p>
        </text:list-item>
        <text:list-item>
          <text:p text:style-name="P54">delete pour insérer une ligne <text:s/>dans la base de données </text:p>
        </text:list-item>
        <text:list-item>
          <text:p text:style-name="P54">update pour mettre à jour une ligne dans la base de données</text:p>
        </text:list-item>
        <text:list-item>
          <text:p text:style-name="P54">verify à surcharger, vérifie que les données sont conformes</text:p>
        </text:list-item>
        <text:list-item>
          <text:p text:style-name="P54">setp setter</text:p>
        </text:list-item>
        <text:list-item>
          <text:p text:style-name="P54">getp getter</text:p>
        </text:list-item>
        <text:list-item>
          <text:p text:style-name="P54">get_info affiche le contenu de l'objet</text:p>
        </text:list-item>
        <text:list-item>
          <text:p text:style-name="P54">from_array transforme un tableau en un objet</text:p>
        </text:list-item>
        <text:list-item>
          <text:p text:style-name="P54">seek recherche dans la table sur base d'une condition </text:p>
        </text:list-item>
        <text:list-item>
          <text:p text:style-name="P54">next retourne l'objet suivant (après seek)</text:p>
        </text:list-item>
      </text:list>
      <text:p text:style-name="Standard"/>
      <text:p text:style-name="Standard">Voici tout le code à taper par table, exemple pour la table stock_change</text:p>
      <text:p text:style-name="code"><text:span text:style-name="keyword1_5f_php">class</text:span> Stock_Change_Sql <text:span text:style-name="keyword1_5f_php">extends</text:span> PhpCompta_Sql<text:line-break/><text:span text:style-name="symbol0_5f_php">{</text:span><text:line-break/><text:tab/><text:span text:style-name="comment0_5f_php">// Le contructeur obligatoire<text:line-break/><text:tab/></text:span><text:span text:style-name="keyword1_5f_php">function</text:span><text:span text:style-name="comment0_5f_php"> __construct</text:span><text:span text:style-name="symbol0_5f_php">(</text:span><text:span text:style-name="regexp0_5f_php">$p_id</text:span><text:span text:style-name="comment0_5f_php"> </text:span><text:span text:style-name="symbol0_5f_php">=</text:span><text:span text:style-name="comment0_5f_php"> </text:span><text:span text:style-name="symbol0_5f_php">-</text:span><text:span text:style-name="number_5f_php">1</text:span><text:span text:style-name="symbol0_5f_php">)</text:span><text:span text:style-name="comment0_5f_php"><text:line-break/><text:tab/></text:span><text:span text:style-name="symbol0_5f_php">{</text:span></text:p>
      <text:p text:style-name="code"><text:tab/><text:tab/><text:span text:style-name="comment0_5f_php">// Façon dont les dates sont utilisées<text:line-break/><text:tab/><text:tab/></text:span><text:span text:style-name="regexp0_5f_php-brief">$this</text:span><text:span text:style-name="symbol0_5f_php-brief">-&gt;</text:span><text:span text:style-name="comment0_5f_php">date_format</text:span><text:span text:style-name="symbol0_5f_php-brief">=</text:span><text:span text:style-name="string_5f_php-brief">"DD.MM.YYYY"</text:span><text:span text:style-name="symbol0_5f_php-brief">;</text:span></text:p>
      <text:p text:style-name="code"><text:tab/><text:tab/><text:span text:style-name="comment0_5f_php">// Nom de la table <text:line-break/><text:tab/><text:tab/></text:span><text:span text:style-name="regexp0_5f_php-brief">$this</text:span><text:span text:style-name="symbol0_5f_php-brief">-&gt;</text:span><text:span text:style-name="comment0_5f_php">table </text:span><text:span text:style-name="symbol0_5f_php-brief">=</text:span><text:span text:style-name="comment0_5f_php"> </text:span><text:span text:style-name="string_5f_php-brief">"public.stock_change"</text:span><text:span text:style-name="symbol0_5f_php-brief">;</text:span></text:p>
      <text:p text:style-name="code"><text:tab/><text:tab/><text:span text:style-name="comment0_5f_php-brief">// nom de la clef primaire<text:line-break/><text:tab/><text:tab/></text:span><text:span text:style-name="regexp0_5f_php">$this</text:span><text:span text:style-name="symbol0_5f_php">-&gt;</text:span><text:span text:style-name="comment0_5f_php-brief">primary_key </text:span><text:span text:style-name="symbol0_5f_php">=</text:span><text:span text:style-name="comment0_5f_php-brief"> </text:span><text:span text:style-name="string_5f_php">"c_id"</text:span><text:span text:style-name="symbol0_5f_php">;</text:span><text:span text:style-name="comment0_5f_php-brief"><text:line-break/></text:span></text:p>
      <text:p text:style-name="code"><text:tab/><text:tab/><text:span text:style-name="comment0_5f_php-brief">// Structure de la table, à gauche le nom logique utilisable<text:line-break/><text:tab/><text:tab/>// avec les getters/setters (setp/getp) et à droite le nom de la<text:line-break/><text:tab/><text:tab/>// colonne<text:line-break/><text:tab/><text:tab/></text:span><text:span text:style-name="regexp0_5f_php">$this</text:span><text:span text:style-name="symbol0_5f_php">-&gt;</text:span><text:span text:style-name="comment0_5f_php-brief">name </text:span><text:span text:style-name="symbol0_5f_php">=</text:span><text:span text:style-name="comment0_5f_php-brief"> </text:span><text:span text:style-name="keyword2_5f_php">array</text:span><text:span text:style-name="symbol0_5f_php">(</text:span><text:span text:style-name="comment0_5f_php-brief"><text:line-break/><text:tab/><text:tab/><text:tab/></text:span><text:span text:style-name="string_5f_php">"id"</text:span><text:span text:style-name="comment0_5f_php-brief"> </text:span><text:span text:style-name="symbol0_5f_php">=&gt;</text:span><text:span text:style-name="comment0_5f_php-brief"> </text:span><text:span text:style-name="string_5f_php">"c_id"</text:span><text:span text:style-name="symbol0_5f_php">,</text:span><text:span text:style-name="comment0_5f_php-brief"><text:line-break/><text:tab/><text:tab/><text:tab/></text:span><text:span text:style-name="string_5f_php">"c_comment"</text:span><text:span text:style-name="comment0_5f_php-brief"> </text:span><text:span text:style-name="symbol0_5f_php">=&gt;</text:span><text:span text:style-name="comment0_5f_php-brief"> </text:span><text:span text:style-name="string_5f_php">"c_comment"</text:span><text:span text:style-name="symbol0_5f_php">,</text:span><text:span text:style-name="comment0_5f_php-brief"><text:line-break/><text:tab/><text:tab/><text:tab/></text:span><text:span text:style-name="string_5f_php">"c_date"</text:span><text:span text:style-name="comment0_5f_php-brief"> </text:span><text:span text:style-name="symbol0_5f_php">=&gt;</text:span><text:span text:style-name="comment0_5f_php-brief"> </text:span><text:span text:style-name="string_5f_php">"c_date"</text:span><text:span text:style-name="symbol0_5f_php">,</text:span><text:span text:style-name="comment0_5f_php-brief"><text:line-break/><text:tab/><text:tab/><text:tab/></text:span><text:span text:style-name="string_5f_php">"tech_date"</text:span><text:span text:style-name="symbol0_5f_php">=&gt;</text:span><text:span text:style-name="string_5f_php">"tech_date"</text:span><text:span text:style-name="symbol0_5f_php">,</text:span><text:span text:style-name="comment0_5f_php-brief"><text:line-break/><text:tab/><text:tab/><text:tab/></text:span><text:span text:style-name="string_5f_php">"tech_user"</text:span><text:span text:style-name="symbol0_5f_php">=&gt;</text:span><text:span text:style-name="string_5f_php">"tech_user"</text:span><text:span text:style-name="symbol0_5f_php">,</text:span><text:span text:style-name="comment0_5f_php-brief"><text:line-break/><text:tab/><text:tab/><text:tab/></text:span><text:span text:style-name="string_5f_php">"r_id"</text:span><text:span text:style-name="symbol0_5f_php">=&gt;</text:span><text:span text:style-name="string_5f_php">"r_id"</text:span><text:span text:style-name="comment0_5f_php-brief"><text:line-break/><text:tab/><text:tab/></text:span><text:span text:style-name="symbol0_5f_php">);</text:span><text:span text:style-name="comment0_5f_php-brief"><text:line-break/><text:tab/><text:tab/>// Type de données<text:line-break/><text:tab/><text:tab/></text:span><text:span text:style-name="regexp0_5f_php-brief">$this</text:span><text:span text:style-name="symbol0_5f_php-brief">-&gt;</text:span><text:span text:style-name="comment0_5f_php-brief">type </text:span><text:span text:style-name="symbol0_5f_php-brief">=</text:span><text:span text:style-name="comment0_5f_php-brief"> </text:span><text:span text:style-name="keyword2_5f_php-brief">array</text:span><text:span text:style-name="symbol0_5f_php-brief">(</text:span><text:span text:style-name="comment0_5f_php-brief"><text:line-break/><text:tab/><text:tab/><text:tab/></text:span><text:span text:style-name="string_5f_php-brief">"c_id"</text:span><text:span text:style-name="comment0_5f_php-brief"> </text:span><text:span text:style-name="symbol0_5f_php-brief">=&gt;</text:span><text:span text:style-name="comment0_5f_php-brief"> </text:span><text:span text:style-name="string_5f_php-brief">"numeric"</text:span><text:span text:style-name="symbol0_5f_php-brief">,</text:span><text:span text:style-name="comment0_5f_php-brief"><text:line-break/><text:tab/><text:tab/><text:tab/></text:span><text:span text:style-name="string_5f_php-brief">"c_comment"</text:span><text:span text:style-name="comment0_5f_php-brief"> </text:span><text:span text:style-name="symbol0_5f_php-brief">=&gt;</text:span><text:span text:style-name="comment0_5f_php-brief"> </text:span><text:span text:style-name="string_5f_php-brief">"text"</text:span><text:span text:style-name="symbol0_5f_php-brief">,</text:span><text:span text:style-name="comment0_5f_php-brief"><text:line-break/><text:tab/><text:tab/><text:tab/></text:span><text:span text:style-name="string_5f_php-brief">"c_date"</text:span><text:span text:style-name="comment0_5f_php-brief"> </text:span><text:span text:style-name="symbol0_5f_php-brief">=&gt;</text:span><text:span text:style-name="comment0_5f_php-brief"> </text:span><text:span text:style-name="string_5f_php-brief">"date"</text:span><text:span text:style-name="symbol0_5f_php-brief">,</text:span><text:span text:style-name="comment0_5f_php-brief"><text:line-break/><text:tab/><text:tab/><text:tab/></text:span><text:span text:style-name="string_5f_php-brief">"tech_date"</text:span><text:span text:style-name="symbol0_5f_php-brief">=&gt;</text:span><text:span text:style-name="string_5f_php-brief">"date"</text:span><text:span text:style-name="symbol0_5f_php-brief">,</text:span><text:span text:style-name="comment0_5f_php-brief"><text:line-break/><text:tab/><text:tab/><text:tab/></text:span><text:span text:style-name="string_5f_php-brief">"tech_user"</text:span><text:span text:style-name="symbol0_5f_php-brief">=&gt;</text:span><text:span text:style-name="string_5f_php-brief">"text"</text:span><text:span text:style-name="symbol0_5f_php-brief">,</text:span><text:span text:style-name="comment0_5f_php-brief"><text:line-break/><text:tab/><text:tab/><text:tab/></text:span><text:span text:style-name="string_5f_php-brief">"r_id"</text:span><text:span text:style-name="symbol0_5f_php-brief">=&gt;</text:span><text:span text:style-name="string_5f_php-brief">"numeric"</text:span><text:span text:style-name="comment0_5f_php-brief"><text:line-break/><text:tab/><text:tab/></text:span><text:span text:style-name="symbol0_5f_php-brief">);</text:span><text:span text:style-name="comment0_5f_php-brief"><text:line-break/><text:tab/><text:tab/>// Les colonnes qui ne peuvent pas être changée ni par insert ni par <text:line-break/></text:span><text:tab/><text:tab/><text:span text:style-name="comment0_5f_php">// update parce leurs valeurs sont données automatiquement <text:line-break/></text:span><text:tab/><text:tab/><text:span text:style-name="comment0_5f_php">// exemple : la clef primaire qui est un numéro de séquence <text:line-break/><text:tab/></text:span><text:tab/><text:span text:style-name="comment0_5f_php">//automatiquement donné<text:line-break/><text:tab/><text:tab/></text:span><text:span text:style-name="regexp0_5f_php-brief">$this</text:span><text:span text:style-name="symbol0_5f_php-brief">-&gt;</text:span><text:span text:style-name="comment0_5f_php">default </text:span><text:span text:style-name="symbol0_5f_php-brief">=</text:span><text:span text:style-name="comment0_5f_php"> </text:span><text:span text:style-name="keyword2_5f_php-brief">array</text:span><text:span text:style-name="symbol0_5f_php-brief">(</text:span><text:span text:style-name="comment0_5f_php"><text:line-break/><text:tab/><text:tab/><text:tab/></text:span><text:span text:style-name="string_5f_php-brief">"c_id"</text:span><text:span text:style-name="comment0_5f_php"> </text:span><text:span text:style-name="symbol0_5f_php-brief">=&gt;</text:span><text:span text:style-name="comment0_5f_php"> </text:span><text:span text:style-name="string_5f_php-brief">"auto"</text:span><text:span text:style-name="symbol0_5f_php-brief">,</text:span><text:span text:style-name="comment0_5f_php"><text:line-break/><text:tab/><text:tab/><text:tab/></text:span><text:span text:style-name="string_5f_php-brief">"tech_date"</text:span><text:span text:style-name="comment0_5f_php"> </text:span><text:span text:style-name="symbol0_5f_php-brief">=&gt;</text:span><text:span text:style-name="comment0_5f_php"> </text:span><text:span text:style-name="string_5f_php-brief">"auto"</text:span><text:span text:style-name="comment0_5f_php"><text:line-break/></text:span><text:span text:style-name="comment0_5f_php"><text:tab/><text:tab/></text:span><text:span text:style-name="symbol0_5f_php-brief">);</text:span><text:span text:style-name="comment0_5f_php"><text:line-break/></text:span><text:span text:style-name="comment0_5f_php"><text:tab/><text:tab/></text:span><text:span text:style-name="keyword2_5f_php-brief">global</text:span><text:span text:style-name="comment0_5f_php"> </text:span><text:span text:style-name="regexp0_5f_php-brief">$cn</text:span><text:span text:style-name="symbol0_5f_php-brief">;</text:span><text:span text:style-name="comment0_5f_php"><text:line-break/><text:line-break/><text:tab/><text:tab/>parent</text:span><text:span text:style-name="symbol0_5f_php-brief">::</text:span><text:span text:style-name="comment0_5f_php">__construct</text:span><text:span text:style-name="symbol0_5f_php-brief">(</text:span><text:span text:style-name="regexp0_5f_php-brief">$cn</text:span><text:span text:style-name="symbol0_5f_php-brief">,</text:span><text:span text:style-name="comment0_5f_php"> </text:span><text:span text:style-name="regexp0_5f_php-brief">$p_id</text:span><text:span text:style-name="symbol0_5f_php-brief">);</text:span><text:span text:style-name="comment0_5f_php"><text:line-break/><text:tab/></text:span><text:span text:style-name="symbol0_5f_php-brief">}</text:span><text:span text:style-name="comment0_5f_php"><text:line-break/></text:span><text:span text:style-name="symbol0_5f_php-brief">}</text:span></text:p>
      <text:p text:style-name="Standard"><text:span text:style-name="symbol0_5f_php-brief"><text:span text:style-name="T19">Si on change la structure d'une table, il ne faut presque rien changer : seulement quelques lignes. </text:span></text:span></text:p>
      <text:h text:style-name="Heading_20_3" text:outline-level="3"><text:bookmark-start text:name="__RefHeading__8339_47197458"/>Conclusion<text:bookmark-end text:name="__RefHeading__8339_47197458"/></text:h>
      <text:p text:style-name="Standard"><text:soft-page-break/>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start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start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9"/>
      <text:h text:style-name="Heading_20_2" text:outline-level="2"><text:bookmark-start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start text:name="__RefHeading__8343_47197458"/>L'API<text:bookmark-end text:name="__RefHeading__8343_47197458"/></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start text:name="__RefHeading__8345_47197458"/>Installation de l'extension<text:bookmark-end text:name="__RefHeading__8345_47197458"/></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dans le « direct access »<text:line-break/></text:p>
      <text:h text:style-name="Heading_20_3" text:outline-level="3"><text:bookmark-start text:name="__RefHeading__8347_47197458"/>Explication des champs<text:line-break/><text:bookmark-end text:name="__RefHeading__8347_47197458"/></text:h>
      <text:list xml:id="list183341140" text:style-name="L31">
        <text:list-item>
          <text:p text:style-name="P55">Label, est le nom de menu de votre extension</text:p>
        </text:list-item>
        <text:list-item>
          <text:p text:style-name="P55">Code est utilisé pour inclure le fichier du plugin, il correspond au champs caché EXT</text:p>
        </text:list-item>
        <text:list-item>
          <text:p text:style-name="P55">Fichier est le chemin vers l'extension (sans le répertoire phpcompta/include/ext)</text:p>
          <text:p text:style-name="P55"><text:s/><text:line-break/></text:p>
        </text:list-item>
      </text:list>
      <text:p text:style-name="Standard"><text:s/>Pour notre extension, les valeurs suivantes sont données</text:p>
      <text:list xml:id="list93911695" text:style-name="L32">
        <text:list-item>
          <text:p text:style-name="P56">Label : Mon dummy à moi</text:p>
        </text:list-item>
      </text:list>
      <text:list xml:id="list1896449141" text:style-name="L33">
        <text:list-item>
          <text:p text:style-name="P57">code : dum</text:p>
        </text:list-item>
        <text:list-item>
          <text:p text:style-name="P57"><text:soft-page-break/>Fichier : dummy/dummy.php</text:p>
          <text:p text:style-name="P65"><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start text:name="__RefHeading__8349_47197458"/>Développement du plugin<text:bookmark-end text:name="__RefHeading__8349_47197458"/></text:h>
      <text:h text:style-name="Heading_20_4" text:outline-level="4"><text:bookmark-start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text:span><text:span text:style-name="string_5f_php">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span><text:span text:style-name="string_5f_php"><text:tab/><text:line-break/><text:tab/>echo "&lt;/ul&gt;<text:line-break/> }</text:span></text:p>
      <text:p text:style-name="P5"/>
      <text:h text:style-name="Heading_20_4" text:outline-level="4"><text:bookmark-start text:name="__RefHeading__8031_47197458"/><text:soft-page-break/><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start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span><text:span text:style-name="comment0_5f_php"><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oft-page-break/><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span><text:span text:style-name="comment0_5f_php"><text:tab/>// On récupère les propriétés de cette catégorie de fiche<text:line-break/></text:span><text:span text:style-name="comment0_5f_php"><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span><text:span text:style-name="comment0_5f_php"><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text:soft-page-break/>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1">1 <text:span text:style-name="T6">→</text:span> Nom</text:p>
      <text:p text:style-name="P31">2 <text:span text:style-name="T6">→ </text:span>Taux TVA</text:p>
      <text:p text:style-name="P31">3 <text:span text:style-name="T6">→</text:span>Numéro de compte</text:p>
      <text:p text:style-name="P31">4→Nom de la banque</text:p>
      <text:p text:style-name="P31">5→Poste Comptable</text:p>
      <text:p text:style-name="P31">6→Prix vente</text:p>
      <text:p text:style-name="P31">7→Prix achat</text:p>
      <text:p text:style-name="P31">8→Durée Amortissement</text:p>
      <text:p text:style-name="P31">9→Description</text:p>
      <text:p text:style-name="P31">10→Date début</text:p>
      <text:p text:style-name="P31">11→Montant initial</text:p>
      <text:p text:style-name="P31">12→Personne de contact </text:p>
      <text:p text:style-name="P31">13→numéro de TVA </text:p>
      <text:p text:style-name="P31">14→Adresse </text:p>
      <text:p text:style-name="P31">15→code postal</text:p>
      <text:p text:style-name="P31">16→pays </text:p>
      <text:p text:style-name="P31">17→téléphone </text:p>
      <text:p text:style-name="P31">18→email </text:p>
      <text:p text:style-name="P31">19→Gestion stock</text:p>
      <text:p text:style-name="P31">20→Partie fiscalement non déductible</text:p>
      <text:p text:style-name="P31">21→TVA non déductible</text:p>
      <text:p text:style-name="P31">22→TVA non déductible récupérable par l'impôt</text:p>
      <text:p text:style-name="P31">23→Quick Code</text:p>
      <text:p text:style-name="P31">24→Ville</text:p>
      <text:p text:style-name="P31">25→Société</text:p>
      <text:p text:style-name="P31">26→Fax</text:p>
      <text:p text:style-name="P31">27→GSM</text:p>
      <text:p text:style-name="P31">30→Numéro de client</text:p>
      <text:p text:style-name="P31">31→Dépense <text:s/>à charge du gérant (partie privée)</text:p>
      <text:p text:style-name="P31">32→ Prénom</text:p>
      <text:p text:style-name="P31"/>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start text:name="__RefHeading__8035_47197458"/>Remarque pour le javascript<text:bookmark-end text:name="__RefHeading__8035_47197458"/></text:h>
      <text:p text:style-name="Standard">Pour l'ajax, les fonctions javascripts devront appeler PhpCompta/html/ajax.php, ce fichier inclura automatiquement le fichier ajax dans le répertoire du plugin, il faut donner en paramètre les variables : gDossier, PHPSESSID et plugin_code (ou code AD),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30"/>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text:span><text:soft-page-break/><text:span text:style-name="T12">gDossier='</text:span><text:span text:style-name="T10">+gDossier+</text:span><text:span text:style-name="T12">'&amp;plugin_code=STOCK&amp;act=sh&amp;d_id='</text:span><text:span text:style-name="T10">+d_id+</text:span><text:span text:style-name="T12">'&amp;PHPSESSID='</text:span><text:span text:style-name="T10">+phpsessid);</text:span></text:p>
      <text:p text:style-name="P20">}</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start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doc (section documentation)</text:p>
      <text:p text:style-name="Standard"/>
      <text:h text:style-name="P94" text:outline-level="1" text:is-list-header="true"><text:bookmark-start text:name="__RefHeading__3318_1659357091"/>Annexe <text:bookmark-end text:name="__RefHeading__3318_1659357091"/></text:h>
      <text:h text:style-name="P92" text:outline-level="2" text:restart-numbering="true" text:start-value="-1"><text:bookmark-start text:name="__RefHeading__4631_369900646"/>Trucs et astuces<text:bookmark-end text:name="__RefHeading__4631_369900646"/></text:h>
      <text:h text:style-name="P95" text:outline-level="3"><text:bookmark-start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95" text:outline-level="3"><text:bookmark-start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start text:name="__RefHeading__8353_47197458"/>Utiliser le wiki <text:bookmark-end text:name="__RefHeading__8353_47197458"/></text:h>
      <text:p text:style-name="Text_20_body">Le wiki complète cette documentation, n'hésitez pas à l'utilisez ou à <text:s/>l'améliorer</text:p>
      <text:h text:style-name="P92" text:outline-level="2"><text:bookmark-start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STO</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ext:soft-page-break/>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HISTO</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HISTO</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HISTO</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ext:soft-page-break/>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
      <text:p text:style-name="Text_20_body"/>
      <text:h text:style-name="P92" text:outline-level="2"><text:bookmark-start text:name="__RefHeading__3332_1659357091"/>Note de version<text:bookmark-end text:name="__RefHeading__3332_1659357091"/></text:h>
      <text:h text:style-name="Heading_20_3" text:outline-level="3">Note de version 6.7 Novembre 2013</text:h>
      <text:p text:style-name="Text_20_body">Nouveautés :</text:p>
      <text:list xml:id="list749903373" text:style-name="L34">
        <text:list-item>
          <text:p text:style-name="P76">Possibilité d'ajouter des tags aux actions. Pour mieux classer les documents et le suivi</text:p>
        </text:list-item>
        <text:list-item>
          <text:p text:style-name="P76">Navigateur pour retrouver plus facilement le menu à utiliser </text:p>
        </text:list-item>
        <text:list-item>
          <text:p text:style-name="P76">Favoris pour conserver les menus les plus utilisés</text:p>
        </text:list-item>
        <text:list-item>
          <text:p text:style-name="P76">Date de paiement ajoutée aux opérations d'achat ou de vente, pour se conformer à la nouvelle méthode de calcul de la TVA<text:tab/></text:p>
        </text:list-item>
      </text:list>
      <text:p text:style-name="Text_20_body"/>
      <text:h text:style-name="Heading_20_3" text:outline-level="3">Note de version 6.6 Juin 2013</text:h>
      <text:p text:style-name="Text_20_body">Nouveautés : </text:p>
      <text:list xml:id="list1098807591" text:style-name="L35">
        <text:list-item>
          <text:p text:style-name="P77">Fonctionne en mode hébergé avec une seule base de données</text:p>
        </text:list-item>
        <text:list-item>
          <text:p text:style-name="P77">Minimum de lignes à afficher par journal</text:p>
        </text:list-item>
        <text:list-item>
          <text:p text:style-name="P77">Correction des opérations prédéfinies</text:p>
        </text:list-item>
        <text:list-item>
          <text:p text:style-name="P77">Mise en évidence des opérations lettrées.</text:p>
        </text:list-item>
        <text:list-item>
          <text:p text:style-name="P77">Filtrage simple de certains tableau (balance, dossier...)</text:p>
        </text:list-item>
        <text:list-item>
          <text:p text:style-name="P77">Nouveau logo</text:p>
        </text:list-item>
        <text:list-item>
          <text:p text:style-name="P77">Nom des documents générés contient le numéro de pièce justificative.</text:p>
        </text:list-item>
        <text:list-item>
          <text:p text:style-name="P77">Ajout d'une description pour les catégories de fiches</text:p>
        </text:list-item>
        <text:list-item>
          <text:p text:style-name="P77">Ajout du quickcode dans le plan comptable </text:p>
          <text:list>
            <text:list-header>
              <text:p text:style-name="P88">Améliorations:</text:p>
            </text:list-header>
            <text:list-item>
              <text:p text:style-name="P89">Amélioration des longues lignes dans les PDF</text:p>
            </text:list-item>
            <text:list-item>
              <text:p text:style-name="P89">Meilleure navigation avec la touche tabulation quand on encode des opérations</text:p>
            </text:list-item>
            <text:list-item>
              <text:p text:style-name="P90">Avertissement plus visible en cas où la TVA calculée et celle donnée sont différentes.</text:p>
            </text:list-item>
            <text:list-item>
              <text:p text:style-name="P90">Affichage des opérations en retard de paiement ou les actions en retard dans le tableau de bord</text:p>
            </text:list-item>
          </text:list>
        </text:list-item>
      </text:list>
      <text:h text:style-name="Heading_20_3" text:outline-level="3"><text:bookmark-start text:name="__RefHeading__8961_1744360225"/>Note de version 6.5 (Juillet 2012)<text:bookmark-end text:name="__RefHeading__8961_1744360225"/></text:h>
      <text:p text:style-name="Standard">Nouveautés :</text:p>
      <text:list xml:id="list103198952" text:style-name="L36">
        <text:list-item>
          <text:p text:style-name="P58">Gestion du multidépôt,, l'historique des mouvements de dépôts, inventaires</text:p>
        </text:list-item>
      </text:list>
      <text:p text:style-name="Standard"/>
      <text:list xml:id="list522605128" text:continue-numbering="true" text:style-name="L36">
        <text:list-item>
          <text:p text:style-name="P58">Ajout Etat Document, </text:p>
        </text:list-item>
      </text:list>
      <text:p text:style-name="Standard"/>
      <text:list xml:id="list193514562" text:continue-numbering="true" text:style-name="L36">
        <text:list-item>
          <text:p text:style-name="P58">Nouveaux style d'attribut : Fiche ou sélection, permet de faire correspondre des fiches entres elles, exemple : stock et marchandises, contact et sociétés</text:p>
        </text:list-item>
      </text:list>
      <text:p text:style-name="Standard"/>
      <text:list xml:id="list335429389" text:continue-numbering="true" text:style-name="L36">
        <text:list-item>
          <text:p text:style-name="P58">Génération de document : nouveau champs disponibles sont</text:p>
        </text:list-item>
      </text:list>
      <text:list xml:id="list2044172753" text:style-name="L37">
        <text:list-item>
          <text:p text:style-name="P59">ACOMPTE : acompte déduit lorsqu'on utilise le mode de paiement lors d'un achat et d'une vente.</text:p>
        </text:list-item>
        <text:list-item>
          <text:p text:style-name="P59">ATTRx Donne la valeur de l'attribut x de la marchandise ou du service vendu ou acheté</text:p>
        </text:list-item>
        <text:list-item>
          <text:p text:style-name="P59">BENEFATTRx Donne la valeur de l'attribut x du mode de paiement </text:p>
        </text:list-item>
        <text:list-item>
          <text:p text:style-name="P59">CUSTATTRx Donne la valeur de l'attribut x du client ou du fournisseur</text:p>
        </text:list-item>
      </text:list>
      <text:p text:style-name="Standard"/>
      <text:list xml:id="list461130789" text:style-name="L38">
        <text:list-header>
          <text:p text:style-name="P60"><text:soft-page-break/></text:p>
        </text:list-header>
      </text:list>
      <text:p text:style-name="Standard">Améliorations</text:p>
      <text:list xml:id="list311252560" text:style-name="L39">
        <text:list-item>
          <text:p text:style-name="P61">Action – Gestion : possibilité de lier plusieurs autres actions et des opérations comptables, possibilité d'ajouter des commentaires, amélioration de la recherche et sécurité</text:p>
        </text:list-item>
      </text:list>
      <text:p text:style-name="Standard"/>
      <text:list xml:id="list1110392419" text:continue-numbering="true" text:style-name="L39">
        <text:list-item>
          <text:p text:style-name="P61">Numéro de pièce pour les actions gestions</text:p>
        </text:list-item>
      </text:list>
      <text:p text:style-name="Standard"/>
      <text:list xml:id="list805130451" text:continue-numbering="true" text:style-name="L39">
        <text:list-item>
          <text:p text:style-name="P61">encodage des opérations financières par date d'extrait ou d'opérations</text:p>
        </text:list-item>
      </text:list>
      <text:p text:style-name="Standard"/>
      <text:list xml:id="list674263434" text:continue-numbering="true" text:style-name="L39">
        <text:list-item>
          <text:p text:style-name="P61">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start text:name="__RefHeading__8355_47197458"/>Note de version 6.0 (Décembre 2011)<text:bookmark-end text:name="__RefHeading__8355_47197458"/></text:h>
      <text:p text:style-name="Text_20_body">Nouveautés:</text:p>
      <text:list xml:id="list1937166949" text:style-name="L40">
        <text:list-item>
          <text:p text:style-name="P78">Menu complètement configurable, de ce fait, les plugins peuvent apparaître dans n'importe quel menu, sous-menu... </text:p>
        </text:list-item>
        <text:list-item>
          <text:p text:style-name="P78">Sécurité renforcée, basée sur le profil qui est l'ensemble des menus accessibles à l'utilisateur</text:p>
        </text:list-item>
        <text:list-item>
          <text:p text:style-name="P78">Export du Grand Livre Analytique en CSV</text:p>
        </text:list-item>
        <text:list-item>
          <text:p text:style-name="P78">Les différents configuration de menus sont rassemblé dans des profils, le nombre de profils par dossier est illimité, ils sont configurés dans CFGPRO.</text:p>
        </text:list-item>
        <text:list-item>
          <text:p text:style-name="P78">Accès direct vous permet d'aller directement à l'endroit que vous souhaitez en donnant le code du menu, pendant la frappe, les menus possibles apparaissent (auto-complete).</text:p>
        </text:list-item>
        <text:list-item>
          <text:p text:style-name="P78">Compte alphanumérique, PhpCompta peut utiliser des postes comptables alphanumériques, si le poste comptable est calculé automatiquement alors par défaut PhpCompta créera un poste comptable en ajoutant le nom de la fiche à la classe de base.</text:p>
        </text:list-item>
        <text:list-item>
          <text:p text:style-name="P78">Compte de TVA qui augmente au débit et au crédit, pour certains cas particuliers.</text:p>
        </text:list-item>
        <text:list-item>
          <text:p text:style-name="P78">Nouveau thème dont la police est plus grande</text:p>
        </text:list-item>
        <text:list-item>
          <text:p text:style-name="P78">Dans catégorie fiche, il est possible d'avoir les balances ou l'historique de toutes les fiches</text:p>
        </text:list-item>
        <text:list-item>
          <text:p text:style-name="P78">Possibilité d'éditer les détails dans les journaux achats et ventes, à changer dans COMPANY</text:p>
        </text:list-item>
      </text:list>
      <text:p text:style-name="Text_20_body">Améliorations:</text:p>
      <text:list xml:id="list2062723294" text:style-name="L41">
        <text:list-item>
          <text:p text:style-name="P79">Comptabilité analytique: lors de l'imputation, la valeur qui reste à affecter est directement calculé.</text:p>
        </text:list-item>
        <text:list-item>
          <text:p text:style-name="P79">A l'enregistrement de l'opération, il est présenté un résumé de l'opération qui vient d'être enregistrée.</text:p>
        </text:list-item>
        <text:list-item>
          <text:p text:style-name="P79">Les réconciliations se font dans une fenêtre interne (avant c'était un popup)</text:p>
        </text:list-item>
        <text:list-item>
          <text:p text:style-name="P79">Comptabilité analytique: recherche de fiche dans une fenêtre interne</text:p>
        </text:list-item>
        <text:list-item>
          <text:p text:style-name="P79"><text:soft-page-break/>Tri apparaissent dans certains menu (sécurité → utilisateurs (SECUSER), administration → utilisateur, …)</text:p>
        </text:list-item>
        <text:list-item>
          <text:p text:style-name="P79">réconciliation n'utilise plus une fenêtre extérieure (popup)</text:p>
        </text:list-item>
        <text:list-item>
          <text:p text:style-name="P79">Possibilité de changer le type d'un document dans le suivi</text:p>
        </text:list-item>
        <text:list-item>
          <text:p text:style-name="P79">Résumé de l'opération enregistrée au lieu d'un simple lien vers le détail de l'opération</text:p>
        </text:list-item>
        <text:list-item>
          <text:p text:style-name="P79">En cas de rapprochement, même avec plusieurs opérations, il y aura un lettrage automatique.</text:p>
        </text:list-item>
        <text:list-item>
          <text:p text:style-name="P79">Amélioration des lettrages multiples (1 à n)</text:p>
        </text:list-item>
        <text:list-item>
          <text:p text:style-name="P79">Mode de paiement se font dorénavant par journaux et non plus par type de journaux</text:p>
        </text:list-item>
      </text:list>
      <text:p text:style-name="Text_20_body"/>
      <text:p text:style-name="Text_20_body"/>
      <text:h text:style-name="Heading_20_3" text:outline-level="3"><text:bookmark-start text:name="__RefHeading__8357_47197458"/>Note de version 5.6 (mai 2011)<text:bookmark-end text:name="__RefHeading__8357_47197458"/></text:h>
      <text:p text:style-name="Text_20_body">Nouveautés</text:p>
      <text:list xml:id="list2033700501" text:style-name="L42">
        <text:list-item>
          <text:p text:style-name="P80">Comptabilité analytique : groupe</text:p>
        </text:list-item>
        <text:list-item>
          <text:p text:style-name="P80">Amélioration ergonomie comptabilité analytique</text:p>
        </text:list-item>
        <text:list-item>
          <text:p text:style-name="P80">Compta analytique -&gt; financier</text:p>
        </text:list-item>
        <text:list-item>
          <text:p text:style-name="P80">Le grand livre analytique </text:p>
        </text:list-item>
        <text:list-item>
          <text:p text:style-name="P80">Liaison compta analytique -&gt; compta générale</text:p>
        </text:list-item>
        <text:list-item>
          <text:p text:style-name="P80">Balance : uniquement les comptes non soldés pour les fiches et les postes comptables</text:p>
        </text:list-item>
        <text:list-item>
          <text:p text:style-name="P80">Voir le tiers dans les historiques</text:p>
        </text:list-item>
      </text:list>
      <text:p text:style-name="Text_20_body"/>
      <text:p text:style-name="Text_20_body">Bugs corrigés </text:p>
      <text:list xml:id="list796993391" text:style-name="L43">
        <text:list-item>
          <text:p text:style-name="P81">Problème de date en comptabilité analytique : synchro</text:p>
        </text:list-item>
        <text:list-item>
          <text:p text:style-name="P81">CA : bug dans la balance double</text:p>
        </text:list-item>
        <text:list-item>
          <text:p text:style-name="P81">CA Opération diverses</text:p>
        </text:list-item>
        <text:list-item>
          <text:p text:style-name="P81">Problème export CSV historique sans le signe moins pour financier</text:p>
        </text:list-item>
        <text:list-item>
          <text:p text:style-name="P81">Impossibilité <text:s/>de réinitialiser le mot de passe</text:p>
        </text:list-item>
      </text:list>
      <text:p text:style-name="Text_20_body"/>
      <text:h text:style-name="Heading_20_3" text:outline-level="3"><text:bookmark-start text:name="__RefHeading__8359_47197458"/>Note de version 5.5 (1 mars 2011)<text:bookmark-end text:name="__RefHeading__8359_47197458"/></text:h>
      <text:p text:style-name="Standard">Nouveautés: </text:p>
      <text:list xml:id="list967900504" text:style-name="L44">
        <text:list-item>
          <text:p text:style-name="P62">Date dans <text:s/>les détails</text:p>
        </text:list-item>
        <text:list-item>
          <text:p text:style-name="P62">Balance avec des niveaux</text:p>
        </text:list-item>
        <text:list-item>
          <text:p text:style-name="P62">Lettrage dans le grand livre</text:p>
        </text:list-item>
      </text:list>
      <text:p text:style-name="Standard">Bugs:</text:p>
      <text:list xml:id="list1016841240" text:style-name="L45">
        <text:list-item>
          <text:p text:style-name="P63">Export CSV <text:s/>de l'historique pour les financiers</text:p>
        </text:list-item>
        <text:list-item>
          <text:p text:style-name="P63">Génération de facture</text:p>
        </text:list-item>
        <text:list-item>
          <text:p text:style-name="P63">Moyen de paiement incorrect </text:p>
        </text:list-item>
        <text:list-item>
          <text:p text:style-name="P63">On ne voyait que les Xiers dossiers dans l'administration</text:p>
        </text:list-item>
        <text:list-item>
          <text:p text:style-name="P63">...</text:p>
        </text:list-item>
      </text:list>
      <text:h text:style-name="Heading_20_3" text:outline-level="3"><text:bookmark-start text:name="__RefHeading__8361_47197458"/>Note de version 5.4 (février 2011)<text:bookmark-end text:name="__RefHeading__8361_47197458"/></text:h>
      <text:p text:style-name="Text_20_body">Nouveautés:</text:p>
      <text:list xml:id="list765630292" text:style-name="L46">
        <text:list-item>
          <text:p text:style-name="P82">Adaptation pour les dossiers contenant plusieurs années</text:p>
        </text:list-item>
        <text:list-item>
          <text:p text:style-name="P82"><text:soft-page-break/>Contrepartie pour les dépenses non admises et les dépenses du gérants configurable par fiche</text:p>
        </text:list-item>
        <text:list-item>
          <text:p text:style-name="P82">2 nouvelles sortes d'attribut : les postes et les cards, le premier pour les postes comptables et le second pour les fiches</text:p>
        </text:list-item>
        <text:list-item>
          <text:p text:style-name="P82">Export CSV de tout historique : depuis la recherche, la liste des opérations de tous les journaux.</text:p>
        </text:list-item>
        <text:list-item>
          <text:p text:style-name="P82">Modification d'une fiche dans un popup html</text:p>
        </text:list-item>
        <text:list-item>
          <text:p text:style-name="P82">Depuis le détail d'une fiche, on peut en avoir la balance</text:p>
        </text:list-item>
        <text:list-item>
          <text:p text:style-name="P82">La partie gestion, pour les clients, les fournisseurs et les administrations, il y a en plus, les balances</text:p>
        </text:list-item>
        <text:list-item>
          <text:p text:style-name="P82">Prévisions peuvent être faites à cheval sur plusieurs années</text:p>
        </text:list-item>
      </text:list>
      <text:p text:style-name="Text_20_body">Amélioration</text:p>
      <text:list xml:id="list2136758022" text:style-name="L47">
        <text:list-item>
          <text:p text:style-name="P83">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start text:name="__RefHeading__8363_47197458"/>Note de version 5.3 (décembre 2010)<text:bookmark-end text:name="__RefHeading__8363_47197458"/></text:h>
      <text:p text:style-name="Text_20_body">Nouveautés:</text:p>
      <text:list xml:id="list946840234" text:style-name="L48">
        <text:list-item>
          <text:p text:style-name="P84">Possibilité de réouvrir des périodes fermées</text:p>
        </text:list-item>
        <text:list-item>
          <text:p text:style-name="P84">Changement de la date de l'opération dans le détail opérations</text:p>
        </text:list-item>
        <text:list-item>
          <text:p text:style-name="P84">Ajout de commentaire possible dans le détail des opérations</text:p>
        </text:list-item>
        <text:list-item>
          <text:p text:style-name="P84">Ajout d'une limite de dates dans les prévisions</text:p>
        </text:list-item>
        <text:list-item>
          <text:p text:style-name="P84">Ajout de couleur dans les prévisions</text:p>
        </text:list-item>
        <text:list-item>
          <text:p text:style-name="P84">Ajout de l'export de l'historique d'un compte ou d'une fiche, en csv ou en pdf depuis une fenêtre « pop me up »</text:p>
        </text:list-item>
        <text:list-item>
          <text:p text:style-name="P84">Déplacement du menu période dans le menu Paramètre</text:p>
        </text:list-item>
        <text:list-item>
          <text:p text:style-name="P84">Audit des personnes se connectant ou essayant de se connecter</text:p>
        </text:list-item>
        <text:list-item>
          <text:p text:style-name="P84">Ajout d'un captcha (optionnel)</text:p>
        </text:list-item>
      </text:list>
      <text:p text:style-name="Text_20_body">Améliorations:</text:p>
      <text:list xml:id="list446209685" text:style-name="L49">
        <text:list-item>
          <text:p text:style-name="P85">Traitement des fiches plus rapide </text:p>
        </text:list-item>
        <text:list-item>
          <text:p text:style-name="P85">Apparence des montants</text:p>
        </text:list-item>
        <text:list-item>
          <text:p text:style-name="P85">Apparence des fiches, détail et historique </text:p>
        </text:list-item>
        <text:list-item>
          <text:p text:style-name="P85">Support Postgresql 9</text:p>
        </text:list-item>
      </text:list>
      <text:p text:style-name="Text_20_body"/>
      <text:h text:style-name="Heading_20_3" text:outline-level="3"><text:bookmark-start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1434860906" text:style-name="L50">
        <text:list-item>
          <text:p text:style-name="P64">Ajout balance par catégorie de fiche</text:p>
        </text:list-item>
        <text:list-item>
          <text:p text:style-name="P64">Quand on demande le détail d'une opération, on peut l'imprimer et voir tous les détails de cette opération si on clique sur popme up. Les détails pour les opérations analytiques ne sont visible que dans le popup.</text:p>
        </text:list-item>
        <text:list-item>
          <text:p text:style-name="P64">En cliquant sur un numéro interne, on a le détail de l'opération mais à l'intérieur de <text:soft-page-break/>la page et non plus dans un popup</text:p>
        </text:list-item>
        <text:list-item>
          <text:p text:style-name="P64">Dans les détails d'opérations, on a aussi des liens vers les historiques par fiche ou par poste comptable, si on clique sur une fiche ou sur un poste comptable</text:p>
        </text:list-item>
        <text:list-item>
          <text:p text:style-name="P64">Depuis les impressions → balances et impression → poste, on a les détails des opérations ainsi que dans impression → <text:s/>poste</text:p>
        </text:list-item>
        <text:list-item>
          <text:p text:style-name="P64">Pour les balances, on peut choisir les journaux : adapté à ceux en ayant vraiment beaucoup</text:p>
        </text:list-item>
        <text:list-item>
          <text:p text:style-name="P64">Depuis les lettrages, on peut aussi accéder aux détails d'une opération</text:p>
        </text:list-item>
        <text:list-item>
          <text:p text:style-name="P64">Le menu Grand Livre devient le menu Historique</text:p>
        </text:list-item>
        <text:list-item>
          <text:p text:style-name="P64">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64">Impression - Rapprochement </text:p>
        </text:list-item>
        <text:list-item>
          <text:p text:style-name="P64">confirmation quand effacement d'un Plan Analytique (comptabilité analytique -&gt; Plan Analytique)</text:p>
        </text:list-item>
        <text:list-item>
          <text:p text:style-name="P64">Déplacement de fiche : les attributs manquant sont ajoutés !</text:p>
        </text:list-item>
        <text:list-item>
          <text:p text:style-name="P64">Dans les balances, on peut choisir plusieurs journaux ou plusieurs cat. de journal. Les données sont filtrées en plus d'après la sécurité</text:p>
        </text:list-item>
        <text:list-item>
          <text:p text:style-name="P64">Dans impression -&gt; poste, on peut filtrer les opérations suivant qu'elles sont lettrées ou non.</text:p>
        </text:list-item>
        <text:list-item>
          <text:p text:style-name="P64">Après avoir sauvé une opération, vous pouvez avoir le détail de l'opération en cliquant sur le numéro interne qui s'affiche</text:p>
        </text:list-item>
        <text:list-item>
          <text:p text:style-name="P64">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64">Ajout bouton "ajoutez ligne" pour les OD en CA</text:p>
        </text:list-item>
        <text:list-item>
          <text:p text:style-name="P64">Ajout bouton "ajoutez ligne" pour les prévisions</text:p>
        </text:list-item>
        <text:list-item>
          <text:p text:style-name="P64">Ajout l'impression pour les lettrages par poste comptables</text:p>
        </text:list-item>
        <text:list-item>
          <text:p text:style-name="P64">Les historiques des fiches et postes comptables (impression → poste et impression et catégorie → historique) ont un solde progressif</text:p>
        </text:list-item>
        <text:list-item>
          <text:p text:style-name="P64">La recherche peut se faire dans plusieurs journaux à la fois</text:p>
        </text:list-item>
        <text:list-item>
          <text:p text:style-name="P64">Les balances peuvent être faites pour plusieurs journaux ou par catégorie de journal</text:p>
        </text:list-item>
        <text:list-item>
          <text:p text:style-name="P64">Amélioration de la vérification de la comptabilité (Avancé → Vérification)</text:p>
        </text:list-item>
        <text:list-item>
          <text:p text:style-name="P64">La date par défaut quand on encode une nouvelle écriture, est la date de la dernière écriture du journal choisi.</text:p>
        </text:list-item>
        <text:list-item>
          <text:p text:style-name="P64">Pour les opérations de banque, on peut choisir de numéroter chaque opération, ou de donner à chacune le même numéro d'extrait (relevé bancaire)</text:p>
        </text:list-item>
        <text:list-item>
          <text:p text:style-name="P64">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64"/>
        </text:list-item>
      </text:list>
      <text:h text:style-name="Heading_20_3" text:outline-level="3"><text:bookmark-start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text:soft-page-break/>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669795365" text:style-name="L51">
        <text:list-item>
          <text:p text:style-name="P86">nouveau menu Catégorie, vous permet de visualiser par catégorie de fiche avec l'historique des opérations ou simplement le résumé.</text:p>
        </text:list-item>
        <text:list-item>
          <text:p text:style-name="P86">nouveau (contribution) une nouvelle possibilité est d'imprimer le grand livre * nouveau : support complet de l'Unicode pour les impressions</text:p>
        </text:list-item>
        <text:list-item>
          <text:p text:style-name="P86">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text:soft-page-break/>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start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start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2110817642" text:style-name="L52">
        <text:list-item>
          <text:p text:style-name="P91"> pj reprend le n° de pièce justificative</text:p>
        </text:list-item>
        <text:list-item>
          <text:p text:style-name="P87"> user reprend le nom de la personne qui à généré le document  </text:p>
        </text:list-item>
      </text:list>
      <text:p text:style-name="Text_20_body"/>
      <text:h text:style-name="Heading_20_3" text:outline-level="3"><text:bookmark-start text:name="__RefHeading__3340_1659357091"/>Note de version 4.2 novembre 2008<text:bookmark-end text:name="__RefHeading__3340_1659357091"/></text:h>
      <text:p text:style-name="Text_20_body"><text:soft-page-break/>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100%" fo:margin-left="0.713cm" fo:margin-right="0cm" fo:margin-top="0cm" fo:margin-bottom="0cm" fo:text-align="start" style:justify-single-word="false" fo:text-indent="0cm" style:auto-text-indent="false">
        <style:tab-stops>
          <style:tab-stop style:position="1.577c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100%" fo:margin-left="1cm" fo:margin-right="0cm" fo:margin-top="0cm" fo:margin-bottom="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100%" fo:margin-left="2cm" fo:margin-right="0cm" fo:margin-top="0cm" fo:margin-bottom="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100%"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100%" fo:margin-left="1.799cm" fo:margin-right="0cm" fo:margin-top="0cm" fo:margin-bottom="0cm"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6pt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6pt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100%" fo:margin-left="3cm" fo:margin-right="3cm" fo:margin-top="0.4cm" fo:margin-bottom="0.4cm" fo:keep-together="always" fo:text-indent="0cm" style:auto-text-indent="false" style:page-number="auto" fo:background-color="transparent" fo:padding="0.049cm" fo:border="0.51pt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100%" fo:margin-left="1cm" fo:margin-right="1cm" fo:margin-top="0cm" fo:margin-bottom="0cm"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100%" fo:margin-left="0.7cm" fo:margin-right="0cm" fo:margin-top="0cm" fo:margin-bottom="0cm" fo:text-indent="0cm" style:auto-text-indent="false" fo:padding="0cm" fo:border="none" style:shadow="none"/>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1.99cm" fo:margin-right="1.99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8">20131221-14:14</text:modification-date><text:tab/><text:tab/><text:page-number text:select-page="current">85</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Farid</meta:initial-creator>
    <meta:creation-date>2008-02-10T23:07:21</meta:creation-date>
    <dc:date>2013-12-21T14:14:38</dc:date>
    <meta:print-date>2010-07-31T03:36:48</meta:print-date>
    <meta:editing-cycles>1153</meta:editing-cycles>
    <meta:editing-duration>P3DT19H41M33S</meta:editing-duration>
    <meta:printed-by>Dany De Bontridder</meta:printed-by>
    <meta:document-statistic meta:table-count="23" meta:image-count="0" meta:object-count="0" meta:page-count="85" meta:paragraph-count="2060" meta:word-count="25596" meta:character-count="158342" meta:non-whitespace-character-count="133529"/>
    <meta:user-defined meta:name="Info 1"/>
    <meta:user-defined meta:name="Info 2"/>
    <meta:user-defined meta:name="Info 3"/>
    <meta:user-defined meta:name="Info 4"/>
  </office:meta>
</office:document-meta>
</file>